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countryID</text:p>
          </table:table-cell>
          <table:table-cell office:value-type="string" calcext:value-type="string">
            <text:p>partyID</text:p>
          </table:table-cell>
          <table:table-cell office:value-type="string" calcext:value-type="string">
            <text:p>vote</text:p>
          </table:table-cell>
          <table:table-cell office:value-type="string" calcext:value-type="string">
            <text:p>total_votes</text:p>
          </table:table-cell>
          <table:table-cell office:value-type="string" calcext:value-type="string">
            <text:p>percent_vote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])" office:value-type="float" office:value="62" calcext:value-type="float">
            <text:p>62</text:p>
          </table:table-cell>
          <table:table-cell table:formula="of:=[.C2]/[.D2]" office:value-type="percentage" office:value="0.516129032258065" calcext:value-type="percentage">
            <text:p>51.61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SUMIFS([.C$1:.C$1048576];[.A$1:.A$1048576];[.A3])" office:value-type="float" office:value="80" calcext:value-type="float">
            <text:p>80</text:p>
          </table:table-cell>
          <table:table-cell table:formula="of:=[.C3]/[.D3]" office:value-type="percentage" office:value="0.4875" calcext:value-type="percentage">
            <text:p>48.75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4])" office:value-type="float" office:value="77" calcext:value-type="float">
            <text:p>77</text:p>
          </table:table-cell>
          <table:table-cell table:formula="of:=[.C4]/[.D4]" office:value-type="percentage" office:value="0.480519480519481" calcext:value-type="percentage">
            <text:p>48.05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SUMIFS([.C$1:.C$1048576];[.A$1:.A$1048576];[.A5])" office:value-type="float" office:value="95" calcext:value-type="float">
            <text:p>95</text:p>
          </table:table-cell>
          <table:table-cell table:formula="of:=[.C5]/[.D5]" office:value-type="percentage" office:value="0.473684210526316" calcext:value-type="percentage">
            <text:p>47.37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6])" office:value-type="float" office:value="74" calcext:value-type="float">
            <text:p>74</text:p>
          </table:table-cell>
          <table:table-cell table:formula="of:=[.C6]/[.D6]" office:value-type="percentage" office:value="0.472972972972973" calcext:value-type="percentage">
            <text:p>47.30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7])" office:value-type="float" office:value="75" calcext:value-type="float">
            <text:p>75</text:p>
          </table:table-cell>
          <table:table-cell table:formula="of:=[.C7]/[.D7]" office:value-type="percentage" office:value="0.466666666666667" calcext:value-type="percentage">
            <text:p>46.67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8])" office:value-type="float" office:value="73" calcext:value-type="float">
            <text:p>73</text:p>
          </table:table-cell>
          <table:table-cell table:formula="of:=[.C8]/[.D8]" office:value-type="percentage" office:value="0.465753424657534" calcext:value-type="percentage">
            <text:p>46.58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9])" office:value-type="float" office:value="73" calcext:value-type="float">
            <text:p>73</text:p>
          </table:table-cell>
          <table:table-cell table:formula="of:=[.C9]/[.D9]" office:value-type="percentage" office:value="0.465753424657534" calcext:value-type="percentage">
            <text:p>46.58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SUMIFS([.C$1:.C$1048576];[.A$1:.A$1048576];[.A10])" office:value-type="float" office:value="86" calcext:value-type="float">
            <text:p>86</text:p>
          </table:table-cell>
          <table:table-cell table:formula="of:=[.C10]/[.D10]" office:value-type="percentage" office:value="0.465116279069767" calcext:value-type="percentage">
            <text:p>46.51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1])" office:value-type="float" office:value="71" calcext:value-type="float">
            <text:p>71</text:p>
          </table:table-cell>
          <table:table-cell table:formula="of:=[.C11]/[.D11]" office:value-type="percentage" office:value="0.464788732394366" calcext:value-type="percentage">
            <text:p>46.48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2])" office:value-type="float" office:value="67" calcext:value-type="float">
            <text:p>67</text:p>
          </table:table-cell>
          <table:table-cell table:formula="of:=[.C12]/[.D12]" office:value-type="percentage" office:value="0.462686567164179" calcext:value-type="percentage">
            <text:p>46.27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13])" office:value-type="float" office:value="78" calcext:value-type="float">
            <text:p>78</text:p>
          </table:table-cell>
          <table:table-cell table:formula="of:=[.C13]/[.D13]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4])" office:value-type="float" office:value="77" calcext:value-type="float">
            <text:p>77</text:p>
          </table:table-cell>
          <table:table-cell table:formula="of:=[.C14]/[.D14]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5])" office:value-type="float" office:value="75" calcext:value-type="float">
            <text:p>75</text:p>
          </table:table-cell>
          <table:table-cell table:formula="of:=[.C15]/[.D15]" office:value-type="percentage" office:value="0.453333333333333" calcext:value-type="percentage">
            <text:p>45.33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16])" office:value-type="float" office:value="84" calcext:value-type="float">
            <text:p>84</text:p>
          </table:table-cell>
          <table:table-cell table:formula="of:=[.C16]/[.D16]" office:value-type="percentage" office:value="0.452380952380952" calcext:value-type="percentage">
            <text:p>45.24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])" office:value-type="float" office:value="73" calcext:value-type="float">
            <text:p>73</text:p>
          </table:table-cell>
          <table:table-cell table:formula="of:=[.C17]/[.D17]" office:value-type="percentage" office:value="0.452054794520548" calcext:value-type="percentage">
            <text:p>45.21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8])" office:value-type="float" office:value="62" calcext:value-type="float">
            <text:p>62</text:p>
          </table:table-cell>
          <table:table-cell table:formula="of:=[.C18]/[.D18]" office:value-type="percentage" office:value="0.451612903225806" calcext:value-type="percentage">
            <text:p>45.16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9])" office:value-type="float" office:value="69" calcext:value-type="float">
            <text:p>69</text:p>
          </table:table-cell>
          <table:table-cell table:formula="of:=[.C19]/[.D19]" office:value-type="percentage" office:value="0.449275362318841" calcext:value-type="percentage">
            <text:p>44.93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0])" office:value-type="float" office:value="67" calcext:value-type="float">
            <text:p>67</text:p>
          </table:table-cell>
          <table:table-cell table:formula="of:=[.C20]/[.D20]" office:value-type="percentage" office:value="0.447761194029851" calcext:value-type="percentage">
            <text:p>44.78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SUMIFS([.C$1:.C$1048576];[.A$1:.A$1048576];[.A21])" office:value-type="float" office:value="90" calcext:value-type="float">
            <text:p>90</text:p>
          </table:table-cell>
          <table:table-cell table:formula="of:=[.C21]/[.D21]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22])" office:value-type="float" office:value="81" calcext:value-type="float">
            <text:p>81</text:p>
          </table:table-cell>
          <table:table-cell table:formula="of:=[.C22]/[.D22]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3])" office:value-type="float" office:value="72" calcext:value-type="float">
            <text:p>72</text:p>
          </table:table-cell>
          <table:table-cell table:formula="of:=[.C23]/[.D23]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4])" office:value-type="float" office:value="70" calcext:value-type="float">
            <text:p>70</text:p>
          </table:table-cell>
          <table:table-cell table:formula="of:=[.C24]/[.D24]" office:value-type="percentage" office:value="0.442857142857143" calcext:value-type="percentage">
            <text:p>44.29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5])" office:value-type="float" office:value="68" calcext:value-type="float">
            <text:p>68</text:p>
          </table:table-cell>
          <table:table-cell table:formula="of:=[.C25]/[.D25]" office:value-type="percentage" office:value="0.441176470588235" calcext:value-type="percentage">
            <text:p>44.12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26])" office:value-type="float" office:value="84" calcext:value-type="float">
            <text:p>84</text:p>
          </table:table-cell>
          <table:table-cell table:formula="of:=[.C26]/[.D26]" office:value-type="percentage" office:value="0.44047619047619" calcext:value-type="percentage">
            <text:p>44.05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27])" office:value-type="float" office:value="84" calcext:value-type="float">
            <text:p>84</text:p>
          </table:table-cell>
          <table:table-cell table:formula="of:=[.C27]/[.D27]" office:value-type="percentage" office:value="0.44047619047619" calcext:value-type="percentage">
            <text:p>44.05%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SUMIFS([.C$1:.C$1048576];[.A$1:.A$1048576];[.A28])" office:value-type="float" office:value="100" calcext:value-type="float">
            <text:p>100</text:p>
          </table:table-cell>
          <table:table-cell table:formula="of:=[.C28]/[.D28]"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9])" office:value-type="float" office:value="75" calcext:value-type="float">
            <text:p>75</text:p>
          </table:table-cell>
          <table:table-cell table:formula="of:=[.C29]/[.D29]"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0])" office:value-type="float" office:value="66" calcext:value-type="float">
            <text:p>66</text:p>
          </table:table-cell>
          <table:table-cell table:formula="of:=[.C30]/[.D30]" office:value-type="percentage" office:value="0.439393939393939" calcext:value-type="percentage">
            <text:p>43.94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1])" office:value-type="float" office:value="73" calcext:value-type="float">
            <text:p>73</text:p>
          </table:table-cell>
          <table:table-cell table:formula="of:=[.C31]/[.D31]" office:value-type="percentage" office:value="0.438356164383562" calcext:value-type="percentage">
            <text:p>43.84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2])" office:value-type="float" office:value="71" calcext:value-type="float">
            <text:p>71</text:p>
          </table:table-cell>
          <table:table-cell table:formula="of:=[.C32]/[.D32]" office:value-type="percentage" office:value="0.436619718309859" calcext:value-type="percentage">
            <text:p>43.66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33])" office:value-type="float" office:value="78" calcext:value-type="float">
            <text:p>78</text:p>
          </table:table-cell>
          <table:table-cell table:formula="of:=[.C33]/[.D33]" office:value-type="percentage" office:value="0.435897435897436" calcext:value-type="percentage">
            <text:p>43.59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34])" office:value-type="float" office:value="78" calcext:value-type="float">
            <text:p>78</text:p>
          </table:table-cell>
          <table:table-cell table:formula="of:=[.C34]/[.D34]" office:value-type="percentage" office:value="0.435897435897436" calcext:value-type="percentage">
            <text:p>43.59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35])" office:value-type="float" office:value="85" calcext:value-type="float">
            <text:p>85</text:p>
          </table:table-cell>
          <table:table-cell table:formula="of:=[.C35]/[.D35]" office:value-type="percentage" office:value="0.435294117647059" calcext:value-type="percentage">
            <text:p>43.53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36])" office:value-type="float" office:value="60" calcext:value-type="float">
            <text:p>60</text:p>
          </table:table-cell>
          <table:table-cell table:formula="of:=[.C36]/[.D36]" office:value-type="percentage" office:value="0.433333333333333" calcext:value-type="percentage">
            <text:p>43.33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7])" office:value-type="float" office:value="58" calcext:value-type="float">
            <text:p>58</text:p>
          </table:table-cell>
          <table:table-cell table:formula="of:=[.C37]/[.D37]" office:value-type="percentage" office:value="0.431034482758621" calcext:value-type="percentage">
            <text:p>43.10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])" office:value-type="float" office:value="65" calcext:value-type="float">
            <text:p>65</text:p>
          </table:table-cell>
          <table:table-cell table:formula="of:=[.C38]/[.D38]" office:value-type="percentage" office:value="0.430769230769231" calcext:value-type="percentage">
            <text:p>43.08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9])" office:value-type="float" office:value="72" calcext:value-type="float">
            <text:p>72</text:p>
          </table:table-cell>
          <table:table-cell table:formula="of:=[.C39]/[.D39]" office:value-type="percentage" office:value="0.430555555555556" calcext:value-type="percentage">
            <text:p>43.06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40])" office:value-type="float" office:value="86" calcext:value-type="float">
            <text:p>86</text:p>
          </table:table-cell>
          <table:table-cell table:formula="of:=[.C40]/[.D40]" office:value-type="percentage" office:value="0.430232558139535" calcext:value-type="percentage">
            <text:p>43.02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1])" office:value-type="float" office:value="70" calcext:value-type="float">
            <text:p>70</text:p>
          </table:table-cell>
          <table:table-cell table:formula="of:=[.C41]/[.D41]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42])" office:value-type="float" office:value="80" calcext:value-type="float">
            <text:p>80</text:p>
          </table:table-cell>
          <table:table-cell table:formula="of:=[.C42]/[.D42]" office:value-type="percentage" office:value="0.425" calcext:value-type="percentage">
            <text:p>42.50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SUMIFS([.C$1:.C$1048576];[.A$1:.A$1048576];[.A43])" office:value-type="float" office:value="99" calcext:value-type="float">
            <text:p>99</text:p>
          </table:table-cell>
          <table:table-cell table:formula="of:=[.C43]/[.D43]" office:value-type="percentage" office:value="0.424242424242424" calcext:value-type="percentage">
            <text:p>42.42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44])" office:value-type="float" office:value="85" calcext:value-type="float">
            <text:p>85</text:p>
          </table:table-cell>
          <table:table-cell table:formula="of:=[.C44]/[.D44]" office:value-type="percentage" office:value="0.423529411764706" calcext:value-type="percentage">
            <text:p>42.35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5])" office:value-type="float" office:value="78" calcext:value-type="float">
            <text:p>78</text:p>
          </table:table-cell>
          <table:table-cell table:formula="of:=[.C45]/[.D45]" office:value-type="percentage" office:value="0.423076923076923" calcext:value-type="percentage">
            <text:p>42.31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6])" office:value-type="float" office:value="78" calcext:value-type="float">
            <text:p>78</text:p>
          </table:table-cell>
          <table:table-cell table:formula="of:=[.C46]/[.D46]" office:value-type="percentage" office:value="0.423076923076923" calcext:value-type="percentage">
            <text:p>42.31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47])" office:value-type="float" office:value="90" calcext:value-type="float">
            <text:p>90</text:p>
          </table:table-cell>
          <table:table-cell table:formula="of:=[.C47]/[.D47]" office:value-type="percentage" office:value="0.422222222222222" calcext:value-type="percentage">
            <text:p>42.22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48])" office:value-type="float" office:value="90" calcext:value-type="float">
            <text:p>90</text:p>
          </table:table-cell>
          <table:table-cell table:formula="of:=[.C48]/[.D48]" office:value-type="percentage" office:value="0.422222222222222" calcext:value-type="percentage">
            <text:p>42.22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9])" office:value-type="float" office:value="64" calcext:value-type="float">
            <text:p>64</text:p>
          </table:table-cell>
          <table:table-cell table:formula="of:=[.C49]/[.D49]" office:value-type="percentage" office:value="0.421875" calcext:value-type="percentage">
            <text:p>42.19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0])" office:value-type="float" office:value="76" calcext:value-type="float">
            <text:p>76</text:p>
          </table:table-cell>
          <table:table-cell table:formula="of:=[.C50]/[.D50]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1])" office:value-type="float" office:value="76" calcext:value-type="float">
            <text:p>76</text:p>
          </table:table-cell>
          <table:table-cell table:formula="of:=[.C51]/[.D51]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2])" office:value-type="float" office:value="76" calcext:value-type="float">
            <text:p>76</text:p>
          </table:table-cell>
          <table:table-cell table:formula="of:=[.C52]/[.D52]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3])" office:value-type="float" office:value="57" calcext:value-type="float">
            <text:p>57</text:p>
          </table:table-cell>
          <table:table-cell table:formula="of:=[.C53]/[.D53]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54])" office:value-type="float" office:value="88" calcext:value-type="float">
            <text:p>88</text:p>
          </table:table-cell>
          <table:table-cell table:formula="of:=[.C54]/[.D54]" office:value-type="percentage" office:value="0.420454545454545" calcext:value-type="percentage">
            <text:p>42.05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5])" office:value-type="float" office:value="69" calcext:value-type="float">
            <text:p>69</text:p>
          </table:table-cell>
          <table:table-cell table:formula="of:=[.C55]/[.D55]" office:value-type="percentage" office:value="0.420289855072464" calcext:value-type="percentage">
            <text:p>42.03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SUMIFS([.C$1:.C$1048576];[.A$1:.A$1048576];[.A56])" office:value-type="float" office:value="93" calcext:value-type="float">
            <text:p>93</text:p>
          </table:table-cell>
          <table:table-cell table:formula="of:=[.C56]/[.D56]" office:value-type="percentage" office:value="0.419354838709677" calcext:value-type="percentage">
            <text:p>41.94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7])" office:value-type="float" office:value="62" calcext:value-type="float">
            <text:p>62</text:p>
          </table:table-cell>
          <table:table-cell table:formula="of:=[.C57]/[.D57]" office:value-type="percentage" office:value="0.419354838709677" calcext:value-type="percentage">
            <text:p>41.94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8])" office:value-type="float" office:value="74" calcext:value-type="float">
            <text:p>74</text:p>
          </table:table-cell>
          <table:table-cell table:formula="of:=[.C58]/[.D58]" office:value-type="percentage" office:value="0.418918918918919" calcext:value-type="percentage">
            <text:p>41.89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9])" office:value-type="float" office:value="74" calcext:value-type="float">
            <text:p>74</text:p>
          </table:table-cell>
          <table:table-cell table:formula="of:=[.C59]/[.D59]" office:value-type="percentage" office:value="0.418918918918919" calcext:value-type="percentage">
            <text:p>41.89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0])" office:value-type="float" office:value="67" calcext:value-type="float">
            <text:p>67</text:p>
          </table:table-cell>
          <table:table-cell table:formula="of:=[.C60]/[.D60]" office:value-type="percentage" office:value="0.417910447761194" calcext:value-type="percentage">
            <text:p>41.79%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61])" office:value-type="float" office:value="79" calcext:value-type="float">
            <text:p>79</text:p>
          </table:table-cell>
          <table:table-cell table:formula="of:=[.C61]/[.D61]" office:value-type="percentage" office:value="0.417721518987342" calcext:value-type="percentage">
            <text:p>41.77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62])" office:value-type="float" office:value="79" calcext:value-type="float">
            <text:p>79</text:p>
          </table:table-cell>
          <table:table-cell table:formula="of:=[.C62]/[.D62]" office:value-type="percentage" office:value="0.417721518987342" calcext:value-type="percentage">
            <text:p>41.77%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63])" office:value-type="float" office:value="72" calcext:value-type="float">
            <text:p>72</text:p>
          </table:table-cell>
          <table:table-cell table:formula="of:=[.C63]/[.D63]" office:value-type="percentage" office:value="0.416666666666667" calcext:value-type="percentage">
            <text:p>41.67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64])" office:value-type="float" office:value="89" calcext:value-type="float">
            <text:p>89</text:p>
          </table:table-cell>
          <table:table-cell table:formula="of:=[.C64]/[.D64]" office:value-type="percentage" office:value="0.415730337078652" calcext:value-type="percentage">
            <text:p>41.57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65])" office:value-type="float" office:value="77" calcext:value-type="float">
            <text:p>77</text:p>
          </table:table-cell>
          <table:table-cell table:formula="of:=[.C65]/[.D65]" office:value-type="percentage" office:value="0.415584415584416" calcext:value-type="percentage">
            <text:p>41.56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66])" office:value-type="float" office:value="77" calcext:value-type="float">
            <text:p>77</text:p>
          </table:table-cell>
          <table:table-cell table:formula="of:=[.C66]/[.D66]" office:value-type="percentage" office:value="0.415584415584416" calcext:value-type="percentage">
            <text:p>41.56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7])" office:value-type="float" office:value="65" calcext:value-type="float">
            <text:p>65</text:p>
          </table:table-cell>
          <table:table-cell table:formula="of:=[.C67]/[.D67]" office:value-type="percentage" office:value="0.415384615384615" calcext:value-type="percentage">
            <text:p>41.54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8])" office:value-type="float" office:value="65" calcext:value-type="float">
            <text:p>65</text:p>
          </table:table-cell>
          <table:table-cell table:formula="of:=[.C68]/[.D68]" office:value-type="percentage" office:value="0.415384615384615" calcext:value-type="percentage">
            <text:p>41.54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69])" office:value-type="float" office:value="82" calcext:value-type="float">
            <text:p>82</text:p>
          </table:table-cell>
          <table:table-cell table:formula="of:=[.C69]/[.D69]" office:value-type="percentage" office:value="0.414634146341463" calcext:value-type="percentage">
            <text:p>41.46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70])" office:value-type="float" office:value="82" calcext:value-type="float">
            <text:p>82</text:p>
          </table:table-cell>
          <table:table-cell table:formula="of:=[.C70]/[.D70]" office:value-type="percentage" office:value="0.414634146341463" calcext:value-type="percentage">
            <text:p>41.46%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71])" office:value-type="float" office:value="87" calcext:value-type="float">
            <text:p>87</text:p>
          </table:table-cell>
          <table:table-cell table:formula="of:=[.C71]/[.D71]" office:value-type="percentage" office:value="0.413793103448276" calcext:value-type="percentage">
            <text:p>41.38%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72])" office:value-type="float" office:value="87" calcext:value-type="float">
            <text:p>87</text:p>
          </table:table-cell>
          <table:table-cell table:formula="of:=[.C72]/[.D72]" office:value-type="percentage" office:value="0.413793103448276" calcext:value-type="percentage">
            <text:p>41.38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73])" office:value-type="float" office:value="87" calcext:value-type="float">
            <text:p>87</text:p>
          </table:table-cell>
          <table:table-cell table:formula="of:=[.C73]/[.D73]" office:value-type="percentage" office:value="0.413793103448276" calcext:value-type="percentage">
            <text:p>41.38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74])" office:value-type="float" office:value="75" calcext:value-type="float">
            <text:p>75</text:p>
          </table:table-cell>
          <table:table-cell table:formula="of:=[.C74]/[.D74]" office:value-type="percentage" office:value="0.413333333333333" calcext:value-type="percentage">
            <text:p>41.33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75])" office:value-type="float" office:value="92" calcext:value-type="float">
            <text:p>92</text:p>
          </table:table-cell>
          <table:table-cell table:formula="of:=[.C75]/[.D75]" office:value-type="percentage" office:value="0.41304347826087" calcext:value-type="percentage">
            <text:p>41.30%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76])" office:value-type="float" office:value="80" calcext:value-type="float">
            <text:p>80</text:p>
          </table:table-cell>
          <table:table-cell table:formula="of:=[.C76]/[.D76]" office:value-type="percentage" office:value="0.4125" calcext:value-type="percentage">
            <text:p>41.25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77])" office:value-type="float" office:value="80" calcext:value-type="float">
            <text:p>80</text:p>
          </table:table-cell>
          <table:table-cell table:formula="of:=[.C77]/[.D77]" office:value-type="percentage" office:value="0.4125" calcext:value-type="percentage">
            <text:p>41.25%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78])" office:value-type="float" office:value="80" calcext:value-type="float">
            <text:p>80</text:p>
          </table:table-cell>
          <table:table-cell table:formula="of:=[.C78]/[.D78]" office:value-type="percentage" office:value="0.4125" calcext:value-type="percentage">
            <text:p>41.25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79])" office:value-type="float" office:value="80" calcext:value-type="float">
            <text:p>80</text:p>
          </table:table-cell>
          <table:table-cell table:formula="of:=[.C79]/[.D79]" office:value-type="percentage" office:value="0.4125" calcext:value-type="percentage">
            <text:p>41.25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80])" office:value-type="float" office:value="90" calcext:value-type="float">
            <text:p>90</text:p>
          </table:table-cell>
          <table:table-cell table:formula="of:=[.C80]/[.D80]" office:value-type="percentage" office:value="0.411111111111111" calcext:value-type="percentage">
            <text:p>41.11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81])" office:value-type="float" office:value="83" calcext:value-type="float">
            <text:p>83</text:p>
          </table:table-cell>
          <table:table-cell table:formula="of:=[.C81]/[.D81]" office:value-type="percentage" office:value="0.409638554216867" calcext:value-type="percentage">
            <text:p>40.96%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82])" office:value-type="float" office:value="83" calcext:value-type="float">
            <text:p>83</text:p>
          </table:table-cell>
          <table:table-cell table:formula="of:=[.C82]/[.D82]" office:value-type="percentage" office:value="0.409638554216867" calcext:value-type="percentage">
            <text:p>40.96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83])" office:value-type="float" office:value="83" calcext:value-type="float">
            <text:p>83</text:p>
          </table:table-cell>
          <table:table-cell table:formula="of:=[.C83]/[.D83]" office:value-type="percentage" office:value="0.409638554216867" calcext:value-type="percentage">
            <text:p>40.96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84])" office:value-type="float" office:value="83" calcext:value-type="float">
            <text:p>83</text:p>
          </table:table-cell>
          <table:table-cell table:formula="of:=[.C84]/[.D84]" office:value-type="percentage" office:value="0.409638554216867" calcext:value-type="percentage">
            <text:p>40.96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85])" office:value-type="float" office:value="88" calcext:value-type="float">
            <text:p>88</text:p>
          </table:table-cell>
          <table:table-cell table:formula="of:=[.C85]/[.D85]" office:value-type="percentage" office:value="0.409090909090909" calcext:value-type="percentage">
            <text:p>40.91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86])" office:value-type="float" office:value="88" calcext:value-type="float">
            <text:p>88</text:p>
          </table:table-cell>
          <table:table-cell table:formula="of:=[.C86]/[.D86]" office:value-type="percentage" office:value="0.409090909090909" calcext:value-type="percentage">
            <text:p>40.91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87])" office:value-type="float" office:value="88" calcext:value-type="float">
            <text:p>88</text:p>
          </table:table-cell>
          <table:table-cell table:formula="of:=[.C87]/[.D87]" office:value-type="percentage" office:value="0.409090909090909" calcext:value-type="percentage">
            <text:p>40.91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88])" office:value-type="float" office:value="71" calcext:value-type="float">
            <text:p>71</text:p>
          </table:table-cell>
          <table:table-cell table:formula="of:=[.C88]/[.D88]" office:value-type="percentage" office:value="0.408450704225352" calcext:value-type="percentage">
            <text:p>40.85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89])" office:value-type="float" office:value="76" calcext:value-type="float">
            <text:p>76</text:p>
          </table:table-cell>
          <table:table-cell table:formula="of:=[.C89]/[.D89]" office:value-type="percentage" office:value="0.407894736842105" calcext:value-type="percentage">
            <text:p>40.79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90])" office:value-type="float" office:value="81" calcext:value-type="float">
            <text:p>81</text:p>
          </table:table-cell>
          <table:table-cell table:formula="of:=[.C90]/[.D90]" office:value-type="percentage" office:value="0.407407407407407" calcext:value-type="percentage">
            <text:p>40.74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91])" office:value-type="float" office:value="91" calcext:value-type="float">
            <text:p>91</text:p>
          </table:table-cell>
          <table:table-cell table:formula="of:=[.C91]/[.D91]" office:value-type="percentage" office:value="0.406593406593407" calcext:value-type="percentage">
            <text:p>40.66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92])" office:value-type="float" office:value="69" calcext:value-type="float">
            <text:p>69</text:p>
          </table:table-cell>
          <table:table-cell table:formula="of:=[.C92]/[.D92]" office:value-type="percentage" office:value="0.405797101449275" calcext:value-type="percentage">
            <text:p>40.58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93])" office:value-type="float" office:value="69" calcext:value-type="float">
            <text:p>69</text:p>
          </table:table-cell>
          <table:table-cell table:formula="of:=[.C93]/[.D93]" office:value-type="percentage" office:value="0.405797101449275" calcext:value-type="percentage">
            <text:p>40.58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94])" office:value-type="float" office:value="69" calcext:value-type="float">
            <text:p>69</text:p>
          </table:table-cell>
          <table:table-cell table:formula="of:=[.C94]/[.D94]" office:value-type="percentage" office:value="0.405797101449275" calcext:value-type="percentage">
            <text:p>40.58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95])" office:value-type="float" office:value="74" calcext:value-type="float">
            <text:p>74</text:p>
          </table:table-cell>
          <table:table-cell table:formula="of:=[.C95]/[.D95]" office:value-type="percentage" office:value="0.405405405405405" calcext:value-type="percentage">
            <text:p>40.54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96])" office:value-type="float" office:value="74" calcext:value-type="float">
            <text:p>74</text:p>
          </table:table-cell>
          <table:table-cell table:formula="of:=[.C96]/[.D96]" office:value-type="percentage" office:value="0.405405405405405" calcext:value-type="percentage">
            <text:p>40.54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97])" office:value-type="float" office:value="79" calcext:value-type="float">
            <text:p>79</text:p>
          </table:table-cell>
          <table:table-cell table:formula="of:=[.C97]/[.D97]" office:value-type="percentage" office:value="0.40506329113924" calcext:value-type="percentage">
            <text:p>40.51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98])" office:value-type="float" office:value="79" calcext:value-type="float">
            <text:p>79</text:p>
          </table:table-cell>
          <table:table-cell table:formula="of:=[.C98]/[.D98]" office:value-type="percentage" office:value="0.40506329113924" calcext:value-type="percentage">
            <text:p>40.51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99])" office:value-type="float" office:value="79" calcext:value-type="float">
            <text:p>79</text:p>
          </table:table-cell>
          <table:table-cell table:formula="of:=[.C99]/[.D99]" office:value-type="percentage" office:value="0.40506329113924" calcext:value-type="percentage">
            <text:p>40.51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00])" office:value-type="float" office:value="79" calcext:value-type="float">
            <text:p>79</text:p>
          </table:table-cell>
          <table:table-cell table:formula="of:=[.C100]/[.D100]" office:value-type="percentage" office:value="0.40506329113924" calcext:value-type="percentage">
            <text:p>40.51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01])" office:value-type="float" office:value="84" calcext:value-type="float">
            <text:p>84</text:p>
          </table:table-cell>
          <table:table-cell table:formula="of:=[.C101]/[.D101]" office:value-type="percentage" office:value="0.404761904761905" calcext:value-type="percentage">
            <text:p>40.48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02])" office:value-type="float" office:value="84" calcext:value-type="float">
            <text:p>84</text:p>
          </table:table-cell>
          <table:table-cell table:formula="of:=[.C102]/[.D102]" office:value-type="percentage" office:value="0.404761904761905" calcext:value-type="percentage">
            <text:p>40.48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03])" office:value-type="float" office:value="84" calcext:value-type="float">
            <text:p>84</text:p>
          </table:table-cell>
          <table:table-cell table:formula="of:=[.C103]/[.D103]" office:value-type="percentage" office:value="0.404761904761905" calcext:value-type="percentage">
            <text:p>40.48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04])" office:value-type="float" office:value="72" calcext:value-type="float">
            <text:p>72</text:p>
          </table:table-cell>
          <table:table-cell table:formula="of:=[.C104]/[.D104]" office:value-type="percentage" office:value="0.402777777777778" calcext:value-type="percentage">
            <text:p>40.28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05])" office:value-type="float" office:value="72" calcext:value-type="float">
            <text:p>72</text:p>
          </table:table-cell>
          <table:table-cell table:formula="of:=[.C105]/[.D105]" office:value-type="percentage" office:value="0.402777777777778" calcext:value-type="percentage">
            <text:p>40.28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06])" office:value-type="float" office:value="77" calcext:value-type="float">
            <text:p>77</text:p>
          </table:table-cell>
          <table:table-cell table:formula="of:=[.C106]/[.D106]" office:value-type="percentage" office:value="0.402597402597403" calcext:value-type="percentage">
            <text:p>40.26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07])" office:value-type="float" office:value="77" calcext:value-type="float">
            <text:p>77</text:p>
          </table:table-cell>
          <table:table-cell table:formula="of:=[.C107]/[.D107]" office:value-type="percentage" office:value="0.402597402597403" calcext:value-type="percentage">
            <text:p>40.26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08])" office:value-type="float" office:value="77" calcext:value-type="float">
            <text:p>77</text:p>
          </table:table-cell>
          <table:table-cell table:formula="of:=[.C108]/[.D108]" office:value-type="percentage" office:value="0.402597402597403" calcext:value-type="percentage">
            <text:p>40.26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09])" office:value-type="float" office:value="77" calcext:value-type="float">
            <text:p>77</text:p>
          </table:table-cell>
          <table:table-cell table:formula="of:=[.C109]/[.D109]" office:value-type="percentage" office:value="0.402597402597403" calcext:value-type="percentage">
            <text:p>40.26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10])" office:value-type="float" office:value="77" calcext:value-type="float">
            <text:p>77</text:p>
          </table:table-cell>
          <table:table-cell table:formula="of:=[.C110]/[.D110]" office:value-type="percentage" office:value="0.402597402597403" calcext:value-type="percentage">
            <text:p>40.26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11])" office:value-type="float" office:value="82" calcext:value-type="float">
            <text:p>82</text:p>
          </table:table-cell>
          <table:table-cell table:formula="of:=[.C111]/[.D111]" office:value-type="percentage" office:value="0.402439024390244" calcext:value-type="percentage">
            <text:p>40.24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12])" office:value-type="float" office:value="87" calcext:value-type="float">
            <text:p>87</text:p>
          </table:table-cell>
          <table:table-cell table:formula="of:=[.C112]/[.D112]" office:value-type="percentage" office:value="0.402298850574713" calcext:value-type="percentage">
            <text:p>40.23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13])" office:value-type="float" office:value="87" calcext:value-type="float">
            <text:p>87</text:p>
          </table:table-cell>
          <table:table-cell table:formula="of:=[.C113]/[.D113]" office:value-type="percentage" office:value="0.402298850574713" calcext:value-type="percentage">
            <text:p>40.23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114])" office:value-type="float" office:value="92" calcext:value-type="float">
            <text:p>92</text:p>
          </table:table-cell>
          <table:table-cell table:formula="of:=[.C114]/[.D114]" office:value-type="percentage" office:value="0.402173913043478" calcext:value-type="percentage">
            <text:p>40.22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115])" office:value-type="float" office:value="92" calcext:value-type="float">
            <text:p>92</text:p>
          </table:table-cell>
          <table:table-cell table:formula="of:=[.C115]/[.D115]" office:value-type="percentage" office:value="0.402173913043478" calcext:value-type="percentage">
            <text:p>40.22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16])" office:value-type="float" office:value="80" calcext:value-type="float">
            <text:p>80</text:p>
          </table:table-cell>
          <table:table-cell table:formula="of:=[.C116]/[.D116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17])" office:value-type="float" office:value="75" calcext:value-type="float">
            <text:p>75</text:p>
          </table:table-cell>
          <table:table-cell table:formula="of:=[.C117]/[.D117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18])" office:value-type="float" office:value="75" calcext:value-type="float">
            <text:p>75</text:p>
          </table:table-cell>
          <table:table-cell table:formula="of:=[.C118]/[.D118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19])" office:value-type="float" office:value="75" calcext:value-type="float">
            <text:p>75</text:p>
          </table:table-cell>
          <table:table-cell table:formula="of:=[.C119]/[.D119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20])" office:value-type="float" office:value="70" calcext:value-type="float">
            <text:p>70</text:p>
          </table:table-cell>
          <table:table-cell table:formula="of:=[.C120]/[.D120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21])" office:value-type="float" office:value="65" calcext:value-type="float">
            <text:p>65</text:p>
          </table:table-cell>
          <table:table-cell table:formula="of:=[.C121]/[.D121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22])" office:value-type="float" office:value="65" calcext:value-type="float">
            <text:p>65</text:p>
          </table:table-cell>
          <table:table-cell table:formula="of:=[.C122]/[.D122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23])" office:value-type="float" office:value="65" calcext:value-type="float">
            <text:p>65</text:p>
          </table:table-cell>
          <table:table-cell table:formula="of:=[.C123]/[.D123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24])" office:value-type="float" office:value="60" calcext:value-type="float">
            <text:p>60</text:p>
          </table:table-cell>
          <table:table-cell table:formula="of:=[.C124]/[.D124]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SUMIFS([.C$1:.C$1048576];[.A$1:.A$1048576];[.A125])" office:value-type="float" office:value="98" calcext:value-type="float">
            <text:p>98</text:p>
          </table:table-cell>
          <table:table-cell table:formula="of:=[.C125]/[.D125]" office:value-type="percentage" office:value="0.397959183673469" calcext:value-type="percentage">
            <text:p>39.80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126])" office:value-type="float" office:value="93" calcext:value-type="float">
            <text:p>93</text:p>
          </table:table-cell>
          <table:table-cell table:formula="of:=[.C126]/[.D126]" office:value-type="percentage" office:value="0.397849462365591" calcext:value-type="percentage">
            <text:p>39.78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127])" office:value-type="float" office:value="93" calcext:value-type="float">
            <text:p>93</text:p>
          </table:table-cell>
          <table:table-cell table:formula="of:=[.C127]/[.D127]" office:value-type="percentage" office:value="0.397849462365591" calcext:value-type="percentage">
            <text:p>39.78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28])" office:value-type="float" office:value="88" calcext:value-type="float">
            <text:p>88</text:p>
          </table:table-cell>
          <table:table-cell table:formula="of:=[.C128]/[.D128]" office:value-type="percentage" office:value="0.397727272727273" calcext:value-type="percentage">
            <text:p>39.77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29])" office:value-type="float" office:value="88" calcext:value-type="float">
            <text:p>88</text:p>
          </table:table-cell>
          <table:table-cell table:formula="of:=[.C129]/[.D129]" office:value-type="percentage" office:value="0.397727272727273" calcext:value-type="percentage">
            <text:p>39.77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30])" office:value-type="float" office:value="83" calcext:value-type="float">
            <text:p>83</text:p>
          </table:table-cell>
          <table:table-cell table:formula="of:=[.C130]/[.D130]" office:value-type="percentage" office:value="0.397590361445783" calcext:value-type="percentage">
            <text:p>39.76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31])" office:value-type="float" office:value="83" calcext:value-type="float">
            <text:p>83</text:p>
          </table:table-cell>
          <table:table-cell table:formula="of:=[.C131]/[.D131]" office:value-type="percentage" office:value="0.397590361445783" calcext:value-type="percentage">
            <text:p>39.76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32])" office:value-type="float" office:value="78" calcext:value-type="float">
            <text:p>78</text:p>
          </table:table-cell>
          <table:table-cell table:formula="of:=[.C132]/[.D132]" office:value-type="percentage" office:value="0.397435897435897" calcext:value-type="percentage">
            <text:p>39.74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33])" office:value-type="float" office:value="78" calcext:value-type="float">
            <text:p>78</text:p>
          </table:table-cell>
          <table:table-cell table:formula="of:=[.C133]/[.D133]" office:value-type="percentage" office:value="0.397435897435897" calcext:value-type="percentage">
            <text:p>39.74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34])" office:value-type="float" office:value="73" calcext:value-type="float">
            <text:p>73</text:p>
          </table:table-cell>
          <table:table-cell table:formula="of:=[.C134]/[.D134]" office:value-type="percentage" office:value="0.397260273972603" calcext:value-type="percentage">
            <text:p>39.73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35])" office:value-type="float" office:value="68" calcext:value-type="float">
            <text:p>68</text:p>
          </table:table-cell>
          <table:table-cell table:formula="of:=[.C135]/[.D135]" office:value-type="percentage" office:value="0.397058823529412" calcext:value-type="percentage">
            <text:p>39.71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36])" office:value-type="float" office:value="63" calcext:value-type="float">
            <text:p>63</text:p>
          </table:table-cell>
          <table:table-cell table:formula="of:=[.C136]/[.D136]" office:value-type="percentage" office:value="0.396825396825397" calcext:value-type="percentage">
            <text:p>39.68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137])" office:value-type="float" office:value="91" calcext:value-type="float">
            <text:p>91</text:p>
          </table:table-cell>
          <table:table-cell table:formula="of:=[.C137]/[.D137]" office:value-type="percentage" office:value="0.395604395604396" calcext:value-type="percentage">
            <text:p>39.56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138])" office:value-type="float" office:value="91" calcext:value-type="float">
            <text:p>91</text:p>
          </table:table-cell>
          <table:table-cell table:formula="of:=[.C138]/[.D138]" office:value-type="percentage" office:value="0.395604395604396" calcext:value-type="percentage">
            <text:p>39.56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139])" office:value-type="float" office:value="91" calcext:value-type="float">
            <text:p>91</text:p>
          </table:table-cell>
          <table:table-cell table:formula="of:=[.C139]/[.D139]" office:value-type="percentage" office:value="0.395604395604396" calcext:value-type="percentage">
            <text:p>39.56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40])" office:value-type="float" office:value="86" calcext:value-type="float">
            <text:p>86</text:p>
          </table:table-cell>
          <table:table-cell table:formula="of:=[.C140]/[.D140]" office:value-type="percentage" office:value="0.395348837209302" calcext:value-type="percentage">
            <text:p>39.53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41])" office:value-type="float" office:value="86" calcext:value-type="float">
            <text:p>86</text:p>
          </table:table-cell>
          <table:table-cell table:formula="of:=[.C141]/[.D141]" office:value-type="percentage" office:value="0.395348837209302" calcext:value-type="percentage">
            <text:p>39.53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42])" office:value-type="float" office:value="81" calcext:value-type="float">
            <text:p>81</text:p>
          </table:table-cell>
          <table:table-cell table:formula="of:=[.C142]/[.D142]" office:value-type="percentage" office:value="0.395061728395062" calcext:value-type="percentage">
            <text:p>39.51%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43])" office:value-type="float" office:value="76" calcext:value-type="float">
            <text:p>76</text:p>
          </table:table-cell>
          <table:table-cell table:formula="of:=[.C143]/[.D143]" office:value-type="percentage" office:value="0.394736842105263" calcext:value-type="percentage">
            <text:p>39.47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44])" office:value-type="float" office:value="76" calcext:value-type="float">
            <text:p>76</text:p>
          </table:table-cell>
          <table:table-cell table:formula="of:=[.C144]/[.D144]" office:value-type="percentage" office:value="0.394736842105263" calcext:value-type="percentage">
            <text:p>39.47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45])" office:value-type="float" office:value="71" calcext:value-type="float">
            <text:p>71</text:p>
          </table:table-cell>
          <table:table-cell table:formula="of:=[.C145]/[.D145]" office:value-type="percentage" office:value="0.394366197183099" calcext:value-type="percentage">
            <text:p>39.44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46])" office:value-type="float" office:value="66" calcext:value-type="float">
            <text:p>66</text:p>
          </table:table-cell>
          <table:table-cell table:formula="of:=[.C146]/[.D146]" office:value-type="percentage" office:value="0.393939393939394" calcext:value-type="percentage">
            <text:p>39.39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147])" office:value-type="float" office:value="94" calcext:value-type="float">
            <text:p>94</text:p>
          </table:table-cell>
          <table:table-cell table:formula="of:=[.C147]/[.D147]" office:value-type="percentage" office:value="0.393617021276596" calcext:value-type="percentage">
            <text:p>39.36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48])" office:value-type="float" office:value="84" calcext:value-type="float">
            <text:p>84</text:p>
          </table:table-cell>
          <table:table-cell table:formula="of:=[.C148]/[.D148]" office:value-type="percentage" office:value="0.392857142857143" calcext:value-type="percentage">
            <text:p>39.29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49])" office:value-type="float" office:value="84" calcext:value-type="float">
            <text:p>84</text:p>
          </table:table-cell>
          <table:table-cell table:formula="of:=[.C149]/[.D149]" office:value-type="percentage" office:value="0.392857142857143" calcext:value-type="percentage">
            <text:p>39.29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50])" office:value-type="float" office:value="84" calcext:value-type="float">
            <text:p>84</text:p>
          </table:table-cell>
          <table:table-cell table:formula="of:=[.C150]/[.D150]" office:value-type="percentage" office:value="0.392857142857143" calcext:value-type="percentage">
            <text:p>39.29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51])" office:value-type="float" office:value="79" calcext:value-type="float">
            <text:p>79</text:p>
          </table:table-cell>
          <table:table-cell table:formula="of:=[.C151]/[.D151]" office:value-type="percentage" office:value="0.392405063291139" calcext:value-type="percentage">
            <text:p>39.24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52])" office:value-type="float" office:value="79" calcext:value-type="float">
            <text:p>79</text:p>
          </table:table-cell>
          <table:table-cell table:formula="of:=[.C152]/[.D152]" office:value-type="percentage" office:value="0.392405063291139" calcext:value-type="percentage">
            <text:p>39.24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53])" office:value-type="float" office:value="79" calcext:value-type="float">
            <text:p>79</text:p>
          </table:table-cell>
          <table:table-cell table:formula="of:=[.C153]/[.D153]" office:value-type="percentage" office:value="0.392405063291139" calcext:value-type="percentage">
            <text:p>39.24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54])" office:value-type="float" office:value="79" calcext:value-type="float">
            <text:p>79</text:p>
          </table:table-cell>
          <table:table-cell table:formula="of:=[.C154]/[.D154]" office:value-type="percentage" office:value="0.392405063291139" calcext:value-type="percentage">
            <text:p>39.24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55])" office:value-type="float" office:value="74" calcext:value-type="float">
            <text:p>74</text:p>
          </table:table-cell>
          <table:table-cell table:formula="of:=[.C155]/[.D155]" office:value-type="percentage" office:value="0.391891891891892" calcext:value-type="percentage">
            <text:p>39.19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56])" office:value-type="float" office:value="74" calcext:value-type="float">
            <text:p>74</text:p>
          </table:table-cell>
          <table:table-cell table:formula="of:=[.C156]/[.D156]" office:value-type="percentage" office:value="0.391891891891892" calcext:value-type="percentage">
            <text:p>39.19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57])" office:value-type="float" office:value="74" calcext:value-type="float">
            <text:p>74</text:p>
          </table:table-cell>
          <table:table-cell table:formula="of:=[.C157]/[.D157]" office:value-type="percentage" office:value="0.391891891891892" calcext:value-type="percentage">
            <text:p>39.19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58])" office:value-type="float" office:value="74" calcext:value-type="float">
            <text:p>74</text:p>
          </table:table-cell>
          <table:table-cell table:formula="of:=[.C158]/[.D158]" office:value-type="percentage" office:value="0.391891891891892" calcext:value-type="percentage">
            <text:p>39.19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159])" office:value-type="float" office:value="92" calcext:value-type="float">
            <text:p>92</text:p>
          </table:table-cell>
          <table:table-cell table:formula="of:=[.C159]/[.D159]" office:value-type="percentage" office:value="0.391304347826087" calcext:value-type="percentage">
            <text:p>39.13%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60])" office:value-type="float" office:value="69" calcext:value-type="float">
            <text:p>69</text:p>
          </table:table-cell>
          <table:table-cell table:formula="of:=[.C160]/[.D160]" office:value-type="percentage" office:value="0.391304347826087" calcext:value-type="percentage">
            <text:p>39.13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61])" office:value-type="float" office:value="69" calcext:value-type="float">
            <text:p>69</text:p>
          </table:table-cell>
          <table:table-cell table:formula="of:=[.C161]/[.D161]" office:value-type="percentage" office:value="0.391304347826087" calcext:value-type="percentage">
            <text:p>39.13%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62])" office:value-type="float" office:value="87" calcext:value-type="float">
            <text:p>87</text:p>
          </table:table-cell>
          <table:table-cell table:formula="of:=[.C162]/[.D162]" office:value-type="percentage" office:value="0.390804597701149" calcext:value-type="percentage">
            <text:p>39.08%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63])" office:value-type="float" office:value="87" calcext:value-type="float">
            <text:p>87</text:p>
          </table:table-cell>
          <table:table-cell table:formula="of:=[.C163]/[.D163]" office:value-type="percentage" office:value="0.390804597701149" calcext:value-type="percentage">
            <text:p>39.08%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64])" office:value-type="float" office:value="87" calcext:value-type="float">
            <text:p>87</text:p>
          </table:table-cell>
          <table:table-cell table:formula="of:=[.C164]/[.D164]" office:value-type="percentage" office:value="0.390804597701149" calcext:value-type="percentage">
            <text:p>39.08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165])" office:value-type="float" office:value="87" calcext:value-type="float">
            <text:p>87</text:p>
          </table:table-cell>
          <table:table-cell table:formula="of:=[.C165]/[.D165]" office:value-type="percentage" office:value="0.390804597701149" calcext:value-type="percentage">
            <text:p>39.08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66])" office:value-type="float" office:value="82" calcext:value-type="float">
            <text:p>82</text:p>
          </table:table-cell>
          <table:table-cell table:formula="of:=[.C166]/[.D166]" office:value-type="percentage" office:value="0.390243902439024" calcext:value-type="percentage">
            <text:p>39.02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67])" office:value-type="float" office:value="82" calcext:value-type="float">
            <text:p>82</text:p>
          </table:table-cell>
          <table:table-cell table:formula="of:=[.C167]/[.D167]" office:value-type="percentage" office:value="0.390243902439024" calcext:value-type="percentage">
            <text:p>39.02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68])" office:value-type="float" office:value="82" calcext:value-type="float">
            <text:p>82</text:p>
          </table:table-cell>
          <table:table-cell table:formula="of:=[.C168]/[.D168]" office:value-type="percentage" office:value="0.390243902439024" calcext:value-type="percentage">
            <text:p>39.02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69])" office:value-type="float" office:value="82" calcext:value-type="float">
            <text:p>82</text:p>
          </table:table-cell>
          <table:table-cell table:formula="of:=[.C169]/[.D169]" office:value-type="percentage" office:value="0.390243902439024" calcext:value-type="percentage">
            <text:p>39.02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70])" office:value-type="float" office:value="77" calcext:value-type="float">
            <text:p>77</text:p>
          </table:table-cell>
          <table:table-cell table:formula="of:=[.C170]/[.D170]" office:value-type="percentage" office:value="0.38961038961039" calcext:value-type="percentage">
            <text:p>38.96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71])" office:value-type="float" office:value="77" calcext:value-type="float">
            <text:p>77</text:p>
          </table:table-cell>
          <table:table-cell table:formula="of:=[.C171]/[.D171]" office:value-type="percentage" office:value="0.38961038961039" calcext:value-type="percentage">
            <text:p>38.96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2])" office:value-type="float" office:value="85" calcext:value-type="float">
            <text:p>85</text:p>
          </table:table-cell>
          <table:table-cell table:formula="of:=[.C172]/[.D172]" office:value-type="percentage" office:value="0.388235294117647" calcext:value-type="percentage">
            <text:p>38.82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3])" office:value-type="float" office:value="85" calcext:value-type="float">
            <text:p>85</text:p>
          </table:table-cell>
          <table:table-cell table:formula="of:=[.C173]/[.D173]" office:value-type="percentage" office:value="0.388235294117647" calcext:value-type="percentage">
            <text:p>38.82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4])" office:value-type="float" office:value="85" calcext:value-type="float">
            <text:p>85</text:p>
          </table:table-cell>
          <table:table-cell table:formula="of:=[.C174]/[.D174]" office:value-type="percentage" office:value="0.388235294117647" calcext:value-type="percentage">
            <text:p>38.82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5])" office:value-type="float" office:value="85" calcext:value-type="float">
            <text:p>85</text:p>
          </table:table-cell>
          <table:table-cell table:formula="of:=[.C175]/[.D175]" office:value-type="percentage" office:value="0.388235294117647" calcext:value-type="percentage">
            <text:p>38.82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76])" office:value-type="float" office:value="85" calcext:value-type="float">
            <text:p>85</text:p>
          </table:table-cell>
          <table:table-cell table:formula="of:=[.C176]/[.D176]" office:value-type="percentage" office:value="0.388235294117647" calcext:value-type="percentage">
            <text:p>38.82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77])" office:value-type="float" office:value="67" calcext:value-type="float">
            <text:p>67</text:p>
          </table:table-cell>
          <table:table-cell table:formula="of:=[.C177]/[.D177]" office:value-type="percentage" office:value="0.388059701492537" calcext:value-type="percentage">
            <text:p>38.81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78])" office:value-type="float" office:value="67" calcext:value-type="float">
            <text:p>67</text:p>
          </table:table-cell>
          <table:table-cell table:formula="of:=[.C178]/[.D178]" office:value-type="percentage" office:value="0.388059701492537" calcext:value-type="percentage">
            <text:p>38.81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79])" office:value-type="float" office:value="80" calcext:value-type="float">
            <text:p>80</text:p>
          </table:table-cell>
          <table:table-cell table:formula="of:=[.C179]/[.D179]" office:value-type="percentage" office:value="0.3875" calcext:value-type="percentage">
            <text:p>38.75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180])" office:value-type="float" office:value="80" calcext:value-type="float">
            <text:p>80</text:p>
          </table:table-cell>
          <table:table-cell table:formula="of:=[.C180]/[.D180]" office:value-type="percentage" office:value="0.3875" calcext:value-type="percentage">
            <text:p>38.75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81])" office:value-type="float" office:value="62" calcext:value-type="float">
            <text:p>62</text:p>
          </table:table-cell>
          <table:table-cell table:formula="of:=[.C181]/[.D181]" office:value-type="percentage" office:value="0.387096774193548" calcext:value-type="percentage">
            <text:p>38.71%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2])" office:value-type="float" office:value="75" calcext:value-type="float">
            <text:p>75</text:p>
          </table:table-cell>
          <table:table-cell table:formula="of:=[.C182]/[.D182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3])" office:value-type="float" office:value="75" calcext:value-type="float">
            <text:p>75</text:p>
          </table:table-cell>
          <table:table-cell table:formula="of:=[.C183]/[.D183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4])" office:value-type="float" office:value="75" calcext:value-type="float">
            <text:p>75</text:p>
          </table:table-cell>
          <table:table-cell table:formula="of:=[.C184]/[.D184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5])" office:value-type="float" office:value="75" calcext:value-type="float">
            <text:p>75</text:p>
          </table:table-cell>
          <table:table-cell table:formula="of:=[.C185]/[.D185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6])" office:value-type="float" office:value="75" calcext:value-type="float">
            <text:p>75</text:p>
          </table:table-cell>
          <table:table-cell table:formula="of:=[.C186]/[.D186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187])" office:value-type="float" office:value="75" calcext:value-type="float">
            <text:p>75</text:p>
          </table:table-cell>
          <table:table-cell table:formula="of:=[.C187]/[.D187]" office:value-type="percentage" office:value="0.386666666666667" calcext:value-type="percentage">
            <text:p>38.67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88])" office:value-type="float" office:value="70" calcext:value-type="float">
            <text:p>70</text:p>
          </table:table-cell>
          <table:table-cell table:formula="of:=[.C188]/[.D188]" office:value-type="percentage" office:value="0.385714285714286" calcext:value-type="percentage">
            <text:p>38.57%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89])" office:value-type="float" office:value="70" calcext:value-type="float">
            <text:p>70</text:p>
          </table:table-cell>
          <table:table-cell table:formula="of:=[.C189]/[.D189]" office:value-type="percentage" office:value="0.385714285714286" calcext:value-type="percentage">
            <text:p>38.57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90])" office:value-type="float" office:value="83" calcext:value-type="float">
            <text:p>83</text:p>
          </table:table-cell>
          <table:table-cell table:formula="of:=[.C190]/[.D190]" office:value-type="percentage" office:value="0.385542168674699" calcext:value-type="percentage">
            <text:p>38.55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191])" office:value-type="float" office:value="83" calcext:value-type="float">
            <text:p>83</text:p>
          </table:table-cell>
          <table:table-cell table:formula="of:=[.C191]/[.D191]" office:value-type="percentage" office:value="0.385542168674699" calcext:value-type="percentage">
            <text:p>38.55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92])" office:value-type="float" office:value="91" calcext:value-type="float">
            <text:p>91</text:p>
          </table:table-cell>
          <table:table-cell table:formula="of:=[.C192]/[.D192]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193])" office:value-type="float" office:value="91" calcext:value-type="float">
            <text:p>91</text:p>
          </table:table-cell>
          <table:table-cell table:formula="of:=[.C193]/[.D193]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194])" office:value-type="float" office:value="78" calcext:value-type="float">
            <text:p>78</text:p>
          </table:table-cell>
          <table:table-cell table:formula="of:=[.C194]/[.D194]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95])" office:value-type="float" office:value="65" calcext:value-type="float">
            <text:p>65</text:p>
          </table:table-cell>
          <table:table-cell table:formula="of:=[.C195]/[.D195]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96])" office:value-type="float" office:value="65" calcext:value-type="float">
            <text:p>65</text:p>
          </table:table-cell>
          <table:table-cell table:formula="of:=[.C196]/[.D196]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97])" office:value-type="float" office:value="86" calcext:value-type="float">
            <text:p>86</text:p>
          </table:table-cell>
          <table:table-cell table:formula="of:=[.C197]/[.D197]" office:value-type="percentage" office:value="0.383720930232558" calcext:value-type="percentage">
            <text:p>38.37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98])" office:value-type="float" office:value="86" calcext:value-type="float">
            <text:p>86</text:p>
          </table:table-cell>
          <table:table-cell table:formula="of:=[.C198]/[.D198]" office:value-type="percentage" office:value="0.383720930232558" calcext:value-type="percentage">
            <text:p>38.37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199])" office:value-type="float" office:value="86" calcext:value-type="float">
            <text:p>86</text:p>
          </table:table-cell>
          <table:table-cell table:formula="of:=[.C199]/[.D199]" office:value-type="percentage" office:value="0.383720930232558" calcext:value-type="percentage">
            <text:p>38.37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00])" office:value-type="float" office:value="73" calcext:value-type="float">
            <text:p>73</text:p>
          </table:table-cell>
          <table:table-cell table:formula="of:=[.C200]/[.D200]" office:value-type="percentage" office:value="0.383561643835616" calcext:value-type="percentage">
            <text:p>38.36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01])" office:value-type="float" office:value="73" calcext:value-type="float">
            <text:p>73</text:p>
          </table:table-cell>
          <table:table-cell table:formula="of:=[.C201]/[.D201]" office:value-type="percentage" office:value="0.383561643835616" calcext:value-type="percentage">
            <text:p>38.36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02])" office:value-type="float" office:value="73" calcext:value-type="float">
            <text:p>73</text:p>
          </table:table-cell>
          <table:table-cell table:formula="of:=[.C202]/[.D202]" office:value-type="percentage" office:value="0.383561643835616" calcext:value-type="percentage">
            <text:p>38.36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03])" office:value-type="float" office:value="73" calcext:value-type="float">
            <text:p>73</text:p>
          </table:table-cell>
          <table:table-cell table:formula="of:=[.C203]/[.D203]" office:value-type="percentage" office:value="0.383561643835616" calcext:value-type="percentage">
            <text:p>38.36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04])" office:value-type="float" office:value="73" calcext:value-type="float">
            <text:p>73</text:p>
          </table:table-cell>
          <table:table-cell table:formula="of:=[.C204]/[.D204]" office:value-type="percentage" office:value="0.383561643835616" calcext:value-type="percentage">
            <text:p>38.36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205])" office:value-type="float" office:value="94" calcext:value-type="float">
            <text:p>94</text:p>
          </table:table-cell>
          <table:table-cell table:formula="of:=[.C205]/[.D205]" office:value-type="percentage" office:value="0.382978723404255" calcext:value-type="percentage">
            <text:p>38.30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06])" office:value-type="float" office:value="81" calcext:value-type="float">
            <text:p>81</text:p>
          </table:table-cell>
          <table:table-cell table:formula="of:=[.C206]/[.D206]" office:value-type="percentage" office:value="0.382716049382716" calcext:value-type="percentage">
            <text:p>38.27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07])" office:value-type="float" office:value="81" calcext:value-type="float">
            <text:p>81</text:p>
          </table:table-cell>
          <table:table-cell table:formula="of:=[.C207]/[.D207]" office:value-type="percentage" office:value="0.382716049382716" calcext:value-type="percentage">
            <text:p>38.27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08])" office:value-type="float" office:value="81" calcext:value-type="float">
            <text:p>81</text:p>
          </table:table-cell>
          <table:table-cell table:formula="of:=[.C208]/[.D208]" office:value-type="percentage" office:value="0.382716049382716" calcext:value-type="percentage">
            <text:p>38.27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09])" office:value-type="float" office:value="68" calcext:value-type="float">
            <text:p>68</text:p>
          </table:table-cell>
          <table:table-cell table:formula="of:=[.C209]/[.D209]" office:value-type="percentage" office:value="0.382352941176471" calcext:value-type="percentage">
            <text:p>38.24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10])" office:value-type="float" office:value="68" calcext:value-type="float">
            <text:p>68</text:p>
          </table:table-cell>
          <table:table-cell table:formula="of:=[.C210]/[.D210]" office:value-type="percentage" office:value="0.382352941176471" calcext:value-type="percentage">
            <text:p>38.24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11])" office:value-type="float" office:value="76" calcext:value-type="float">
            <text:p>76</text:p>
          </table:table-cell>
          <table:table-cell table:formula="of:=[.C211]/[.D211]" office:value-type="percentage" office:value="0.381578947368421" calcext:value-type="percentage">
            <text:p>38.16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12])" office:value-type="float" office:value="76" calcext:value-type="float">
            <text:p>76</text:p>
          </table:table-cell>
          <table:table-cell table:formula="of:=[.C212]/[.D212]" office:value-type="percentage" office:value="0.381578947368421" calcext:value-type="percentage">
            <text:p>38.16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13])" office:value-type="float" office:value="76" calcext:value-type="float">
            <text:p>76</text:p>
          </table:table-cell>
          <table:table-cell table:formula="of:=[.C213]/[.D213]" office:value-type="percentage" office:value="0.381578947368421" calcext:value-type="percentage">
            <text:p>38.16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14])" office:value-type="float" office:value="76" calcext:value-type="float">
            <text:p>76</text:p>
          </table:table-cell>
          <table:table-cell table:formula="of:=[.C214]/[.D214]" office:value-type="percentage" office:value="0.381578947368421" calcext:value-type="percentage">
            <text:p>38.16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15])" office:value-type="float" office:value="76" calcext:value-type="float">
            <text:p>76</text:p>
          </table:table-cell>
          <table:table-cell table:formula="of:=[.C215]/[.D215]" office:value-type="percentage" office:value="0.381578947368421" calcext:value-type="percentage">
            <text:p>38.16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16])" office:value-type="float" office:value="84" calcext:value-type="float">
            <text:p>84</text:p>
          </table:table-cell>
          <table:table-cell table:formula="of:=[.C216]/[.D216]" office:value-type="percentage" office:value="0.380952380952381" calcext:value-type="percentage">
            <text:p>38.10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17])" office:value-type="float" office:value="84" calcext:value-type="float">
            <text:p>84</text:p>
          </table:table-cell>
          <table:table-cell table:formula="of:=[.C217]/[.D217]" office:value-type="percentage" office:value="0.380952380952381" calcext:value-type="percentage">
            <text:p>38.10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18])" office:value-type="float" office:value="84" calcext:value-type="float">
            <text:p>84</text:p>
          </table:table-cell>
          <table:table-cell table:formula="of:=[.C218]/[.D218]" office:value-type="percentage" office:value="0.380952380952381" calcext:value-type="percentage">
            <text:p>38.10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219])" office:value-type="float" office:value="63" calcext:value-type="float">
            <text:p>63</text:p>
          </table:table-cell>
          <table:table-cell table:formula="of:=[.C219]/[.D219]" office:value-type="percentage" office:value="0.380952380952381" calcext:value-type="percentage">
            <text:p>38.10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220])" office:value-type="float" office:value="63" calcext:value-type="float">
            <text:p>63</text:p>
          </table:table-cell>
          <table:table-cell table:formula="of:=[.C220]/[.D220]" office:value-type="percentage" office:value="0.380952380952381" calcext:value-type="percentage">
            <text:p>38.1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221])" office:value-type="float" office:value="92" calcext:value-type="float">
            <text:p>92</text:p>
          </table:table-cell>
          <table:table-cell table:formula="of:=[.C221]/[.D221]" office:value-type="percentage" office:value="0.380434782608696" calcext:value-type="percentage">
            <text:p>38.04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222])" office:value-type="float" office:value="92" calcext:value-type="float">
            <text:p>92</text:p>
          </table:table-cell>
          <table:table-cell table:formula="of:=[.C222]/[.D222]" office:value-type="percentage" office:value="0.380434782608696" calcext:value-type="percentage">
            <text:p>38.04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223])" office:value-type="float" office:value="92" calcext:value-type="float">
            <text:p>92</text:p>
          </table:table-cell>
          <table:table-cell table:formula="of:=[.C223]/[.D223]" office:value-type="percentage" office:value="0.380434782608696" calcext:value-type="percentage">
            <text:p>38.04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224])" office:value-type="float" office:value="71" calcext:value-type="float">
            <text:p>71</text:p>
          </table:table-cell>
          <table:table-cell table:formula="of:=[.C224]/[.D224]" office:value-type="percentage" office:value="0.380281690140845" calcext:value-type="percentage">
            <text:p>38.03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225])" office:value-type="float" office:value="71" calcext:value-type="float">
            <text:p>71</text:p>
          </table:table-cell>
          <table:table-cell table:formula="of:=[.C225]/[.D225]" office:value-type="percentage" office:value="0.380281690140845" calcext:value-type="percentage">
            <text:p>38.03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226])" office:value-type="float" office:value="100" calcext:value-type="float">
            <text:p>100</text:p>
          </table:table-cell>
          <table:table-cell table:formula="of:=[.C226]/[.D226]"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27])" office:value-type="float" office:value="79" calcext:value-type="float">
            <text:p>79</text:p>
          </table:table-cell>
          <table:table-cell table:formula="of:=[.C227]/[.D227]" office:value-type="percentage" office:value="0.379746835443038" calcext:value-type="percentage">
            <text:p>37.97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28])" office:value-type="float" office:value="79" calcext:value-type="float">
            <text:p>79</text:p>
          </table:table-cell>
          <table:table-cell table:formula="of:=[.C228]/[.D228]" office:value-type="percentage" office:value="0.379746835443038" calcext:value-type="percentage">
            <text:p>37.97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29])" office:value-type="float" office:value="79" calcext:value-type="float">
            <text:p>79</text:p>
          </table:table-cell>
          <table:table-cell table:formula="of:=[.C229]/[.D229]" office:value-type="percentage" office:value="0.379746835443038" calcext:value-type="percentage">
            <text:p>37.97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30])" office:value-type="float" office:value="87" calcext:value-type="float">
            <text:p>87</text:p>
          </table:table-cell>
          <table:table-cell table:formula="of:=[.C230]/[.D230]" office:value-type="percentage" office:value="0.379310344827586" calcext:value-type="percentage">
            <text:p>37.93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31])" office:value-type="float" office:value="87" calcext:value-type="float">
            <text:p>87</text:p>
          </table:table-cell>
          <table:table-cell table:formula="of:=[.C231]/[.D231]" office:value-type="percentage" office:value="0.379310344827586" calcext:value-type="percentage">
            <text:p>37.93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32])" office:value-type="float" office:value="87" calcext:value-type="float">
            <text:p>87</text:p>
          </table:table-cell>
          <table:table-cell table:formula="of:=[.C232]/[.D232]" office:value-type="percentage" office:value="0.379310344827586" calcext:value-type="percentage">
            <text:p>37.93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33])" office:value-type="float" office:value="87" calcext:value-type="float">
            <text:p>87</text:p>
          </table:table-cell>
          <table:table-cell table:formula="of:=[.C233]/[.D233]" office:value-type="percentage" office:value="0.379310344827586" calcext:value-type="percentage">
            <text:p>37.93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234])" office:value-type="float" office:value="95" calcext:value-type="float">
            <text:p>95</text:p>
          </table:table-cell>
          <table:table-cell table:formula="of:=[.C234]/[.D234]" office:value-type="percentage" office:value="0.378947368421053" calcext:value-type="percentage">
            <text:p>37.89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35])" office:value-type="float" office:value="66" calcext:value-type="float">
            <text:p>66</text:p>
          </table:table-cell>
          <table:table-cell table:formula="of:=[.C235]/[.D235]" office:value-type="percentage" office:value="0.378787878787879" calcext:value-type="percentage">
            <text:p>37.88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36])" office:value-type="float" office:value="66" calcext:value-type="float">
            <text:p>66</text:p>
          </table:table-cell>
          <table:table-cell table:formula="of:=[.C236]/[.D236]" office:value-type="percentage" office:value="0.378787878787879" calcext:value-type="percentage">
            <text:p>37.88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37])" office:value-type="float" office:value="66" calcext:value-type="float">
            <text:p>66</text:p>
          </table:table-cell>
          <table:table-cell table:formula="of:=[.C237]/[.D237]" office:value-type="percentage" office:value="0.378787878787879" calcext:value-type="percentage">
            <text:p>37.88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38])" office:value-type="float" office:value="74" calcext:value-type="float">
            <text:p>74</text:p>
          </table:table-cell>
          <table:table-cell table:formula="of:=[.C238]/[.D238]" office:value-type="percentage" office:value="0.378378378378378" calcext:value-type="percentage">
            <text:p>37.84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39])" office:value-type="float" office:value="74" calcext:value-type="float">
            <text:p>74</text:p>
          </table:table-cell>
          <table:table-cell table:formula="of:=[.C239]/[.D239]" office:value-type="percentage" office:value="0.378378378378378" calcext:value-type="percentage">
            <text:p>37.84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40])" office:value-type="float" office:value="74" calcext:value-type="float">
            <text:p>74</text:p>
          </table:table-cell>
          <table:table-cell table:formula="of:=[.C240]/[.D240]" office:value-type="percentage" office:value="0.378378378378378" calcext:value-type="percentage">
            <text:p>37.84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41])" office:value-type="float" office:value="74" calcext:value-type="float">
            <text:p>74</text:p>
          </table:table-cell>
          <table:table-cell table:formula="of:=[.C241]/[.D241]" office:value-type="percentage" office:value="0.378378378378378" calcext:value-type="percentage">
            <text:p>37.84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42])" office:value-type="float" office:value="74" calcext:value-type="float">
            <text:p>74</text:p>
          </table:table-cell>
          <table:table-cell table:formula="of:=[.C242]/[.D242]" office:value-type="percentage" office:value="0.378378378378378" calcext:value-type="percentage">
            <text:p>37.84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43])" office:value-type="float" office:value="82" calcext:value-type="float">
            <text:p>82</text:p>
          </table:table-cell>
          <table:table-cell table:formula="of:=[.C243]/[.D243]" office:value-type="percentage" office:value="0.378048780487805" calcext:value-type="percentage">
            <text:p>37.80%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44])" office:value-type="float" office:value="82" calcext:value-type="float">
            <text:p>82</text:p>
          </table:table-cell>
          <table:table-cell table:formula="of:=[.C244]/[.D244]" office:value-type="percentage" office:value="0.378048780487805" calcext:value-type="percentage">
            <text:p>37.80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45])" office:value-type="float" office:value="82" calcext:value-type="float">
            <text:p>82</text:p>
          </table:table-cell>
          <table:table-cell table:formula="of:=[.C245]/[.D245]" office:value-type="percentage" office:value="0.378048780487805" calcext:value-type="percentage">
            <text:p>37.8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46])" office:value-type="float" office:value="82" calcext:value-type="float">
            <text:p>82</text:p>
          </table:table-cell>
          <table:table-cell table:formula="of:=[.C246]/[.D246]" office:value-type="percentage" office:value="0.378048780487805" calcext:value-type="percentage">
            <text:p>37.80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247])" office:value-type="float" office:value="90" calcext:value-type="float">
            <text:p>90</text:p>
          </table:table-cell>
          <table:table-cell table:formula="of:=[.C247]/[.D247]" office:value-type="percentage" office:value="0.377777777777778" calcext:value-type="percentage">
            <text:p>37.78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248])" office:value-type="float" office:value="90" calcext:value-type="float">
            <text:p>90</text:p>
          </table:table-cell>
          <table:table-cell table:formula="of:=[.C248]/[.D248]" office:value-type="percentage" office:value="0.377777777777778" calcext:value-type="percentage">
            <text:p>37.78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249])" office:value-type="float" office:value="90" calcext:value-type="float">
            <text:p>90</text:p>
          </table:table-cell>
          <table:table-cell table:formula="of:=[.C249]/[.D249]" office:value-type="percentage" office:value="0.377777777777778" calcext:value-type="percentage">
            <text:p>37.78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250])" office:value-type="float" office:value="98" calcext:value-type="float">
            <text:p>98</text:p>
          </table:table-cell>
          <table:table-cell table:formula="of:=[.C250]/[.D250]" office:value-type="percentage" office:value="0.377551020408163" calcext:value-type="percentage">
            <text:p>37.76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251])" office:value-type="float" office:value="61" calcext:value-type="float">
            <text:p>61</text:p>
          </table:table-cell>
          <table:table-cell table:formula="of:=[.C251]/[.D251]" office:value-type="percentage" office:value="0.377049180327869" calcext:value-type="percentage">
            <text:p>37.70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52])" office:value-type="float" office:value="69" calcext:value-type="float">
            <text:p>69</text:p>
          </table:table-cell>
          <table:table-cell table:formula="of:=[.C252]/[.D252]" office:value-type="percentage" office:value="0.376811594202899" calcext:value-type="percentage">
            <text:p>37.68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53])" office:value-type="float" office:value="69" calcext:value-type="float">
            <text:p>69</text:p>
          </table:table-cell>
          <table:table-cell table:formula="of:=[.C253]/[.D253]" office:value-type="percentage" office:value="0.376811594202899" calcext:value-type="percentage">
            <text:p>37.68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54])" office:value-type="float" office:value="69" calcext:value-type="float">
            <text:p>69</text:p>
          </table:table-cell>
          <table:table-cell table:formula="of:=[.C254]/[.D254]" office:value-type="percentage" office:value="0.376811594202899" calcext:value-type="percentage">
            <text:p>37.68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55])" office:value-type="float" office:value="69" calcext:value-type="float">
            <text:p>69</text:p>
          </table:table-cell>
          <table:table-cell table:formula="of:=[.C255]/[.D255]" office:value-type="percentage" office:value="0.376811594202899" calcext:value-type="percentage">
            <text:p>37.68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56])" office:value-type="float" office:value="77" calcext:value-type="float">
            <text:p>77</text:p>
          </table:table-cell>
          <table:table-cell table:formula="of:=[.C256]/[.D256]" office:value-type="percentage" office:value="0.376623376623377" calcext:value-type="percentage">
            <text:p>37.66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57])" office:value-type="float" office:value="77" calcext:value-type="float">
            <text:p>77</text:p>
          </table:table-cell>
          <table:table-cell table:formula="of:=[.C257]/[.D257]" office:value-type="percentage" office:value="0.376623376623377" calcext:value-type="percentage">
            <text:p>37.66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58])" office:value-type="float" office:value="77" calcext:value-type="float">
            <text:p>77</text:p>
          </table:table-cell>
          <table:table-cell table:formula="of:=[.C258]/[.D258]" office:value-type="percentage" office:value="0.376623376623377" calcext:value-type="percentage">
            <text:p>37.66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59])" office:value-type="float" office:value="85" calcext:value-type="float">
            <text:p>85</text:p>
          </table:table-cell>
          <table:table-cell table:formula="of:=[.C259]/[.D259]" office:value-type="percentage" office:value="0.376470588235294" calcext:value-type="percentage">
            <text:p>37.65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60])" office:value-type="float" office:value="85" calcext:value-type="float">
            <text:p>85</text:p>
          </table:table-cell>
          <table:table-cell table:formula="of:=[.C260]/[.D260]" office:value-type="percentage" office:value="0.376470588235294" calcext:value-type="percentage">
            <text:p>37.65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61])" office:value-type="float" office:value="88" calcext:value-type="float">
            <text:p>88</text:p>
          </table:table-cell>
          <table:table-cell table:formula="of:=[.C261]/[.D261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62])" office:value-type="float" office:value="80" calcext:value-type="float">
            <text:p>80</text:p>
          </table:table-cell>
          <table:table-cell table:formula="of:=[.C262]/[.D262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63])" office:value-type="float" office:value="80" calcext:value-type="float">
            <text:p>80</text:p>
          </table:table-cell>
          <table:table-cell table:formula="of:=[.C263]/[.D263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64])" office:value-type="float" office:value="80" calcext:value-type="float">
            <text:p>80</text:p>
          </table:table-cell>
          <table:table-cell table:formula="of:=[.C264]/[.D264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65])" office:value-type="float" office:value="80" calcext:value-type="float">
            <text:p>80</text:p>
          </table:table-cell>
          <table:table-cell table:formula="of:=[.C265]/[.D265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266])" office:value-type="float" office:value="64" calcext:value-type="float">
            <text:p>64</text:p>
          </table:table-cell>
          <table:table-cell table:formula="of:=[.C266]/[.D266]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67])" office:value-type="float" office:value="83" calcext:value-type="float">
            <text:p>83</text:p>
          </table:table-cell>
          <table:table-cell table:formula="of:=[.C267]/[.D267]" office:value-type="percentage" office:value="0.373493975903614" calcext:value-type="percentage">
            <text:p>37.35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68])" office:value-type="float" office:value="83" calcext:value-type="float">
            <text:p>83</text:p>
          </table:table-cell>
          <table:table-cell table:formula="of:=[.C268]/[.D268]" office:value-type="percentage" office:value="0.373493975903614" calcext:value-type="percentage">
            <text:p>37.35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269])" office:value-type="float" office:value="83" calcext:value-type="float">
            <text:p>83</text:p>
          </table:table-cell>
          <table:table-cell table:formula="of:=[.C269]/[.D269]" office:value-type="percentage" office:value="0.373493975903614" calcext:value-type="percentage">
            <text:p>37.35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70])" office:value-type="float" office:value="75" calcext:value-type="float">
            <text:p>75</text:p>
          </table:table-cell>
          <table:table-cell table:formula="of:=[.C270]/[.D270]" office:value-type="percentage" office:value="0.373333333333333" calcext:value-type="percentage">
            <text:p>37.33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71])" office:value-type="float" office:value="75" calcext:value-type="float">
            <text:p>75</text:p>
          </table:table-cell>
          <table:table-cell table:formula="of:=[.C271]/[.D271]" office:value-type="percentage" office:value="0.373333333333333" calcext:value-type="percentage">
            <text:p>37.33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272])" office:value-type="float" office:value="75" calcext:value-type="float">
            <text:p>75</text:p>
          </table:table-cell>
          <table:table-cell table:formula="of:=[.C272]/[.D272]" office:value-type="percentage" office:value="0.373333333333333" calcext:value-type="percentage">
            <text:p>37.33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73])" office:value-type="float" office:value="67" calcext:value-type="float">
            <text:p>67</text:p>
          </table:table-cell>
          <table:table-cell table:formula="of:=[.C273]/[.D273]" office:value-type="percentage" office:value="0.373134328358209" calcext:value-type="percentage">
            <text:p>37.31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74])" office:value-type="float" office:value="67" calcext:value-type="float">
            <text:p>67</text:p>
          </table:table-cell>
          <table:table-cell table:formula="of:=[.C274]/[.D274]" office:value-type="percentage" office:value="0.373134328358209" calcext:value-type="percentage">
            <text:p>37.31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75])" office:value-type="float" office:value="67" calcext:value-type="float">
            <text:p>67</text:p>
          </table:table-cell>
          <table:table-cell table:formula="of:=[.C275]/[.D275]" office:value-type="percentage" office:value="0.373134328358209" calcext:value-type="percentage">
            <text:p>37.31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76])" office:value-type="float" office:value="67" calcext:value-type="float">
            <text:p>67</text:p>
          </table:table-cell>
          <table:table-cell table:formula="of:=[.C276]/[.D276]" office:value-type="percentage" office:value="0.373134328358209" calcext:value-type="percentage">
            <text:p>37.31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277])" office:value-type="float" office:value="67" calcext:value-type="float">
            <text:p>67</text:p>
          </table:table-cell>
          <table:table-cell table:formula="of:=[.C277]/[.D277]" office:value-type="percentage" office:value="0.373134328358209" calcext:value-type="percentage">
            <text:p>37.31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278])" office:value-type="float" office:value="59" calcext:value-type="float">
            <text:p>59</text:p>
          </table:table-cell>
          <table:table-cell table:formula="of:=[.C278]/[.D278]" office:value-type="percentage" office:value="0.372881355932203" calcext:value-type="percentage">
            <text:p>37.29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279])" office:value-type="float" office:value="59" calcext:value-type="float">
            <text:p>59</text:p>
          </table:table-cell>
          <table:table-cell table:formula="of:=[.C279]/[.D279]" office:value-type="percentage" office:value="0.372881355932203" calcext:value-type="percentage">
            <text:p>37.29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280])" office:value-type="float" office:value="94" calcext:value-type="float">
            <text:p>94</text:p>
          </table:table-cell>
          <table:table-cell table:formula="of:=[.C280]/[.D280]" office:value-type="percentage" office:value="0.372340425531915" calcext:value-type="percentage">
            <text:p>37.23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281])" office:value-type="float" office:value="86" calcext:value-type="float">
            <text:p>86</text:p>
          </table:table-cell>
          <table:table-cell table:formula="of:=[.C281]/[.D281]" office:value-type="percentage" office:value="0.372093023255814" calcext:value-type="percentage">
            <text:p>37.21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2])" office:value-type="float" office:value="78" calcext:value-type="float">
            <text:p>78</text:p>
          </table:table-cell>
          <table:table-cell table:formula="of:=[.C282]/[.D282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3])" office:value-type="float" office:value="78" calcext:value-type="float">
            <text:p>78</text:p>
          </table:table-cell>
          <table:table-cell table:formula="of:=[.C283]/[.D283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4])" office:value-type="float" office:value="78" calcext:value-type="float">
            <text:p>78</text:p>
          </table:table-cell>
          <table:table-cell table:formula="of:=[.C284]/[.D284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5])" office:value-type="float" office:value="78" calcext:value-type="float">
            <text:p>78</text:p>
          </table:table-cell>
          <table:table-cell table:formula="of:=[.C285]/[.D285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6])" office:value-type="float" office:value="78" calcext:value-type="float">
            <text:p>78</text:p>
          </table:table-cell>
          <table:table-cell table:formula="of:=[.C286]/[.D286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7])" office:value-type="float" office:value="78" calcext:value-type="float">
            <text:p>78</text:p>
          </table:table-cell>
          <table:table-cell table:formula="of:=[.C287]/[.D287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8])" office:value-type="float" office:value="78" calcext:value-type="float">
            <text:p>78</text:p>
          </table:table-cell>
          <table:table-cell table:formula="of:=[.C288]/[.D288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89])" office:value-type="float" office:value="78" calcext:value-type="float">
            <text:p>78</text:p>
          </table:table-cell>
          <table:table-cell table:formula="of:=[.C289]/[.D289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290])" office:value-type="float" office:value="78" calcext:value-type="float">
            <text:p>78</text:p>
          </table:table-cell>
          <table:table-cell table:formula="of:=[.C290]/[.D290]" office:value-type="percentage" office:value="0.371794871794872" calcext:value-type="percentage">
            <text:p>37.18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91])" office:value-type="float" office:value="70" calcext:value-type="float">
            <text:p>70</text:p>
          </table:table-cell>
          <table:table-cell table:formula="of:=[.C291]/[.D291]" office:value-type="percentage" office:value="0.371428571428571" calcext:value-type="percentage">
            <text:p>37.14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292])" office:value-type="float" office:value="70" calcext:value-type="float">
            <text:p>70</text:p>
          </table:table-cell>
          <table:table-cell table:formula="of:=[.C292]/[.D292]" office:value-type="percentage" office:value="0.371428571428571" calcext:value-type="percentage">
            <text:p>37.14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93])" office:value-type="float" office:value="89" calcext:value-type="float">
            <text:p>89</text:p>
          </table:table-cell>
          <table:table-cell table:formula="of:=[.C293]/[.D293]" office:value-type="percentage" office:value="0.370786516853933" calcext:value-type="percentage">
            <text:p>37.08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294])" office:value-type="float" office:value="89" calcext:value-type="float">
            <text:p>89</text:p>
          </table:table-cell>
          <table:table-cell table:formula="of:=[.C294]/[.D294]" office:value-type="percentage" office:value="0.370786516853933" calcext:value-type="percentage">
            <text:p>37.08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95])" office:value-type="float" office:value="81" calcext:value-type="float">
            <text:p>81</text:p>
          </table:table-cell>
          <table:table-cell table:formula="of:=[.C295]/[.D295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96])" office:value-type="float" office:value="81" calcext:value-type="float">
            <text:p>81</text:p>
          </table:table-cell>
          <table:table-cell table:formula="of:=[.C296]/[.D296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97])" office:value-type="float" office:value="81" calcext:value-type="float">
            <text:p>81</text:p>
          </table:table-cell>
          <table:table-cell table:formula="of:=[.C297]/[.D297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98])" office:value-type="float" office:value="81" calcext:value-type="float">
            <text:p>81</text:p>
          </table:table-cell>
          <table:table-cell table:formula="of:=[.C298]/[.D298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299])" office:value-type="float" office:value="81" calcext:value-type="float">
            <text:p>81</text:p>
          </table:table-cell>
          <table:table-cell table:formula="of:=[.C299]/[.D299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00])" office:value-type="float" office:value="81" calcext:value-type="float">
            <text:p>81</text:p>
          </table:table-cell>
          <table:table-cell table:formula="of:=[.C300]/[.D300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01])" office:value-type="float" office:value="81" calcext:value-type="float">
            <text:p>81</text:p>
          </table:table-cell>
          <table:table-cell table:formula="of:=[.C301]/[.D301]" office:value-type="percentage" office:value="0.37037037037037" calcext:value-type="percentage">
            <text:p>37.04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302])" office:value-type="float" office:value="100" calcext:value-type="float">
            <text:p>100</text:p>
          </table:table-cell>
          <table:table-cell table:formula="of:=[.C302]/[.D302]" office:value-type="percentage" office:value="0.37" calcext:value-type="percentage">
            <text:p>37.0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SUMIFS([.C$1:.C$1048576];[.A$1:.A$1048576];[.A303])" office:value-type="float" office:value="100" calcext:value-type="float">
            <text:p>100</text:p>
          </table:table-cell>
          <table:table-cell table:formula="of:=[.C303]/[.D303]" office:value-type="percentage" office:value="0.37" calcext:value-type="percentage">
            <text:p>37.00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04])" office:value-type="float" office:value="73" calcext:value-type="float">
            <text:p>73</text:p>
          </table:table-cell>
          <table:table-cell table:formula="of:=[.C304]/[.D304]" office:value-type="percentage" office:value="0.36986301369863" calcext:value-type="percentage">
            <text:p>36.99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05])" office:value-type="float" office:value="73" calcext:value-type="float">
            <text:p>73</text:p>
          </table:table-cell>
          <table:table-cell table:formula="of:=[.C305]/[.D305]" office:value-type="percentage" office:value="0.36986301369863" calcext:value-type="percentage">
            <text:p>36.99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306])" office:value-type="float" office:value="92" calcext:value-type="float">
            <text:p>92</text:p>
          </table:table-cell>
          <table:table-cell table:formula="of:=[.C306]/[.D306]" office:value-type="percentage" office:value="0.369565217391304" calcext:value-type="percentage">
            <text:p>36.96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307])" office:value-type="float" office:value="92" calcext:value-type="float">
            <text:p>92</text:p>
          </table:table-cell>
          <table:table-cell table:formula="of:=[.C307]/[.D307]" office:value-type="percentage" office:value="0.369565217391304" calcext:value-type="percentage">
            <text:p>36.96%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08])" office:value-type="float" office:value="65" calcext:value-type="float">
            <text:p>65</text:p>
          </table:table-cell>
          <table:table-cell table:formula="of:=[.C308]/[.D308]" office:value-type="percentage" office:value="0.369230769230769" calcext:value-type="percentage">
            <text:p>36.92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09])" office:value-type="float" office:value="65" calcext:value-type="float">
            <text:p>65</text:p>
          </table:table-cell>
          <table:table-cell table:formula="of:=[.C309]/[.D309]" office:value-type="percentage" office:value="0.369230769230769" calcext:value-type="percentage">
            <text:p>36.92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10])" office:value-type="float" office:value="65" calcext:value-type="float">
            <text:p>65</text:p>
          </table:table-cell>
          <table:table-cell table:formula="of:=[.C310]/[.D310]" office:value-type="percentage" office:value="0.369230769230769" calcext:value-type="percentage">
            <text:p>36.92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11])" office:value-type="float" office:value="65" calcext:value-type="float">
            <text:p>65</text:p>
          </table:table-cell>
          <table:table-cell table:formula="of:=[.C311]/[.D311]" office:value-type="percentage" office:value="0.369230769230769" calcext:value-type="percentage">
            <text:p>36.92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2])" office:value-type="float" office:value="84" calcext:value-type="float">
            <text:p>84</text:p>
          </table:table-cell>
          <table:table-cell table:formula="of:=[.C312]/[.D312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3])" office:value-type="float" office:value="84" calcext:value-type="float">
            <text:p>84</text:p>
          </table:table-cell>
          <table:table-cell table:formula="of:=[.C313]/[.D313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4])" office:value-type="float" office:value="84" calcext:value-type="float">
            <text:p>84</text:p>
          </table:table-cell>
          <table:table-cell table:formula="of:=[.C314]/[.D314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5])" office:value-type="float" office:value="84" calcext:value-type="float">
            <text:p>84</text:p>
          </table:table-cell>
          <table:table-cell table:formula="of:=[.C315]/[.D315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6])" office:value-type="float" office:value="84" calcext:value-type="float">
            <text:p>84</text:p>
          </table:table-cell>
          <table:table-cell table:formula="of:=[.C316]/[.D316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17])" office:value-type="float" office:value="84" calcext:value-type="float">
            <text:p>84</text:p>
          </table:table-cell>
          <table:table-cell table:formula="of:=[.C317]/[.D317]" office:value-type="percentage" office:value="0.369047619047619" calcext:value-type="percentage">
            <text:p>36.90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SUMIFS([.C$1:.C$1048576];[.A$1:.A$1048576];[.A318])" office:value-type="float" office:value="103" calcext:value-type="float">
            <text:p>103</text:p>
          </table:table-cell>
          <table:table-cell table:formula="of:=[.C318]/[.D318]" office:value-type="percentage" office:value="0.368932038834951" calcext:value-type="percentage">
            <text:p>36.89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319])" office:value-type="float" office:value="95" calcext:value-type="float">
            <text:p>95</text:p>
          </table:table-cell>
          <table:table-cell table:formula="of:=[.C319]/[.D319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20])" office:value-type="float" office:value="76" calcext:value-type="float">
            <text:p>76</text:p>
          </table:table-cell>
          <table:table-cell table:formula="of:=[.C320]/[.D320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21])" office:value-type="float" office:value="76" calcext:value-type="float">
            <text:p>76</text:p>
          </table:table-cell>
          <table:table-cell table:formula="of:=[.C321]/[.D321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322])" office:value-type="float" office:value="57" calcext:value-type="float">
            <text:p>57</text:p>
          </table:table-cell>
          <table:table-cell table:formula="of:=[.C322]/[.D322]" office:value-type="percentage" office:value="0.368421052631579" calcext:value-type="percentage">
            <text:p>36.84%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23])" office:value-type="float" office:value="87" calcext:value-type="float">
            <text:p>87</text:p>
          </table:table-cell>
          <table:table-cell table:formula="of:=[.C323]/[.D323]" office:value-type="percentage" office:value="0.367816091954023" calcext:value-type="percentage">
            <text:p>36.78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24])" office:value-type="float" office:value="87" calcext:value-type="float">
            <text:p>87</text:p>
          </table:table-cell>
          <table:table-cell table:formula="of:=[.C324]/[.D324]" office:value-type="percentage" office:value="0.367816091954023" calcext:value-type="percentage">
            <text:p>36.78%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25])" office:value-type="float" office:value="87" calcext:value-type="float">
            <text:p>87</text:p>
          </table:table-cell>
          <table:table-cell table:formula="of:=[.C325]/[.D325]" office:value-type="percentage" office:value="0.367816091954023" calcext:value-type="percentage">
            <text:p>36.78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26])" office:value-type="float" office:value="68" calcext:value-type="float">
            <text:p>68</text:p>
          </table:table-cell>
          <table:table-cell table:formula="of:=[.C326]/[.D326]" office:value-type="percentage" office:value="0.367647058823529" calcext:value-type="percentage">
            <text:p>36.76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27])" office:value-type="float" office:value="68" calcext:value-type="float">
            <text:p>68</text:p>
          </table:table-cell>
          <table:table-cell table:formula="of:=[.C327]/[.D327]" office:value-type="percentage" office:value="0.367647058823529" calcext:value-type="percentage">
            <text:p>36.76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28])" office:value-type="float" office:value="68" calcext:value-type="float">
            <text:p>68</text:p>
          </table:table-cell>
          <table:table-cell table:formula="of:=[.C328]/[.D328]" office:value-type="percentage" office:value="0.367647058823529" calcext:value-type="percentage">
            <text:p>36.76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29])" office:value-type="float" office:value="68" calcext:value-type="float">
            <text:p>68</text:p>
          </table:table-cell>
          <table:table-cell table:formula="of:=[.C329]/[.D329]" office:value-type="percentage" office:value="0.367647058823529" calcext:value-type="percentage">
            <text:p>36.76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330])" office:value-type="float" office:value="98" calcext:value-type="float">
            <text:p>98</text:p>
          </table:table-cell>
          <table:table-cell table:formula="of:=[.C330]/[.D330]" office:value-type="percentage" office:value="0.36734693877551" calcext:value-type="percentage">
            <text:p>36.73%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31])" office:value-type="float" office:value="79" calcext:value-type="float">
            <text:p>79</text:p>
          </table:table-cell>
          <table:table-cell table:formula="of:=[.C331]/[.D331]" office:value-type="percentage" office:value="0.367088607594937" calcext:value-type="percentage">
            <text:p>36.71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32])" office:value-type="float" office:value="79" calcext:value-type="float">
            <text:p>79</text:p>
          </table:table-cell>
          <table:table-cell table:formula="of:=[.C332]/[.D332]" office:value-type="percentage" office:value="0.367088607594937" calcext:value-type="percentage">
            <text:p>36.71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33])" office:value-type="float" office:value="79" calcext:value-type="float">
            <text:p>79</text:p>
          </table:table-cell>
          <table:table-cell table:formula="of:=[.C333]/[.D333]" office:value-type="percentage" office:value="0.367088607594937" calcext:value-type="percentage">
            <text:p>36.71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34])" office:value-type="float" office:value="79" calcext:value-type="float">
            <text:p>79</text:p>
          </table:table-cell>
          <table:table-cell table:formula="of:=[.C334]/[.D334]" office:value-type="percentage" office:value="0.367088607594937" calcext:value-type="percentage">
            <text:p>36.71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35])" office:value-type="float" office:value="90" calcext:value-type="float">
            <text:p>90</text:p>
          </table:table-cell>
          <table:table-cell table:formula="of:=[.C335]/[.D335]" office:value-type="percentage" office:value="0.366666666666667" calcext:value-type="percentage">
            <text:p>36.67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336])" office:value-type="float" office:value="71" calcext:value-type="float">
            <text:p>71</text:p>
          </table:table-cell>
          <table:table-cell table:formula="of:=[.C336]/[.D336]" office:value-type="percentage" office:value="0.366197183098592" calcext:value-type="percentage">
            <text:p>36.62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337])" office:value-type="float" office:value="71" calcext:value-type="float">
            <text:p>71</text:p>
          </table:table-cell>
          <table:table-cell table:formula="of:=[.C337]/[.D337]" office:value-type="percentage" office:value="0.366197183098592" calcext:value-type="percentage">
            <text:p>36.62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38])" office:value-type="float" office:value="82" calcext:value-type="float">
            <text:p>82</text:p>
          </table:table-cell>
          <table:table-cell table:formula="of:=[.C338]/[.D338]" office:value-type="percentage" office:value="0.365853658536585" calcext:value-type="percentage">
            <text:p>36.59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39])" office:value-type="float" office:value="82" calcext:value-type="float">
            <text:p>82</text:p>
          </table:table-cell>
          <table:table-cell table:formula="of:=[.C339]/[.D339]" office:value-type="percentage" office:value="0.365853658536585" calcext:value-type="percentage">
            <text:p>36.59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40])" office:value-type="float" office:value="82" calcext:value-type="float">
            <text:p>82</text:p>
          </table:table-cell>
          <table:table-cell table:formula="of:=[.C340]/[.D340]" office:value-type="percentage" office:value="0.365853658536585" calcext:value-type="percentage">
            <text:p>36.59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41])" office:value-type="float" office:value="82" calcext:value-type="float">
            <text:p>82</text:p>
          </table:table-cell>
          <table:table-cell table:formula="of:=[.C341]/[.D341]" office:value-type="percentage" office:value="0.365853658536585" calcext:value-type="percentage">
            <text:p>36.59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342])" office:value-type="float" office:value="63" calcext:value-type="float">
            <text:p>63</text:p>
          </table:table-cell>
          <table:table-cell table:formula="of:=[.C342]/[.D342]" office:value-type="percentage" office:value="0.365079365079365" calcext:value-type="percentage">
            <text:p>36.51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343])" office:value-type="float" office:value="63" calcext:value-type="float">
            <text:p>63</text:p>
          </table:table-cell>
          <table:table-cell table:formula="of:=[.C343]/[.D343]" office:value-type="percentage" office:value="0.365079365079365" calcext:value-type="percentage">
            <text:p>36.51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44])" office:value-type="float" office:value="74" calcext:value-type="float">
            <text:p>74</text:p>
          </table:table-cell>
          <table:table-cell table:formula="of:=[.C344]/[.D344]" office:value-type="percentage" office:value="0.364864864864865" calcext:value-type="percentage">
            <text:p>36.49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45])" office:value-type="float" office:value="74" calcext:value-type="float">
            <text:p>74</text:p>
          </table:table-cell>
          <table:table-cell table:formula="of:=[.C345]/[.D345]" office:value-type="percentage" office:value="0.364864864864865" calcext:value-type="percentage">
            <text:p>36.49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46])" office:value-type="float" office:value="88" calcext:value-type="float">
            <text:p>88</text:p>
          </table:table-cell>
          <table:table-cell table:formula="of:=[.C346]/[.D346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47])" office:value-type="float" office:value="88" calcext:value-type="float">
            <text:p>88</text:p>
          </table:table-cell>
          <table:table-cell table:formula="of:=[.C347]/[.D347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48])" office:value-type="float" office:value="77" calcext:value-type="float">
            <text:p>77</text:p>
          </table:table-cell>
          <table:table-cell table:formula="of:=[.C348]/[.D348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49])" office:value-type="float" office:value="77" calcext:value-type="float">
            <text:p>77</text:p>
          </table:table-cell>
          <table:table-cell table:formula="of:=[.C349]/[.D349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50])" office:value-type="float" office:value="66" calcext:value-type="float">
            <text:p>66</text:p>
          </table:table-cell>
          <table:table-cell table:formula="of:=[.C350]/[.D350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51])" office:value-type="float" office:value="66" calcext:value-type="float">
            <text:p>66</text:p>
          </table:table-cell>
          <table:table-cell table:formula="of:=[.C351]/[.D351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52])" office:value-type="float" office:value="66" calcext:value-type="float">
            <text:p>66</text:p>
          </table:table-cell>
          <table:table-cell table:formula="of:=[.C352]/[.D352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53])" office:value-type="float" office:value="66" calcext:value-type="float">
            <text:p>66</text:p>
          </table:table-cell>
          <table:table-cell table:formula="of:=[.C353]/[.D353]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54])" office:value-type="float" office:value="91" calcext:value-type="float">
            <text:p>91</text:p>
          </table:table-cell>
          <table:table-cell table:formula="of:=[.C354]/[.D354]" office:value-type="percentage" office:value="0.362637362637363" calcext:value-type="percentage">
            <text:p>36.26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55])" office:value-type="float" office:value="80" calcext:value-type="float">
            <text:p>80</text:p>
          </table:table-cell>
          <table:table-cell table:formula="of:=[.C355]/[.D355]"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56])" office:value-type="float" office:value="80" calcext:value-type="float">
            <text:p>80</text:p>
          </table:table-cell>
          <table:table-cell table:formula="of:=[.C356]/[.D356]"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57])" office:value-type="float" office:value="80" calcext:value-type="float">
            <text:p>80</text:p>
          </table:table-cell>
          <table:table-cell table:formula="of:=[.C357]/[.D357]"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58])" office:value-type="float" office:value="80" calcext:value-type="float">
            <text:p>80</text:p>
          </table:table-cell>
          <table:table-cell table:formula="of:=[.C358]/[.D358]" office:value-type="percentage" office:value="0.3625" calcext:value-type="percentage">
            <text:p>36.25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59])" office:value-type="float" office:value="69" calcext:value-type="float">
            <text:p>69</text:p>
          </table:table-cell>
          <table:table-cell table:formula="of:=[.C359]/[.D359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60])" office:value-type="float" office:value="69" calcext:value-type="float">
            <text:p>69</text:p>
          </table:table-cell>
          <table:table-cell table:formula="of:=[.C360]/[.D360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61])" office:value-type="float" office:value="69" calcext:value-type="float">
            <text:p>69</text:p>
          </table:table-cell>
          <table:table-cell table:formula="of:=[.C361]/[.D361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62])" office:value-type="float" office:value="69" calcext:value-type="float">
            <text:p>69</text:p>
          </table:table-cell>
          <table:table-cell table:formula="of:=[.C362]/[.D362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63])" office:value-type="float" office:value="69" calcext:value-type="float">
            <text:p>69</text:p>
          </table:table-cell>
          <table:table-cell table:formula="of:=[.C363]/[.D363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364])" office:value-type="float" office:value="69" calcext:value-type="float">
            <text:p>69</text:p>
          </table:table-cell>
          <table:table-cell table:formula="of:=[.C364]/[.D364]" office:value-type="percentage" office:value="0.36231884057971" calcext:value-type="percentage">
            <text:p>36.23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365])" office:value-type="float" office:value="83" calcext:value-type="float">
            <text:p>83</text:p>
          </table:table-cell>
          <table:table-cell table:formula="of:=[.C365]/[.D365]" office:value-type="percentage" office:value="0.36144578313253" calcext:value-type="percentage">
            <text:p>36.14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366])" office:value-type="float" office:value="72" calcext:value-type="float">
            <text:p>72</text:p>
          </table:table-cell>
          <table:table-cell table:formula="of:=[.C366]/[.D366]" office:value-type="percentage" office:value="0.361111111111111" calcext:value-type="percentage">
            <text:p>36.11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367])" office:value-type="float" office:value="72" calcext:value-type="float">
            <text:p>72</text:p>
          </table:table-cell>
          <table:table-cell table:formula="of:=[.C367]/[.D367]" office:value-type="percentage" office:value="0.361111111111111" calcext:value-type="percentage">
            <text:p>36.11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368])" office:value-type="float" office:value="97" calcext:value-type="float">
            <text:p>97</text:p>
          </table:table-cell>
          <table:table-cell table:formula="of:=[.C368]/[.D368]" office:value-type="percentage" office:value="0.360824742268041" calcext:value-type="percentage">
            <text:p>36.08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369])" office:value-type="float" office:value="97" calcext:value-type="float">
            <text:p>97</text:p>
          </table:table-cell>
          <table:table-cell table:formula="of:=[.C369]/[.D369]" office:value-type="percentage" office:value="0.360824742268041" calcext:value-type="percentage">
            <text:p>36.08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370])" office:value-type="float" office:value="86" calcext:value-type="float">
            <text:p>86</text:p>
          </table:table-cell>
          <table:table-cell table:formula="of:=[.C370]/[.D370]" office:value-type="percentage" office:value="0.36046511627907" calcext:value-type="percentage">
            <text:p>36.05%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1])" office:value-type="float" office:value="75" calcext:value-type="float">
            <text:p>75</text:p>
          </table:table-cell>
          <table:table-cell table:formula="of:=[.C371]/[.D371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2])" office:value-type="float" office:value="75" calcext:value-type="float">
            <text:p>75</text:p>
          </table:table-cell>
          <table:table-cell table:formula="of:=[.C372]/[.D372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3])" office:value-type="float" office:value="75" calcext:value-type="float">
            <text:p>75</text:p>
          </table:table-cell>
          <table:table-cell table:formula="of:=[.C373]/[.D373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4])" office:value-type="float" office:value="75" calcext:value-type="float">
            <text:p>75</text:p>
          </table:table-cell>
          <table:table-cell table:formula="of:=[.C374]/[.D374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5])" office:value-type="float" office:value="75" calcext:value-type="float">
            <text:p>75</text:p>
          </table:table-cell>
          <table:table-cell table:formula="of:=[.C375]/[.D375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6])" office:value-type="float" office:value="75" calcext:value-type="float">
            <text:p>75</text:p>
          </table:table-cell>
          <table:table-cell table:formula="of:=[.C376]/[.D376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377])" office:value-type="float" office:value="75" calcext:value-type="float">
            <text:p>75</text:p>
          </table:table-cell>
          <table:table-cell table:formula="of:=[.C377]/[.D377]" office:value-type="percentage" office:value="0.36" calcext:value-type="percentage">
            <text:p>36.00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78])" office:value-type="float" office:value="89" calcext:value-type="float">
            <text:p>89</text:p>
          </table:table-cell>
          <table:table-cell table:formula="of:=[.C378]/[.D378]" office:value-type="percentage" office:value="0.359550561797753" calcext:value-type="percentage">
            <text:p>35.96%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379])" office:value-type="float" office:value="89" calcext:value-type="float">
            <text:p>89</text:p>
          </table:table-cell>
          <table:table-cell table:formula="of:=[.C379]/[.D379]" office:value-type="percentage" office:value="0.359550561797753" calcext:value-type="percentage">
            <text:p>35.96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380])" office:value-type="float" office:value="64" calcext:value-type="float">
            <text:p>64</text:p>
          </table:table-cell>
          <table:table-cell table:formula="of:=[.C380]/[.D380]" office:value-type="percentage" office:value="0.359375" calcext:value-type="percentage">
            <text:p>35.94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381])" office:value-type="float" office:value="64" calcext:value-type="float">
            <text:p>64</text:p>
          </table:table-cell>
          <table:table-cell table:formula="of:=[.C381]/[.D381]" office:value-type="percentage" office:value="0.359375" calcext:value-type="percentage">
            <text:p>35.94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2])" office:value-type="float" office:value="78" calcext:value-type="float">
            <text:p>78</text:p>
          </table:table-cell>
          <table:table-cell table:formula="of:=[.C382]/[.D382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3])" office:value-type="float" office:value="78" calcext:value-type="float">
            <text:p>78</text:p>
          </table:table-cell>
          <table:table-cell table:formula="of:=[.C383]/[.D383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4])" office:value-type="float" office:value="78" calcext:value-type="float">
            <text:p>78</text:p>
          </table:table-cell>
          <table:table-cell table:formula="of:=[.C384]/[.D384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5])" office:value-type="float" office:value="78" calcext:value-type="float">
            <text:p>78</text:p>
          </table:table-cell>
          <table:table-cell table:formula="of:=[.C385]/[.D385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6])" office:value-type="float" office:value="78" calcext:value-type="float">
            <text:p>78</text:p>
          </table:table-cell>
          <table:table-cell table:formula="of:=[.C386]/[.D386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387])" office:value-type="float" office:value="78" calcext:value-type="float">
            <text:p>78</text:p>
          </table:table-cell>
          <table:table-cell table:formula="of:=[.C387]/[.D387]" office:value-type="percentage" office:value="0.358974358974359" calcext:value-type="percentage">
            <text:p>35.90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88])" office:value-type="float" office:value="92" calcext:value-type="float">
            <text:p>92</text:p>
          </table:table-cell>
          <table:table-cell table:formula="of:=[.C388]/[.D388]" office:value-type="percentage" office:value="0.358695652173913" calcext:value-type="percentage">
            <text:p>35.87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89])" office:value-type="float" office:value="92" calcext:value-type="float">
            <text:p>92</text:p>
          </table:table-cell>
          <table:table-cell table:formula="of:=[.C389]/[.D389]" office:value-type="percentage" office:value="0.358695652173913" calcext:value-type="percentage">
            <text:p>35.87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90])" office:value-type="float" office:value="92" calcext:value-type="float">
            <text:p>92</text:p>
          </table:table-cell>
          <table:table-cell table:formula="of:=[.C390]/[.D390]" office:value-type="percentage" office:value="0.358695652173913" calcext:value-type="percentage">
            <text:p>35.87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91])" office:value-type="float" office:value="92" calcext:value-type="float">
            <text:p>92</text:p>
          </table:table-cell>
          <table:table-cell table:formula="of:=[.C391]/[.D391]" office:value-type="percentage" office:value="0.358695652173913" calcext:value-type="percentage">
            <text:p>35.87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392])" office:value-type="float" office:value="92" calcext:value-type="float">
            <text:p>92</text:p>
          </table:table-cell>
          <table:table-cell table:formula="of:=[.C392]/[.D392]" office:value-type="percentage" office:value="0.358695652173913" calcext:value-type="percentage">
            <text:p>35.87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93])" office:value-type="float" office:value="67" calcext:value-type="float">
            <text:p>67</text:p>
          </table:table-cell>
          <table:table-cell table:formula="of:=[.C393]/[.D393]" office:value-type="percentage" office:value="0.358208955223881" calcext:value-type="percentage">
            <text:p>35.82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394])" office:value-type="float" office:value="67" calcext:value-type="float">
            <text:p>67</text:p>
          </table:table-cell>
          <table:table-cell table:formula="of:=[.C394]/[.D394]" office:value-type="percentage" office:value="0.358208955223881" calcext:value-type="percentage">
            <text:p>35.82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95])" office:value-type="float" office:value="81" calcext:value-type="float">
            <text:p>81</text:p>
          </table:table-cell>
          <table:table-cell table:formula="of:=[.C395]/[.D395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96])" office:value-type="float" office:value="81" calcext:value-type="float">
            <text:p>81</text:p>
          </table:table-cell>
          <table:table-cell table:formula="of:=[.C396]/[.D396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97])" office:value-type="float" office:value="81" calcext:value-type="float">
            <text:p>81</text:p>
          </table:table-cell>
          <table:table-cell table:formula="of:=[.C397]/[.D397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98])" office:value-type="float" office:value="81" calcext:value-type="float">
            <text:p>81</text:p>
          </table:table-cell>
          <table:table-cell table:formula="of:=[.C398]/[.D398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399])" office:value-type="float" office:value="81" calcext:value-type="float">
            <text:p>81</text:p>
          </table:table-cell>
          <table:table-cell table:formula="of:=[.C399]/[.D399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00])" office:value-type="float" office:value="81" calcext:value-type="float">
            <text:p>81</text:p>
          </table:table-cell>
          <table:table-cell table:formula="of:=[.C400]/[.D400]" office:value-type="percentage" office:value="0.358024691358025" calcext:value-type="percentage">
            <text:p>35.80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1])" office:value-type="float" office:value="84" calcext:value-type="float">
            <text:p>84</text:p>
          </table:table-cell>
          <table:table-cell table:formula="of:=[.C401]/[.D401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2])" office:value-type="float" office:value="84" calcext:value-type="float">
            <text:p>84</text:p>
          </table:table-cell>
          <table:table-cell table:formula="of:=[.C402]/[.D402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3])" office:value-type="float" office:value="84" calcext:value-type="float">
            <text:p>84</text:p>
          </table:table-cell>
          <table:table-cell table:formula="of:=[.C403]/[.D403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4])" office:value-type="float" office:value="84" calcext:value-type="float">
            <text:p>84</text:p>
          </table:table-cell>
          <table:table-cell table:formula="of:=[.C404]/[.D404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5])" office:value-type="float" office:value="84" calcext:value-type="float">
            <text:p>84</text:p>
          </table:table-cell>
          <table:table-cell table:formula="of:=[.C405]/[.D405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6])" office:value-type="float" office:value="84" calcext:value-type="float">
            <text:p>84</text:p>
          </table:table-cell>
          <table:table-cell table:formula="of:=[.C406]/[.D406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07])" office:value-type="float" office:value="84" calcext:value-type="float">
            <text:p>84</text:p>
          </table:table-cell>
          <table:table-cell table:formula="of:=[.C407]/[.D407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08])" office:value-type="float" office:value="70" calcext:value-type="float">
            <text:p>70</text:p>
          </table:table-cell>
          <table:table-cell table:formula="of:=[.C408]/[.D408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09])" office:value-type="float" office:value="70" calcext:value-type="float">
            <text:p>70</text:p>
          </table:table-cell>
          <table:table-cell table:formula="of:=[.C409]/[.D409]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SUMIFS([.C$1:.C$1048576];[.A$1:.A$1048576];[.A410])" office:value-type="float" office:value="101" calcext:value-type="float">
            <text:p>101</text:p>
          </table:table-cell>
          <table:table-cell table:formula="of:=[.C410]/[.D410]" office:value-type="percentage" office:value="0.356435643564356" calcext:value-type="percentage">
            <text:p>35.64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11])" office:value-type="float" office:value="87" calcext:value-type="float">
            <text:p>87</text:p>
          </table:table-cell>
          <table:table-cell table:formula="of:=[.C411]/[.D411]" office:value-type="percentage" office:value="0.35632183908046" calcext:value-type="percentage">
            <text:p>35.63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12])" office:value-type="float" office:value="87" calcext:value-type="float">
            <text:p>87</text:p>
          </table:table-cell>
          <table:table-cell table:formula="of:=[.C412]/[.D412]" office:value-type="percentage" office:value="0.35632183908046" calcext:value-type="percentage">
            <text:p>35.63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13])" office:value-type="float" office:value="87" calcext:value-type="float">
            <text:p>87</text:p>
          </table:table-cell>
          <table:table-cell table:formula="of:=[.C413]/[.D413]" office:value-type="percentage" office:value="0.35632183908046" calcext:value-type="percentage">
            <text:p>35.63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4])" office:value-type="float" office:value="73" calcext:value-type="float">
            <text:p>73</text:p>
          </table:table-cell>
          <table:table-cell table:formula="of:=[.C414]/[.D414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5])" office:value-type="float" office:value="73" calcext:value-type="float">
            <text:p>73</text:p>
          </table:table-cell>
          <table:table-cell table:formula="of:=[.C415]/[.D415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6])" office:value-type="float" office:value="73" calcext:value-type="float">
            <text:p>73</text:p>
          </table:table-cell>
          <table:table-cell table:formula="of:=[.C416]/[.D416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7])" office:value-type="float" office:value="73" calcext:value-type="float">
            <text:p>73</text:p>
          </table:table-cell>
          <table:table-cell table:formula="of:=[.C417]/[.D417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8])" office:value-type="float" office:value="73" calcext:value-type="float">
            <text:p>73</text:p>
          </table:table-cell>
          <table:table-cell table:formula="of:=[.C418]/[.D418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19])" office:value-type="float" office:value="73" calcext:value-type="float">
            <text:p>73</text:p>
          </table:table-cell>
          <table:table-cell table:formula="of:=[.C419]/[.D419]" office:value-type="percentage" office:value="0.356164383561644" calcext:value-type="percentage">
            <text:p>35.62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420])" office:value-type="float" office:value="90" calcext:value-type="float">
            <text:p>90</text:p>
          </table:table-cell>
          <table:table-cell table:formula="of:=[.C420]/[.D420]" office:value-type="percentage" office:value="0.355555555555556" calcext:value-type="percentage">
            <text:p>35.56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21])" office:value-type="float" office:value="76" calcext:value-type="float">
            <text:p>76</text:p>
          </table:table-cell>
          <table:table-cell table:formula="of:=[.C421]/[.D421]" office:value-type="percentage" office:value="0.355263157894737" calcext:value-type="percentage">
            <text:p>35.53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22])" office:value-type="float" office:value="93" calcext:value-type="float">
            <text:p>93</text:p>
          </table:table-cell>
          <table:table-cell table:formula="of:=[.C422]/[.D422]" office:value-type="percentage" office:value="0.354838709677419" calcext:value-type="percentage">
            <text:p>35.48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23])" office:value-type="float" office:value="93" calcext:value-type="float">
            <text:p>93</text:p>
          </table:table-cell>
          <table:table-cell table:formula="of:=[.C423]/[.D423]" office:value-type="percentage" office:value="0.354838709677419" calcext:value-type="percentage">
            <text:p>35.48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24])" office:value-type="float" office:value="93" calcext:value-type="float">
            <text:p>93</text:p>
          </table:table-cell>
          <table:table-cell table:formula="of:=[.C424]/[.D424]" office:value-type="percentage" office:value="0.354838709677419" calcext:value-type="percentage">
            <text:p>35.48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425])" office:value-type="float" office:value="62" calcext:value-type="float">
            <text:p>62</text:p>
          </table:table-cell>
          <table:table-cell table:formula="of:=[.C425]/[.D425]" office:value-type="percentage" office:value="0.354838709677419" calcext:value-type="percentage">
            <text:p>35.48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426])" office:value-type="float" office:value="62" calcext:value-type="float">
            <text:p>62</text:p>
          </table:table-cell>
          <table:table-cell table:formula="of:=[.C426]/[.D426]" office:value-type="percentage" office:value="0.354838709677419" calcext:value-type="percentage">
            <text:p>35.48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27])" office:value-type="float" office:value="79" calcext:value-type="float">
            <text:p>79</text:p>
          </table:table-cell>
          <table:table-cell table:formula="of:=[.C427]/[.D427]" office:value-type="percentage" office:value="0.354430379746835" calcext:value-type="percentage">
            <text:p>35.44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28])" office:value-type="float" office:value="79" calcext:value-type="float">
            <text:p>79</text:p>
          </table:table-cell>
          <table:table-cell table:formula="of:=[.C428]/[.D428]" office:value-type="percentage" office:value="0.354430379746835" calcext:value-type="percentage">
            <text:p>35.44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29])" office:value-type="float" office:value="79" calcext:value-type="float">
            <text:p>79</text:p>
          </table:table-cell>
          <table:table-cell table:formula="of:=[.C429]/[.D429]" office:value-type="percentage" office:value="0.354430379746835" calcext:value-type="percentage">
            <text:p>35.44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430])" office:value-type="float" office:value="65" calcext:value-type="float">
            <text:p>65</text:p>
          </table:table-cell>
          <table:table-cell table:formula="of:=[.C430]/[.D430]" office:value-type="percentage" office:value="0.353846153846154" calcext:value-type="percentage">
            <text:p>35.38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31])" office:value-type="float" office:value="82" calcext:value-type="float">
            <text:p>82</text:p>
          </table:table-cell>
          <table:table-cell table:formula="of:=[.C431]/[.D431]" office:value-type="percentage" office:value="0.353658536585366" calcext:value-type="percentage">
            <text:p>35.37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32])" office:value-type="float" office:value="82" calcext:value-type="float">
            <text:p>82</text:p>
          </table:table-cell>
          <table:table-cell table:formula="of:=[.C432]/[.D432]" office:value-type="percentage" office:value="0.353658536585366" calcext:value-type="percentage">
            <text:p>35.37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33])" office:value-type="float" office:value="85" calcext:value-type="float">
            <text:p>85</text:p>
          </table:table-cell>
          <table:table-cell table:formula="of:=[.C433]/[.D433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34])" office:value-type="float" office:value="85" calcext:value-type="float">
            <text:p>85</text:p>
          </table:table-cell>
          <table:table-cell table:formula="of:=[.C434]/[.D434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35])" office:value-type="float" office:value="85" calcext:value-type="float">
            <text:p>85</text:p>
          </table:table-cell>
          <table:table-cell table:formula="of:=[.C435]/[.D435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36])" office:value-type="float" office:value="85" calcext:value-type="float">
            <text:p>85</text:p>
          </table:table-cell>
          <table:table-cell table:formula="of:=[.C436]/[.D436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37])" office:value-type="float" office:value="85" calcext:value-type="float">
            <text:p>85</text:p>
          </table:table-cell>
          <table:table-cell table:formula="of:=[.C437]/[.D437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38])" office:value-type="float" office:value="68" calcext:value-type="float">
            <text:p>68</text:p>
          </table:table-cell>
          <table:table-cell table:formula="of:=[.C438]/[.D438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39])" office:value-type="float" office:value="68" calcext:value-type="float">
            <text:p>68</text:p>
          </table:table-cell>
          <table:table-cell table:formula="of:=[.C439]/[.D439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40])" office:value-type="float" office:value="68" calcext:value-type="float">
            <text:p>68</text:p>
          </table:table-cell>
          <table:table-cell table:formula="of:=[.C440]/[.D440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41])" office:value-type="float" office:value="68" calcext:value-type="float">
            <text:p>68</text:p>
          </table:table-cell>
          <table:table-cell table:formula="of:=[.C441]/[.D441]" office:value-type="percentage" office:value="0.352941176470588" calcext:value-type="percentage">
            <text:p>35.29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42])" office:value-type="float" office:value="88" calcext:value-type="float">
            <text:p>88</text:p>
          </table:table-cell>
          <table:table-cell table:formula="of:=[.C442]/[.D442]" office:value-type="percentage" office:value="0.352272727272727" calcext:value-type="percentage">
            <text:p>35.23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43])" office:value-type="float" office:value="88" calcext:value-type="float">
            <text:p>88</text:p>
          </table:table-cell>
          <table:table-cell table:formula="of:=[.C443]/[.D443]" office:value-type="percentage" office:value="0.352272727272727" calcext:value-type="percentage">
            <text:p>35.23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44])" office:value-type="float" office:value="88" calcext:value-type="float">
            <text:p>88</text:p>
          </table:table-cell>
          <table:table-cell table:formula="of:=[.C444]/[.D444]" office:value-type="percentage" office:value="0.352272727272727" calcext:value-type="percentage">
            <text:p>35.23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45])" office:value-type="float" office:value="71" calcext:value-type="float">
            <text:p>71</text:p>
          </table:table-cell>
          <table:table-cell table:formula="of:=[.C445]/[.D445]" office:value-type="percentage" office:value="0.352112676056338" calcext:value-type="percentage">
            <text:p>35.21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46])" office:value-type="float" office:value="74" calcext:value-type="float">
            <text:p>74</text:p>
          </table:table-cell>
          <table:table-cell table:formula="of:=[.C446]/[.D446]" office:value-type="percentage" office:value="0.351351351351351" calcext:value-type="percentage">
            <text:p>35.14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47])" office:value-type="float" office:value="74" calcext:value-type="float">
            <text:p>74</text:p>
          </table:table-cell>
          <table:table-cell table:formula="of:=[.C447]/[.D447]" office:value-type="percentage" office:value="0.351351351351351" calcext:value-type="percentage">
            <text:p>35.14%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48])" office:value-type="float" office:value="94" calcext:value-type="float">
            <text:p>94</text:p>
          </table:table-cell>
          <table:table-cell table:formula="of:=[.C448]/[.D448]" office:value-type="percentage" office:value="0.351063829787234" calcext:value-type="percentage">
            <text:p>35.11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49])" office:value-type="float" office:value="77" calcext:value-type="float">
            <text:p>77</text:p>
          </table:table-cell>
          <table:table-cell table:formula="of:=[.C449]/[.D449]" office:value-type="percentage" office:value="0.350649350649351" calcext:value-type="percentage">
            <text:p>35.06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50])" office:value-type="float" office:value="77" calcext:value-type="float">
            <text:p>77</text:p>
          </table:table-cell>
          <table:table-cell table:formula="of:=[.C450]/[.D450]" office:value-type="percentage" office:value="0.350649350649351" calcext:value-type="percentage">
            <text:p>35.06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451])" office:value-type="float" office:value="100" calcext:value-type="float">
            <text:p>100</text:p>
          </table:table-cell>
          <table:table-cell table:formula="of:=[.C451]/[.D451]" office:value-type="percentage" office:value="0.35" calcext:value-type="percentage">
            <text:p>35.00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52])" office:value-type="float" office:value="80" calcext:value-type="float">
            <text:p>80</text:p>
          </table:table-cell>
          <table:table-cell table:formula="of:=[.C452]/[.D452]" office:value-type="percentage" office:value="0.35" calcext:value-type="percentage">
            <text:p>35.0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53])" office:value-type="float" office:value="80" calcext:value-type="float">
            <text:p>80</text:p>
          </table:table-cell>
          <table:table-cell table:formula="of:=[.C453]/[.D453]" office:value-type="percentage" office:value="0.35" calcext:value-type="percentage">
            <text:p>35.0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54])" office:value-type="float" office:value="80" calcext:value-type="float">
            <text:p>80</text:p>
          </table:table-cell>
          <table:table-cell table:formula="of:=[.C454]/[.D454]" office:value-type="percentage" office:value="0.35" calcext:value-type="percentage">
            <text:p>35.00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55])" office:value-type="float" office:value="80" calcext:value-type="float">
            <text:p>80</text:p>
          </table:table-cell>
          <table:table-cell table:formula="of:=[.C455]/[.D455]" office:value-type="percentage" office:value="0.35" calcext:value-type="percentage">
            <text:p>35.00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56])" office:value-type="float" office:value="83" calcext:value-type="float">
            <text:p>83</text:p>
          </table:table-cell>
          <table:table-cell table:formula="of:=[.C456]/[.D456]" office:value-type="percentage" office:value="0.349397590361446" calcext:value-type="percentage">
            <text:p>34.94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57])" office:value-type="float" office:value="83" calcext:value-type="float">
            <text:p>83</text:p>
          </table:table-cell>
          <table:table-cell table:formula="of:=[.C457]/[.D457]" office:value-type="percentage" office:value="0.349397590361446" calcext:value-type="percentage">
            <text:p>34.94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58])" office:value-type="float" office:value="83" calcext:value-type="float">
            <text:p>83</text:p>
          </table:table-cell>
          <table:table-cell table:formula="of:=[.C458]/[.D458]" office:value-type="percentage" office:value="0.349397590361446" calcext:value-type="percentage">
            <text:p>34.94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459])" office:value-type="float" office:value="63" calcext:value-type="float">
            <text:p>63</text:p>
          </table:table-cell>
          <table:table-cell table:formula="of:=[.C459]/[.D459]" office:value-type="percentage" office:value="0.349206349206349" calcext:value-type="percentage">
            <text:p>34.92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460])" office:value-type="float" office:value="63" calcext:value-type="float">
            <text:p>63</text:p>
          </table:table-cell>
          <table:table-cell table:formula="of:=[.C460]/[.D460]" office:value-type="percentage" office:value="0.349206349206349" calcext:value-type="percentage">
            <text:p>34.92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61])" office:value-type="float" office:value="86" calcext:value-type="float">
            <text:p>86</text:p>
          </table:table-cell>
          <table:table-cell table:formula="of:=[.C461]/[.D461]" office:value-type="percentage" office:value="0.348837209302326" calcext:value-type="percentage">
            <text:p>34.88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62])" office:value-type="float" office:value="86" calcext:value-type="float">
            <text:p>86</text:p>
          </table:table-cell>
          <table:table-cell table:formula="of:=[.C462]/[.D462]" office:value-type="percentage" office:value="0.348837209302326" calcext:value-type="percentage">
            <text:p>34.88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463])" office:value-type="float" office:value="86" calcext:value-type="float">
            <text:p>86</text:p>
          </table:table-cell>
          <table:table-cell table:formula="of:=[.C463]/[.D463]" office:value-type="percentage" office:value="0.348837209302326" calcext:value-type="percentage">
            <text:p>34.88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464])" office:value-type="float" office:value="66" calcext:value-type="float">
            <text:p>66</text:p>
          </table:table-cell>
          <table:table-cell table:formula="of:=[.C464]/[.D464]" office:value-type="percentage" office:value="0.348484848484848" calcext:value-type="percentage">
            <text:p>34.85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465])" office:value-type="float" office:value="66" calcext:value-type="float">
            <text:p>66</text:p>
          </table:table-cell>
          <table:table-cell table:formula="of:=[.C465]/[.D465]" office:value-type="percentage" office:value="0.348484848484848" calcext:value-type="percentage">
            <text:p>34.85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466])" office:value-type="float" office:value="66" calcext:value-type="float">
            <text:p>66</text:p>
          </table:table-cell>
          <table:table-cell table:formula="of:=[.C466]/[.D466]" office:value-type="percentage" office:value="0.348484848484848" calcext:value-type="percentage">
            <text:p>34.85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467])" office:value-type="float" office:value="66" calcext:value-type="float">
            <text:p>66</text:p>
          </table:table-cell>
          <table:table-cell table:formula="of:=[.C467]/[.D467]" office:value-type="percentage" office:value="0.348484848484848" calcext:value-type="percentage">
            <text:p>34.85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68])" office:value-type="float" office:value="89" calcext:value-type="float">
            <text:p>89</text:p>
          </table:table-cell>
          <table:table-cell table:formula="of:=[.C468]/[.D468]" office:value-type="percentage" office:value="0.348314606741573" calcext:value-type="percentage">
            <text:p>34.83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69])" office:value-type="float" office:value="89" calcext:value-type="float">
            <text:p>89</text:p>
          </table:table-cell>
          <table:table-cell table:formula="of:=[.C469]/[.D469]" office:value-type="percentage" office:value="0.348314606741573" calcext:value-type="percentage">
            <text:p>34.83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470])" office:value-type="float" office:value="89" calcext:value-type="float">
            <text:p>89</text:p>
          </table:table-cell>
          <table:table-cell table:formula="of:=[.C470]/[.D470]" office:value-type="percentage" office:value="0.348314606741573" calcext:value-type="percentage">
            <text:p>34.83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471])" office:value-type="float" office:value="92" calcext:value-type="float">
            <text:p>92</text:p>
          </table:table-cell>
          <table:table-cell table:formula="of:=[.C471]/[.D471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472])" office:value-type="float" office:value="92" calcext:value-type="float">
            <text:p>92</text:p>
          </table:table-cell>
          <table:table-cell table:formula="of:=[.C472]/[.D472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473])" office:value-type="float" office:value="92" calcext:value-type="float">
            <text:p>92</text:p>
          </table:table-cell>
          <table:table-cell table:formula="of:=[.C473]/[.D473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474])" office:value-type="float" office:value="92" calcext:value-type="float">
            <text:p>92</text:p>
          </table:table-cell>
          <table:table-cell table:formula="of:=[.C474]/[.D474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75])" office:value-type="float" office:value="69" calcext:value-type="float">
            <text:p>69</text:p>
          </table:table-cell>
          <table:table-cell table:formula="of:=[.C475]/[.D475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476])" office:value-type="float" office:value="69" calcext:value-type="float">
            <text:p>69</text:p>
          </table:table-cell>
          <table:table-cell table:formula="of:=[.C476]/[.D476]" office:value-type="percentage" office:value="0.347826086956522" calcext:value-type="percentage">
            <text:p>34.78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477])" office:value-type="float" office:value="95" calcext:value-type="float">
            <text:p>95</text:p>
          </table:table-cell>
          <table:table-cell table:formula="of:=[.C477]/[.D477]" office:value-type="percentage" office:value="0.347368421052632" calcext:value-type="percentage">
            <text:p>34.74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78])" office:value-type="float" office:value="72" calcext:value-type="float">
            <text:p>72</text:p>
          </table:table-cell>
          <table:table-cell table:formula="of:=[.C478]/[.D478]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79])" office:value-type="float" office:value="72" calcext:value-type="float">
            <text:p>72</text:p>
          </table:table-cell>
          <table:table-cell table:formula="of:=[.C479]/[.D479]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80])" office:value-type="float" office:value="72" calcext:value-type="float">
            <text:p>72</text:p>
          </table:table-cell>
          <table:table-cell table:formula="of:=[.C480]/[.D480]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481])" office:value-type="float" office:value="72" calcext:value-type="float">
            <text:p>72</text:p>
          </table:table-cell>
          <table:table-cell table:formula="of:=[.C481]/[.D481]" office:value-type="percentage" office:value="0.347222222222222" calcext:value-type="percentage">
            <text:p>34.72%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2])" office:value-type="float" office:value="75" calcext:value-type="float">
            <text:p>75</text:p>
          </table:table-cell>
          <table:table-cell table:formula="of:=[.C482]/[.D482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3])" office:value-type="float" office:value="75" calcext:value-type="float">
            <text:p>75</text:p>
          </table:table-cell>
          <table:table-cell table:formula="of:=[.C483]/[.D483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4])" office:value-type="float" office:value="75" calcext:value-type="float">
            <text:p>75</text:p>
          </table:table-cell>
          <table:table-cell table:formula="of:=[.C484]/[.D484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5])" office:value-type="float" office:value="75" calcext:value-type="float">
            <text:p>75</text:p>
          </table:table-cell>
          <table:table-cell table:formula="of:=[.C485]/[.D485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6])" office:value-type="float" office:value="75" calcext:value-type="float">
            <text:p>75</text:p>
          </table:table-cell>
          <table:table-cell table:formula="of:=[.C486]/[.D486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487])" office:value-type="float" office:value="75" calcext:value-type="float">
            <text:p>75</text:p>
          </table:table-cell>
          <table:table-cell table:formula="of:=[.C487]/[.D487]" office:value-type="percentage" office:value="0.346666666666667" calcext:value-type="percentage">
            <text:p>34.67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88])" office:value-type="float" office:value="78" calcext:value-type="float">
            <text:p>78</text:p>
          </table:table-cell>
          <table:table-cell table:formula="of:=[.C488]/[.D488]" office:value-type="percentage" office:value="0.346153846153846" calcext:value-type="percentage">
            <text:p>34.62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89])" office:value-type="float" office:value="78" calcext:value-type="float">
            <text:p>78</text:p>
          </table:table-cell>
          <table:table-cell table:formula="of:=[.C489]/[.D489]" office:value-type="percentage" office:value="0.346153846153846" calcext:value-type="percentage">
            <text:p>34.62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490])" office:value-type="float" office:value="78" calcext:value-type="float">
            <text:p>78</text:p>
          </table:table-cell>
          <table:table-cell table:formula="of:=[.C490]/[.D490]" office:value-type="percentage" office:value="0.346153846153846" calcext:value-type="percentage">
            <text:p>34.62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1])" office:value-type="float" office:value="81" calcext:value-type="float">
            <text:p>81</text:p>
          </table:table-cell>
          <table:table-cell table:formula="of:=[.C491]/[.D491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2])" office:value-type="float" office:value="81" calcext:value-type="float">
            <text:p>81</text:p>
          </table:table-cell>
          <table:table-cell table:formula="of:=[.C492]/[.D492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3])" office:value-type="float" office:value="81" calcext:value-type="float">
            <text:p>81</text:p>
          </table:table-cell>
          <table:table-cell table:formula="of:=[.C493]/[.D493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4])" office:value-type="float" office:value="81" calcext:value-type="float">
            <text:p>81</text:p>
          </table:table-cell>
          <table:table-cell table:formula="of:=[.C494]/[.D494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5])" office:value-type="float" office:value="81" calcext:value-type="float">
            <text:p>81</text:p>
          </table:table-cell>
          <table:table-cell table:formula="of:=[.C495]/[.D495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6])" office:value-type="float" office:value="81" calcext:value-type="float">
            <text:p>81</text:p>
          </table:table-cell>
          <table:table-cell table:formula="of:=[.C496]/[.D496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497])" office:value-type="float" office:value="81" calcext:value-type="float">
            <text:p>81</text:p>
          </table:table-cell>
          <table:table-cell table:formula="of:=[.C497]/[.D497]" office:value-type="percentage" office:value="0.345679012345679" calcext:value-type="percentage">
            <text:p>34.57%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98])" office:value-type="float" office:value="84" calcext:value-type="float">
            <text:p>84</text:p>
          </table:table-cell>
          <table:table-cell table:formula="of:=[.C498]/[.D498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499])" office:value-type="float" office:value="84" calcext:value-type="float">
            <text:p>84</text:p>
          </table:table-cell>
          <table:table-cell table:formula="of:=[.C499]/[.D499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00])" office:value-type="float" office:value="84" calcext:value-type="float">
            <text:p>84</text:p>
          </table:table-cell>
          <table:table-cell table:formula="of:=[.C500]/[.D500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01])" office:value-type="float" office:value="84" calcext:value-type="float">
            <text:p>84</text:p>
          </table:table-cell>
          <table:table-cell table:formula="of:=[.C501]/[.D501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02])" office:value-type="float" office:value="84" calcext:value-type="float">
            <text:p>84</text:p>
          </table:table-cell>
          <table:table-cell table:formula="of:=[.C502]/[.D502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03])" office:value-type="float" office:value="84" calcext:value-type="float">
            <text:p>84</text:p>
          </table:table-cell>
          <table:table-cell table:formula="of:=[.C503]/[.D503]" office:value-type="percentage" office:value="0.345238095238095" calcext:value-type="percentage">
            <text:p>34.52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04])" office:value-type="float" office:value="87" calcext:value-type="float">
            <text:p>87</text:p>
          </table:table-cell>
          <table:table-cell table:formula="of:=[.C504]/[.D504]" office:value-type="percentage" office:value="0.344827586206897" calcext:value-type="percentage">
            <text:p>34.48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05])" office:value-type="float" office:value="87" calcext:value-type="float">
            <text:p>87</text:p>
          </table:table-cell>
          <table:table-cell table:formula="of:=[.C505]/[.D505]" office:value-type="percentage" office:value="0.344827586206897" calcext:value-type="percentage">
            <text:p>34.48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06])" office:value-type="float" office:value="90" calcext:value-type="float">
            <text:p>90</text:p>
          </table:table-cell>
          <table:table-cell table:formula="of:=[.C506]/[.D506]" office:value-type="percentage" office:value="0.344444444444444" calcext:value-type="percentage">
            <text:p>34.44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07])" office:value-type="float" office:value="93" calcext:value-type="float">
            <text:p>93</text:p>
          </table:table-cell>
          <table:table-cell table:formula="of:=[.C507]/[.D507]" office:value-type="percentage" office:value="0.344086021505376" calcext:value-type="percentage">
            <text:p>34.41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508])" office:value-type="float" office:value="64" calcext:value-type="float">
            <text:p>64</text:p>
          </table:table-cell>
          <table:table-cell table:formula="of:=[.C508]/[.D508]" office:value-type="percentage" office:value="0.34375" calcext:value-type="percentage">
            <text:p>34.38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509])" office:value-type="float" office:value="64" calcext:value-type="float">
            <text:p>64</text:p>
          </table:table-cell>
          <table:table-cell table:formula="of:=[.C509]/[.D509]" office:value-type="percentage" office:value="0.34375" calcext:value-type="percentage">
            <text:p>34.38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10])" office:value-type="float" office:value="67" calcext:value-type="float">
            <text:p>67</text:p>
          </table:table-cell>
          <table:table-cell table:formula="of:=[.C510]/[.D510]" office:value-type="percentage" office:value="0.343283582089552" calcext:value-type="percentage">
            <text:p>34.33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SUMIFS([.C$1:.C$1048576];[.A$1:.A$1048576];[.A511])" office:value-type="float" office:value="102" calcext:value-type="float">
            <text:p>102</text:p>
          </table:table-cell>
          <table:table-cell table:formula="of:=[.C511]/[.D511]" office:value-type="percentage" office:value="0.343137254901961" calcext:value-type="percentage">
            <text:p>34.31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12])" office:value-type="float" office:value="70" calcext:value-type="float">
            <text:p>70</text:p>
          </table:table-cell>
          <table:table-cell table:formula="of:=[.C512]/[.D512]" office:value-type="percentage" office:value="0.342857142857143" calcext:value-type="percentage">
            <text:p>34.29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13])" office:value-type="float" office:value="70" calcext:value-type="float">
            <text:p>70</text:p>
          </table:table-cell>
          <table:table-cell table:formula="of:=[.C513]/[.D513]" office:value-type="percentage" office:value="0.342857142857143" calcext:value-type="percentage">
            <text:p>34.29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14])" office:value-type="float" office:value="70" calcext:value-type="float">
            <text:p>70</text:p>
          </table:table-cell>
          <table:table-cell table:formula="of:=[.C514]/[.D514]" office:value-type="percentage" office:value="0.342857142857143" calcext:value-type="percentage">
            <text:p>34.29%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15])" office:value-type="float" office:value="73" calcext:value-type="float">
            <text:p>73</text:p>
          </table:table-cell>
          <table:table-cell table:formula="of:=[.C515]/[.D515]" office:value-type="percentage" office:value="0.342465753424657" calcext:value-type="percentage">
            <text:p>34.25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16])" office:value-type="float" office:value="73" calcext:value-type="float">
            <text:p>73</text:p>
          </table:table-cell>
          <table:table-cell table:formula="of:=[.C516]/[.D516]" office:value-type="percentage" office:value="0.342465753424657" calcext:value-type="percentage">
            <text:p>34.25%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17])" office:value-type="float" office:value="76" calcext:value-type="float">
            <text:p>76</text:p>
          </table:table-cell>
          <table:table-cell table:formula="of:=[.C517]/[.D517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18])" office:value-type="float" office:value="76" calcext:value-type="float">
            <text:p>76</text:p>
          </table:table-cell>
          <table:table-cell table:formula="of:=[.C518]/[.D518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19])" office:value-type="float" office:value="76" calcext:value-type="float">
            <text:p>76</text:p>
          </table:table-cell>
          <table:table-cell table:formula="of:=[.C519]/[.D519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20])" office:value-type="float" office:value="76" calcext:value-type="float">
            <text:p>76</text:p>
          </table:table-cell>
          <table:table-cell table:formula="of:=[.C520]/[.D520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21])" office:value-type="float" office:value="76" calcext:value-type="float">
            <text:p>76</text:p>
          </table:table-cell>
          <table:table-cell table:formula="of:=[.C521]/[.D521]" office:value-type="percentage" office:value="0.342105263157895" calcext:value-type="percentage">
            <text:p>34.21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2])" office:value-type="float" office:value="79" calcext:value-type="float">
            <text:p>79</text:p>
          </table:table-cell>
          <table:table-cell table:formula="of:=[.C522]/[.D522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3])" office:value-type="float" office:value="79" calcext:value-type="float">
            <text:p>79</text:p>
          </table:table-cell>
          <table:table-cell table:formula="of:=[.C523]/[.D523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4])" office:value-type="float" office:value="79" calcext:value-type="float">
            <text:p>79</text:p>
          </table:table-cell>
          <table:table-cell table:formula="of:=[.C524]/[.D524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5])" office:value-type="float" office:value="79" calcext:value-type="float">
            <text:p>79</text:p>
          </table:table-cell>
          <table:table-cell table:formula="of:=[.C525]/[.D525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6])" office:value-type="float" office:value="79" calcext:value-type="float">
            <text:p>79</text:p>
          </table:table-cell>
          <table:table-cell table:formula="of:=[.C526]/[.D526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27])" office:value-type="float" office:value="79" calcext:value-type="float">
            <text:p>79</text:p>
          </table:table-cell>
          <table:table-cell table:formula="of:=[.C527]/[.D527]" office:value-type="percentage" office:value="0.341772151898734" calcext:value-type="percentage">
            <text:p>34.18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28])" office:value-type="float" office:value="82" calcext:value-type="float">
            <text:p>82</text:p>
          </table:table-cell>
          <table:table-cell table:formula="of:=[.C528]/[.D528]" office:value-type="percentage" office:value="0.341463414634146" calcext:value-type="percentage">
            <text:p>34.15%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29])" office:value-type="float" office:value="82" calcext:value-type="float">
            <text:p>82</text:p>
          </table:table-cell>
          <table:table-cell table:formula="of:=[.C529]/[.D529]" office:value-type="percentage" office:value="0.341463414634146" calcext:value-type="percentage">
            <text:p>34.15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30])" office:value-type="float" office:value="82" calcext:value-type="float">
            <text:p>82</text:p>
          </table:table-cell>
          <table:table-cell table:formula="of:=[.C530]/[.D530]" office:value-type="percentage" office:value="0.341463414634146" calcext:value-type="percentage">
            <text:p>34.15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31])" office:value-type="float" office:value="85" calcext:value-type="float">
            <text:p>85</text:p>
          </table:table-cell>
          <table:table-cell table:formula="of:=[.C531]/[.D531]" office:value-type="percentage" office:value="0.341176470588235" calcext:value-type="percentage">
            <text:p>34.12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32])" office:value-type="float" office:value="85" calcext:value-type="float">
            <text:p>85</text:p>
          </table:table-cell>
          <table:table-cell table:formula="of:=[.C532]/[.D532]" office:value-type="percentage" office:value="0.341176470588235" calcext:value-type="percentage">
            <text:p>34.12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33])" office:value-type="float" office:value="85" calcext:value-type="float">
            <text:p>85</text:p>
          </table:table-cell>
          <table:table-cell table:formula="of:=[.C533]/[.D533]" office:value-type="percentage" office:value="0.341176470588235" calcext:value-type="percentage">
            <text:p>34.12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34])" office:value-type="float" office:value="85" calcext:value-type="float">
            <text:p>85</text:p>
          </table:table-cell>
          <table:table-cell table:formula="of:=[.C534]/[.D534]" office:value-type="percentage" office:value="0.341176470588235" calcext:value-type="percentage">
            <text:p>34.12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35])" office:value-type="float" office:value="88" calcext:value-type="float">
            <text:p>88</text:p>
          </table:table-cell>
          <table:table-cell table:formula="of:=[.C535]/[.D535]" office:value-type="percentage" office:value="0.340909090909091" calcext:value-type="percentage">
            <text:p>34.09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36])" office:value-type="float" office:value="88" calcext:value-type="float">
            <text:p>88</text:p>
          </table:table-cell>
          <table:table-cell table:formula="of:=[.C536]/[.D536]" office:value-type="percentage" office:value="0.340909090909091" calcext:value-type="percentage">
            <text:p>34.09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37])" office:value-type="float" office:value="88" calcext:value-type="float">
            <text:p>88</text:p>
          </table:table-cell>
          <table:table-cell table:formula="of:=[.C537]/[.D537]" office:value-type="percentage" office:value="0.340909090909091" calcext:value-type="percentage">
            <text:p>34.09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38])" office:value-type="float" office:value="91" calcext:value-type="float">
            <text:p>91</text:p>
          </table:table-cell>
          <table:table-cell table:formula="of:=[.C538]/[.D538]" office:value-type="percentage" office:value="0.340659340659341" calcext:value-type="percentage">
            <text:p>34.07%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39])" office:value-type="float" office:value="94" calcext:value-type="float">
            <text:p>94</text:p>
          </table:table-cell>
          <table:table-cell table:formula="of:=[.C539]/[.D539]" office:value-type="percentage" office:value="0.340425531914894" calcext:value-type="percentage">
            <text:p>34.04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540])" office:value-type="float" office:value="97" calcext:value-type="float">
            <text:p>97</text:p>
          </table:table-cell>
          <table:table-cell table:formula="of:=[.C540]/[.D540]" office:value-type="percentage" office:value="0.34020618556701" calcext:value-type="percentage">
            <text:p>34.02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541])" office:value-type="float" office:value="100" calcext:value-type="float">
            <text:p>100</text:p>
          </table:table-cell>
          <table:table-cell table:formula="of:=[.C541]/[.D541]"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542])" office:value-type="float" office:value="100" calcext:value-type="float">
            <text:p>100</text:p>
          </table:table-cell>
          <table:table-cell table:formula="of:=[.C542]/[.D542]"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543])" office:value-type="float" office:value="59" calcext:value-type="float">
            <text:p>59</text:p>
          </table:table-cell>
          <table:table-cell table:formula="of:=[.C543]/[.D543]" office:value-type="percentage" office:value="0.338983050847458" calcext:value-type="percentage">
            <text:p>33.90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544])" office:value-type="float" office:value="59" calcext:value-type="float">
            <text:p>59</text:p>
          </table:table-cell>
          <table:table-cell table:formula="of:=[.C544]/[.D544]" office:value-type="percentage" office:value="0.338983050847458" calcext:value-type="percentage">
            <text:p>33.90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545])" office:value-type="float" office:value="65" calcext:value-type="float">
            <text:p>65</text:p>
          </table:table-cell>
          <table:table-cell table:formula="of:=[.C545]/[.D545]" office:value-type="percentage" office:value="0.338461538461538" calcext:value-type="percentage">
            <text:p>33.85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546])" office:value-type="float" office:value="65" calcext:value-type="float">
            <text:p>65</text:p>
          </table:table-cell>
          <table:table-cell table:formula="of:=[.C546]/[.D546]" office:value-type="percentage" office:value="0.338461538461538" calcext:value-type="percentage">
            <text:p>33.85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47])" office:value-type="float" office:value="68" calcext:value-type="float">
            <text:p>68</text:p>
          </table:table-cell>
          <table:table-cell table:formula="of:=[.C547]/[.D547]" office:value-type="percentage" office:value="0.338235294117647" calcext:value-type="percentage">
            <text:p>33.82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48])" office:value-type="float" office:value="68" calcext:value-type="float">
            <text:p>68</text:p>
          </table:table-cell>
          <table:table-cell table:formula="of:=[.C548]/[.D548]" office:value-type="percentage" office:value="0.338235294117647" calcext:value-type="percentage">
            <text:p>33.82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49])" office:value-type="float" office:value="68" calcext:value-type="float">
            <text:p>68</text:p>
          </table:table-cell>
          <table:table-cell table:formula="of:=[.C549]/[.D549]" office:value-type="percentage" office:value="0.338235294117647" calcext:value-type="percentage">
            <text:p>33.82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50])" office:value-type="float" office:value="68" calcext:value-type="float">
            <text:p>68</text:p>
          </table:table-cell>
          <table:table-cell table:formula="of:=[.C550]/[.D550]" office:value-type="percentage" office:value="0.338235294117647" calcext:value-type="percentage">
            <text:p>33.82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551])" office:value-type="float" office:value="68" calcext:value-type="float">
            <text:p>68</text:p>
          </table:table-cell>
          <table:table-cell table:formula="of:=[.C551]/[.D551]" office:value-type="percentage" office:value="0.338235294117647" calcext:value-type="percentage">
            <text:p>33.82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52])" office:value-type="float" office:value="71" calcext:value-type="float">
            <text:p>71</text:p>
          </table:table-cell>
          <table:table-cell table:formula="of:=[.C552]/[.D552]" office:value-type="percentage" office:value="0.338028169014084" calcext:value-type="percentage">
            <text:p>33.80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53])" office:value-type="float" office:value="71" calcext:value-type="float">
            <text:p>71</text:p>
          </table:table-cell>
          <table:table-cell table:formula="of:=[.C553]/[.D553]" office:value-type="percentage" office:value="0.338028169014084" calcext:value-type="percentage">
            <text:p>33.80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54])" office:value-type="float" office:value="71" calcext:value-type="float">
            <text:p>71</text:p>
          </table:table-cell>
          <table:table-cell table:formula="of:=[.C554]/[.D554]" office:value-type="percentage" office:value="0.338028169014084" calcext:value-type="percentage">
            <text:p>33.80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55])" office:value-type="float" office:value="71" calcext:value-type="float">
            <text:p>71</text:p>
          </table:table-cell>
          <table:table-cell table:formula="of:=[.C555]/[.D555]" office:value-type="percentage" office:value="0.338028169014084" calcext:value-type="percentage">
            <text:p>33.80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556])" office:value-type="float" office:value="71" calcext:value-type="float">
            <text:p>71</text:p>
          </table:table-cell>
          <table:table-cell table:formula="of:=[.C556]/[.D556]" office:value-type="percentage" office:value="0.338028169014084" calcext:value-type="percentage">
            <text:p>33.80%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57])" office:value-type="float" office:value="74" calcext:value-type="float">
            <text:p>74</text:p>
          </table:table-cell>
          <table:table-cell table:formula="of:=[.C557]/[.D557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58])" office:value-type="float" office:value="74" calcext:value-type="float">
            <text:p>74</text:p>
          </table:table-cell>
          <table:table-cell table:formula="of:=[.C558]/[.D558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59])" office:value-type="float" office:value="74" calcext:value-type="float">
            <text:p>74</text:p>
          </table:table-cell>
          <table:table-cell table:formula="of:=[.C559]/[.D559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60])" office:value-type="float" office:value="74" calcext:value-type="float">
            <text:p>74</text:p>
          </table:table-cell>
          <table:table-cell table:formula="of:=[.C560]/[.D560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61])" office:value-type="float" office:value="74" calcext:value-type="float">
            <text:p>74</text:p>
          </table:table-cell>
          <table:table-cell table:formula="of:=[.C561]/[.D561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62])" office:value-type="float" office:value="74" calcext:value-type="float">
            <text:p>74</text:p>
          </table:table-cell>
          <table:table-cell table:formula="of:=[.C562]/[.D562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63])" office:value-type="float" office:value="74" calcext:value-type="float">
            <text:p>74</text:p>
          </table:table-cell>
          <table:table-cell table:formula="of:=[.C563]/[.D563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564])" office:value-type="float" office:value="74" calcext:value-type="float">
            <text:p>74</text:p>
          </table:table-cell>
          <table:table-cell table:formula="of:=[.C564]/[.D564]" office:value-type="percentage" office:value="0.337837837837838" calcext:value-type="percentage">
            <text:p>33.78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65])" office:value-type="float" office:value="77" calcext:value-type="float">
            <text:p>77</text:p>
          </table:table-cell>
          <table:table-cell table:formula="of:=[.C565]/[.D565]" office:value-type="percentage" office:value="0.337662337662338" calcext:value-type="percentage">
            <text:p>33.77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66])" office:value-type="float" office:value="77" calcext:value-type="float">
            <text:p>77</text:p>
          </table:table-cell>
          <table:table-cell table:formula="of:=[.C566]/[.D566]" office:value-type="percentage" office:value="0.337662337662338" calcext:value-type="percentage">
            <text:p>33.77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67])" office:value-type="float" office:value="77" calcext:value-type="float">
            <text:p>77</text:p>
          </table:table-cell>
          <table:table-cell table:formula="of:=[.C567]/[.D567]" office:value-type="percentage" office:value="0.337662337662338" calcext:value-type="percentage">
            <text:p>33.77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68])" office:value-type="float" office:value="77" calcext:value-type="float">
            <text:p>77</text:p>
          </table:table-cell>
          <table:table-cell table:formula="of:=[.C568]/[.D568]" office:value-type="percentage" office:value="0.337662337662338" calcext:value-type="percentage">
            <text:p>33.77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569])" office:value-type="float" office:value="77" calcext:value-type="float">
            <text:p>77</text:p>
          </table:table-cell>
          <table:table-cell table:formula="of:=[.C569]/[.D569]" office:value-type="percentage" office:value="0.337662337662338" calcext:value-type="percentage">
            <text:p>33.77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570])" office:value-type="float" office:value="80" calcext:value-type="float">
            <text:p>80</text:p>
          </table:table-cell>
          <table:table-cell table:formula="of:=[.C570]/[.D570]" office:value-type="percentage" office:value="0.3375" calcext:value-type="percentage">
            <text:p>33.75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71])" office:value-type="float" office:value="83" calcext:value-type="float">
            <text:p>83</text:p>
          </table:table-cell>
          <table:table-cell table:formula="of:=[.C571]/[.D571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72])" office:value-type="float" office:value="83" calcext:value-type="float">
            <text:p>83</text:p>
          </table:table-cell>
          <table:table-cell table:formula="of:=[.C572]/[.D572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73])" office:value-type="float" office:value="83" calcext:value-type="float">
            <text:p>83</text:p>
          </table:table-cell>
          <table:table-cell table:formula="of:=[.C573]/[.D573]" office:value-type="percentage" office:value="0.337349397590361" calcext:value-type="percentage">
            <text:p>33.73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4])" office:value-type="float" office:value="86" calcext:value-type="float">
            <text:p>86</text:p>
          </table:table-cell>
          <table:table-cell table:formula="of:=[.C574]/[.D574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5])" office:value-type="float" office:value="86" calcext:value-type="float">
            <text:p>86</text:p>
          </table:table-cell>
          <table:table-cell table:formula="of:=[.C575]/[.D575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6])" office:value-type="float" office:value="86" calcext:value-type="float">
            <text:p>86</text:p>
          </table:table-cell>
          <table:table-cell table:formula="of:=[.C576]/[.D576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7])" office:value-type="float" office:value="86" calcext:value-type="float">
            <text:p>86</text:p>
          </table:table-cell>
          <table:table-cell table:formula="of:=[.C577]/[.D577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8])" office:value-type="float" office:value="86" calcext:value-type="float">
            <text:p>86</text:p>
          </table:table-cell>
          <table:table-cell table:formula="of:=[.C578]/[.D578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79])" office:value-type="float" office:value="86" calcext:value-type="float">
            <text:p>86</text:p>
          </table:table-cell>
          <table:table-cell table:formula="of:=[.C579]/[.D579]" office:value-type="percentage" office:value="0.337209302325581" calcext:value-type="percentage">
            <text:p>33.72%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80])" office:value-type="float" office:value="89" calcext:value-type="float">
            <text:p>89</text:p>
          </table:table-cell>
          <table:table-cell table:formula="of:=[.C580]/[.D580]" office:value-type="percentage" office:value="0.337078651685393" calcext:value-type="percentage">
            <text:p>33.71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81])" office:value-type="float" office:value="89" calcext:value-type="float">
            <text:p>89</text:p>
          </table:table-cell>
          <table:table-cell table:formula="of:=[.C581]/[.D581]" office:value-type="percentage" office:value="0.337078651685393" calcext:value-type="percentage">
            <text:p>33.71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82])" office:value-type="float" office:value="95" calcext:value-type="float">
            <text:p>95</text:p>
          </table:table-cell>
          <table:table-cell table:formula="of:=[.C582]/[.D582]" office:value-type="percentage" office:value="0.336842105263158" calcext:value-type="percentage">
            <text:p>33.68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583])" office:value-type="float" office:value="95" calcext:value-type="float">
            <text:p>95</text:p>
          </table:table-cell>
          <table:table-cell table:formula="of:=[.C583]/[.D583]" office:value-type="percentage" office:value="0.336842105263158" calcext:value-type="percentage">
            <text:p>33.68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584])" office:value-type="float" office:value="98" calcext:value-type="float">
            <text:p>98</text:p>
          </table:table-cell>
          <table:table-cell table:formula="of:=[.C584]/[.D584]" office:value-type="percentage" office:value="0.336734693877551" calcext:value-type="percentage">
            <text:p>33.67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585])" office:value-type="float" office:value="101" calcext:value-type="float">
            <text:p>101</text:p>
          </table:table-cell>
          <table:table-cell table:formula="of:=[.C585]/[.D585]" office:value-type="percentage" office:value="0.336633663366337" calcext:value-type="percentage">
            <text:p>33.66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SUMIFS([.C$1:.C$1048576];[.A$1:.A$1048576];[.A586])" office:value-type="float" office:value="102" calcext:value-type="float">
            <text:p>102</text:p>
          </table:table-cell>
          <table:table-cell table:formula="of:=[.C586]/[.D586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87])" office:value-type="float" office:value="93" calcext:value-type="float">
            <text:p>93</text:p>
          </table:table-cell>
          <table:table-cell table:formula="of:=[.C587]/[.D58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588])" office:value-type="float" office:value="93" calcext:value-type="float">
            <text:p>93</text:p>
          </table:table-cell>
          <table:table-cell table:formula="of:=[.C588]/[.D58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589])" office:value-type="float" office:value="90" calcext:value-type="float">
            <text:p>90</text:p>
          </table:table-cell>
          <table:table-cell table:formula="of:=[.C589]/[.D58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90])" office:value-type="float" office:value="87" calcext:value-type="float">
            <text:p>87</text:p>
          </table:table-cell>
          <table:table-cell table:formula="of:=[.C590]/[.D59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91])" office:value-type="float" office:value="87" calcext:value-type="float">
            <text:p>87</text:p>
          </table:table-cell>
          <table:table-cell table:formula="of:=[.C591]/[.D591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92])" office:value-type="float" office:value="87" calcext:value-type="float">
            <text:p>87</text:p>
          </table:table-cell>
          <table:table-cell table:formula="of:=[.C592]/[.D59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593])" office:value-type="float" office:value="87" calcext:value-type="float">
            <text:p>87</text:p>
          </table:table-cell>
          <table:table-cell table:formula="of:=[.C593]/[.D59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4])" office:value-type="float" office:value="84" calcext:value-type="float">
            <text:p>84</text:p>
          </table:table-cell>
          <table:table-cell table:formula="of:=[.C594]/[.D59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5])" office:value-type="float" office:value="84" calcext:value-type="float">
            <text:p>84</text:p>
          </table:table-cell>
          <table:table-cell table:formula="of:=[.C595]/[.D59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6])" office:value-type="float" office:value="84" calcext:value-type="float">
            <text:p>84</text:p>
          </table:table-cell>
          <table:table-cell table:formula="of:=[.C596]/[.D596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7])" office:value-type="float" office:value="84" calcext:value-type="float">
            <text:p>84</text:p>
          </table:table-cell>
          <table:table-cell table:formula="of:=[.C597]/[.D59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8])" office:value-type="float" office:value="84" calcext:value-type="float">
            <text:p>84</text:p>
          </table:table-cell>
          <table:table-cell table:formula="of:=[.C598]/[.D59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599])" office:value-type="float" office:value="84" calcext:value-type="float">
            <text:p>84</text:p>
          </table:table-cell>
          <table:table-cell table:formula="of:=[.C599]/[.D59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00])" office:value-type="float" office:value="81" calcext:value-type="float">
            <text:p>81</text:p>
          </table:table-cell>
          <table:table-cell table:formula="of:=[.C600]/[.D60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01])" office:value-type="float" office:value="81" calcext:value-type="float">
            <text:p>81</text:p>
          </table:table-cell>
          <table:table-cell table:formula="of:=[.C601]/[.D601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02])" office:value-type="float" office:value="81" calcext:value-type="float">
            <text:p>81</text:p>
          </table:table-cell>
          <table:table-cell table:formula="of:=[.C602]/[.D60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03])" office:value-type="float" office:value="81" calcext:value-type="float">
            <text:p>81</text:p>
          </table:table-cell>
          <table:table-cell table:formula="of:=[.C603]/[.D60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04])" office:value-type="float" office:value="81" calcext:value-type="float">
            <text:p>81</text:p>
          </table:table-cell>
          <table:table-cell table:formula="of:=[.C604]/[.D60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05])" office:value-type="float" office:value="78" calcext:value-type="float">
            <text:p>78</text:p>
          </table:table-cell>
          <table:table-cell table:formula="of:=[.C605]/[.D60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06])" office:value-type="float" office:value="78" calcext:value-type="float">
            <text:p>78</text:p>
          </table:table-cell>
          <table:table-cell table:formula="of:=[.C606]/[.D606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07])" office:value-type="float" office:value="78" calcext:value-type="float">
            <text:p>78</text:p>
          </table:table-cell>
          <table:table-cell table:formula="of:=[.C607]/[.D60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08])" office:value-type="float" office:value="78" calcext:value-type="float">
            <text:p>78</text:p>
          </table:table-cell>
          <table:table-cell table:formula="of:=[.C608]/[.D60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09])" office:value-type="float" office:value="78" calcext:value-type="float">
            <text:p>78</text:p>
          </table:table-cell>
          <table:table-cell table:formula="of:=[.C609]/[.D60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10])" office:value-type="float" office:value="78" calcext:value-type="float">
            <text:p>78</text:p>
          </table:table-cell>
          <table:table-cell table:formula="of:=[.C610]/[.D61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1])" office:value-type="float" office:value="75" calcext:value-type="float">
            <text:p>75</text:p>
          </table:table-cell>
          <table:table-cell table:formula="of:=[.C611]/[.D611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2])" office:value-type="float" office:value="75" calcext:value-type="float">
            <text:p>75</text:p>
          </table:table-cell>
          <table:table-cell table:formula="of:=[.C612]/[.D61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3])" office:value-type="float" office:value="75" calcext:value-type="float">
            <text:p>75</text:p>
          </table:table-cell>
          <table:table-cell table:formula="of:=[.C613]/[.D61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4])" office:value-type="float" office:value="75" calcext:value-type="float">
            <text:p>75</text:p>
          </table:table-cell>
          <table:table-cell table:formula="of:=[.C614]/[.D61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5])" office:value-type="float" office:value="75" calcext:value-type="float">
            <text:p>75</text:p>
          </table:table-cell>
          <table:table-cell table:formula="of:=[.C615]/[.D61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6])" office:value-type="float" office:value="75" calcext:value-type="float">
            <text:p>75</text:p>
          </table:table-cell>
          <table:table-cell table:formula="of:=[.C616]/[.D616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17])" office:value-type="float" office:value="75" calcext:value-type="float">
            <text:p>75</text:p>
          </table:table-cell>
          <table:table-cell table:formula="of:=[.C617]/[.D61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18])" office:value-type="float" office:value="72" calcext:value-type="float">
            <text:p>72</text:p>
          </table:table-cell>
          <table:table-cell table:formula="of:=[.C618]/[.D61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19])" office:value-type="float" office:value="72" calcext:value-type="float">
            <text:p>72</text:p>
          </table:table-cell>
          <table:table-cell table:formula="of:=[.C619]/[.D61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20])" office:value-type="float" office:value="72" calcext:value-type="float">
            <text:p>72</text:p>
          </table:table-cell>
          <table:table-cell table:formula="of:=[.C620]/[.D62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21])" office:value-type="float" office:value="72" calcext:value-type="float">
            <text:p>72</text:p>
          </table:table-cell>
          <table:table-cell table:formula="of:=[.C621]/[.D621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22])" office:value-type="float" office:value="69" calcext:value-type="float">
            <text:p>69</text:p>
          </table:table-cell>
          <table:table-cell table:formula="of:=[.C622]/[.D62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23])" office:value-type="float" office:value="69" calcext:value-type="float">
            <text:p>69</text:p>
          </table:table-cell>
          <table:table-cell table:formula="of:=[.C623]/[.D623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24])" office:value-type="float" office:value="69" calcext:value-type="float">
            <text:p>69</text:p>
          </table:table-cell>
          <table:table-cell table:formula="of:=[.C624]/[.D624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25])" office:value-type="float" office:value="69" calcext:value-type="float">
            <text:p>69</text:p>
          </table:table-cell>
          <table:table-cell table:formula="of:=[.C625]/[.D625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26])" office:value-type="float" office:value="66" calcext:value-type="float">
            <text:p>66</text:p>
          </table:table-cell>
          <table:table-cell table:formula="of:=[.C626]/[.D626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27])" office:value-type="float" office:value="63" calcext:value-type="float">
            <text:p>63</text:p>
          </table:table-cell>
          <table:table-cell table:formula="of:=[.C627]/[.D627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28])" office:value-type="float" office:value="63" calcext:value-type="float">
            <text:p>63</text:p>
          </table:table-cell>
          <table:table-cell table:formula="of:=[.C628]/[.D628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29])" office:value-type="float" office:value="63" calcext:value-type="float">
            <text:p>63</text:p>
          </table:table-cell>
          <table:table-cell table:formula="of:=[.C629]/[.D629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30])" office:value-type="float" office:value="63" calcext:value-type="float">
            <text:p>63</text:p>
          </table:table-cell>
          <table:table-cell table:formula="of:=[.C630]/[.D630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31])" office:value-type="float" office:value="63" calcext:value-type="float">
            <text:p>63</text:p>
          </table:table-cell>
          <table:table-cell table:formula="of:=[.C631]/[.D631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632])" office:value-type="float" office:value="60" calcext:value-type="float">
            <text:p>60</text:p>
          </table:table-cell>
          <table:table-cell table:formula="of:=[.C632]/[.D632]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633])" office:value-type="float" office:value="94" calcext:value-type="float">
            <text:p>94</text:p>
          </table:table-cell>
          <table:table-cell table:formula="of:=[.C633]/[.D633]" office:value-type="percentage" office:value="0.329787234042553" calcext:value-type="percentage">
            <text:p>32.98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634])" office:value-type="float" office:value="91" calcext:value-type="float">
            <text:p>91</text:p>
          </table:table-cell>
          <table:table-cell table:formula="of:=[.C634]/[.D634]" office:value-type="percentage" office:value="0.32967032967033" calcext:value-type="percentage">
            <text:p>32.97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635])" office:value-type="float" office:value="91" calcext:value-type="float">
            <text:p>91</text:p>
          </table:table-cell>
          <table:table-cell table:formula="of:=[.C635]/[.D635]" office:value-type="percentage" office:value="0.32967032967033" calcext:value-type="percentage">
            <text:p>32.97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36])" office:value-type="float" office:value="88" calcext:value-type="float">
            <text:p>88</text:p>
          </table:table-cell>
          <table:table-cell table:formula="of:=[.C636]/[.D636]" office:value-type="percentage" office:value="0.329545454545454" calcext:value-type="percentage">
            <text:p>32.95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37])" office:value-type="float" office:value="85" calcext:value-type="float">
            <text:p>85</text:p>
          </table:table-cell>
          <table:table-cell table:formula="of:=[.C637]/[.D637]" office:value-type="percentage" office:value="0.329411764705882" calcext:value-type="percentage">
            <text:p>32.94%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38])" office:value-type="float" office:value="85" calcext:value-type="float">
            <text:p>85</text:p>
          </table:table-cell>
          <table:table-cell table:formula="of:=[.C638]/[.D638]" office:value-type="percentage" office:value="0.329411764705882" calcext:value-type="percentage">
            <text:p>32.94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39])" office:value-type="float" office:value="85" calcext:value-type="float">
            <text:p>85</text:p>
          </table:table-cell>
          <table:table-cell table:formula="of:=[.C639]/[.D639]" office:value-type="percentage" office:value="0.329411764705882" calcext:value-type="percentage">
            <text:p>32.94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40])" office:value-type="float" office:value="85" calcext:value-type="float">
            <text:p>85</text:p>
          </table:table-cell>
          <table:table-cell table:formula="of:=[.C640]/[.D640]" office:value-type="percentage" office:value="0.329411764705882" calcext:value-type="percentage">
            <text:p>32.94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41])" office:value-type="float" office:value="82" calcext:value-type="float">
            <text:p>82</text:p>
          </table:table-cell>
          <table:table-cell table:formula="of:=[.C641]/[.D641]" office:value-type="percentage" office:value="0.329268292682927" calcext:value-type="percentage">
            <text:p>32.93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42])" office:value-type="float" office:value="82" calcext:value-type="float">
            <text:p>82</text:p>
          </table:table-cell>
          <table:table-cell table:formula="of:=[.C642]/[.D642]" office:value-type="percentage" office:value="0.329268292682927" calcext:value-type="percentage">
            <text:p>32.93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43])" office:value-type="float" office:value="82" calcext:value-type="float">
            <text:p>82</text:p>
          </table:table-cell>
          <table:table-cell table:formula="of:=[.C643]/[.D643]" office:value-type="percentage" office:value="0.329268292682927" calcext:value-type="percentage">
            <text:p>32.93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4])" office:value-type="float" office:value="79" calcext:value-type="float">
            <text:p>79</text:p>
          </table:table-cell>
          <table:table-cell table:formula="of:=[.C644]/[.D644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5])" office:value-type="float" office:value="79" calcext:value-type="float">
            <text:p>79</text:p>
          </table:table-cell>
          <table:table-cell table:formula="of:=[.C645]/[.D645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6])" office:value-type="float" office:value="79" calcext:value-type="float">
            <text:p>79</text:p>
          </table:table-cell>
          <table:table-cell table:formula="of:=[.C646]/[.D646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7])" office:value-type="float" office:value="79" calcext:value-type="float">
            <text:p>79</text:p>
          </table:table-cell>
          <table:table-cell table:formula="of:=[.C647]/[.D647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8])" office:value-type="float" office:value="79" calcext:value-type="float">
            <text:p>79</text:p>
          </table:table-cell>
          <table:table-cell table:formula="of:=[.C648]/[.D648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49])" office:value-type="float" office:value="79" calcext:value-type="float">
            <text:p>79</text:p>
          </table:table-cell>
          <table:table-cell table:formula="of:=[.C649]/[.D649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50])" office:value-type="float" office:value="79" calcext:value-type="float">
            <text:p>79</text:p>
          </table:table-cell>
          <table:table-cell table:formula="of:=[.C650]/[.D650]" office:value-type="percentage" office:value="0.329113924050633" calcext:value-type="percentage">
            <text:p>32.91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51])" office:value-type="float" office:value="76" calcext:value-type="float">
            <text:p>76</text:p>
          </table:table-cell>
          <table:table-cell table:formula="of:=[.C651]/[.D651]" office:value-type="percentage" office:value="0.328947368421053" calcext:value-type="percentage">
            <text:p>32.89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52])" office:value-type="float" office:value="76" calcext:value-type="float">
            <text:p>76</text:p>
          </table:table-cell>
          <table:table-cell table:formula="of:=[.C652]/[.D652]" office:value-type="percentage" office:value="0.328947368421053" calcext:value-type="percentage">
            <text:p>32.89%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3])" office:value-type="float" office:value="73" calcext:value-type="float">
            <text:p>73</text:p>
          </table:table-cell>
          <table:table-cell table:formula="of:=[.C653]/[.D653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4])" office:value-type="float" office:value="73" calcext:value-type="float">
            <text:p>73</text:p>
          </table:table-cell>
          <table:table-cell table:formula="of:=[.C654]/[.D654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5])" office:value-type="float" office:value="73" calcext:value-type="float">
            <text:p>73</text:p>
          </table:table-cell>
          <table:table-cell table:formula="of:=[.C655]/[.D655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6])" office:value-type="float" office:value="73" calcext:value-type="float">
            <text:p>73</text:p>
          </table:table-cell>
          <table:table-cell table:formula="of:=[.C656]/[.D656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7])" office:value-type="float" office:value="73" calcext:value-type="float">
            <text:p>73</text:p>
          </table:table-cell>
          <table:table-cell table:formula="of:=[.C657]/[.D657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58])" office:value-type="float" office:value="73" calcext:value-type="float">
            <text:p>73</text:p>
          </table:table-cell>
          <table:table-cell table:formula="of:=[.C658]/[.D658]" office:value-type="percentage" office:value="0.328767123287671" calcext:value-type="percentage">
            <text:p>32.88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59])" office:value-type="float" office:value="70" calcext:value-type="float">
            <text:p>70</text:p>
          </table:table-cell>
          <table:table-cell table:formula="of:=[.C659]/[.D659]" office:value-type="percentage" office:value="0.328571428571429" calcext:value-type="percentage">
            <text:p>32.86%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60])" office:value-type="float" office:value="70" calcext:value-type="float">
            <text:p>70</text:p>
          </table:table-cell>
          <table:table-cell table:formula="of:=[.C660]/[.D660]" office:value-type="percentage" office:value="0.328571428571429" calcext:value-type="percentage">
            <text:p>32.86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61])" office:value-type="float" office:value="67" calcext:value-type="float">
            <text:p>67</text:p>
          </table:table-cell>
          <table:table-cell table:formula="of:=[.C661]/[.D661]" office:value-type="percentage" office:value="0.328358208955224" calcext:value-type="percentage">
            <text:p>32.84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62])" office:value-type="float" office:value="67" calcext:value-type="float">
            <text:p>67</text:p>
          </table:table-cell>
          <table:table-cell table:formula="of:=[.C662]/[.D662]" office:value-type="percentage" office:value="0.328358208955224" calcext:value-type="percentage">
            <text:p>32.84%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63])" office:value-type="float" office:value="67" calcext:value-type="float">
            <text:p>67</text:p>
          </table:table-cell>
          <table:table-cell table:formula="of:=[.C663]/[.D663]" office:value-type="percentage" office:value="0.328358208955224" calcext:value-type="percentage">
            <text:p>32.84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664])" office:value-type="float" office:value="64" calcext:value-type="float">
            <text:p>64</text:p>
          </table:table-cell>
          <table:table-cell table:formula="of:=[.C664]/[.D664]" office:value-type="percentage" office:value="0.328125" calcext:value-type="percentage">
            <text:p>32.81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665])" office:value-type="float" office:value="61" calcext:value-type="float">
            <text:p>61</text:p>
          </table:table-cell>
          <table:table-cell table:formula="of:=[.C665]/[.D665]" office:value-type="percentage" office:value="0.327868852459016" calcext:value-type="percentage">
            <text:p>32.79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666])" office:value-type="float" office:value="95" calcext:value-type="float">
            <text:p>95</text:p>
          </table:table-cell>
          <table:table-cell table:formula="of:=[.C666]/[.D666]" office:value-type="percentage" office:value="0.326315789473684" calcext:value-type="percentage">
            <text:p>32.63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667])" office:value-type="float" office:value="92" calcext:value-type="float">
            <text:p>92</text:p>
          </table:table-cell>
          <table:table-cell table:formula="of:=[.C667]/[.D667]" office:value-type="percentage" office:value="0.326086956521739" calcext:value-type="percentage">
            <text:p>32.61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668])" office:value-type="float" office:value="92" calcext:value-type="float">
            <text:p>92</text:p>
          </table:table-cell>
          <table:table-cell table:formula="of:=[.C668]/[.D668]" office:value-type="percentage" office:value="0.326086956521739" calcext:value-type="percentage">
            <text:p>32.61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69])" office:value-type="float" office:value="89" calcext:value-type="float">
            <text:p>89</text:p>
          </table:table-cell>
          <table:table-cell table:formula="of:=[.C669]/[.D669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70])" office:value-type="float" office:value="89" calcext:value-type="float">
            <text:p>89</text:p>
          </table:table-cell>
          <table:table-cell table:formula="of:=[.C670]/[.D670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71])" office:value-type="float" office:value="89" calcext:value-type="float">
            <text:p>89</text:p>
          </table:table-cell>
          <table:table-cell table:formula="of:=[.C671]/[.D671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72])" office:value-type="float" office:value="89" calcext:value-type="float">
            <text:p>89</text:p>
          </table:table-cell>
          <table:table-cell table:formula="of:=[.C672]/[.D672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73])" office:value-type="float" office:value="89" calcext:value-type="float">
            <text:p>89</text:p>
          </table:table-cell>
          <table:table-cell table:formula="of:=[.C673]/[.D673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674])" office:value-type="float" office:value="89" calcext:value-type="float">
            <text:p>89</text:p>
          </table:table-cell>
          <table:table-cell table:formula="of:=[.C674]/[.D674]" office:value-type="percentage" office:value="0.325842696629213" calcext:value-type="percentage">
            <text:p>32.58%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75])" office:value-type="float" office:value="86" calcext:value-type="float">
            <text:p>86</text:p>
          </table:table-cell>
          <table:table-cell table:formula="of:=[.C675]/[.D675]" office:value-type="percentage" office:value="0.325581395348837" calcext:value-type="percentage">
            <text:p>32.56%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76])" office:value-type="float" office:value="86" calcext:value-type="float">
            <text:p>86</text:p>
          </table:table-cell>
          <table:table-cell table:formula="of:=[.C676]/[.D676]" office:value-type="percentage" office:value="0.325581395348837" calcext:value-type="percentage">
            <text:p>32.56%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77])" office:value-type="float" office:value="86" calcext:value-type="float">
            <text:p>86</text:p>
          </table:table-cell>
          <table:table-cell table:formula="of:=[.C677]/[.D677]" office:value-type="percentage" office:value="0.325581395348837" calcext:value-type="percentage">
            <text:p>32.56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78])" office:value-type="float" office:value="86" calcext:value-type="float">
            <text:p>86</text:p>
          </table:table-cell>
          <table:table-cell table:formula="of:=[.C678]/[.D678]" office:value-type="percentage" office:value="0.325581395348837" calcext:value-type="percentage">
            <text:p>32.56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679])" office:value-type="float" office:value="86" calcext:value-type="float">
            <text:p>86</text:p>
          </table:table-cell>
          <table:table-cell table:formula="of:=[.C679]/[.D679]" office:value-type="percentage" office:value="0.325581395348837" calcext:value-type="percentage">
            <text:p>32.56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680])" office:value-type="float" office:value="83" calcext:value-type="float">
            <text:p>83</text:p>
          </table:table-cell>
          <table:table-cell table:formula="of:=[.C680]/[.D680]" office:value-type="percentage" office:value="0.325301204819277" calcext:value-type="percentage">
            <text:p>32.53%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81])" office:value-type="float" office:value="80" calcext:value-type="float">
            <text:p>80</text:p>
          </table:table-cell>
          <table:table-cell table:formula="of:=[.C681]/[.D681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82])" office:value-type="float" office:value="80" calcext:value-type="float">
            <text:p>80</text:p>
          </table:table-cell>
          <table:table-cell table:formula="of:=[.C682]/[.D682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83])" office:value-type="float" office:value="80" calcext:value-type="float">
            <text:p>80</text:p>
          </table:table-cell>
          <table:table-cell table:formula="of:=[.C683]/[.D683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84])" office:value-type="float" office:value="80" calcext:value-type="float">
            <text:p>80</text:p>
          </table:table-cell>
          <table:table-cell table:formula="of:=[.C684]/[.D684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685])" office:value-type="float" office:value="80" calcext:value-type="float">
            <text:p>80</text:p>
          </table:table-cell>
          <table:table-cell table:formula="of:=[.C685]/[.D685]" office:value-type="percentage" office:value="0.325" calcext:value-type="percentage">
            <text:p>32.50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86])" office:value-type="float" office:value="77" calcext:value-type="float">
            <text:p>77</text:p>
          </table:table-cell>
          <table:table-cell table:formula="of:=[.C686]/[.D686]" office:value-type="percentage" office:value="0.324675324675325" calcext:value-type="percentage">
            <text:p>32.47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87])" office:value-type="float" office:value="77" calcext:value-type="float">
            <text:p>77</text:p>
          </table:table-cell>
          <table:table-cell table:formula="of:=[.C687]/[.D687]" office:value-type="percentage" office:value="0.324675324675325" calcext:value-type="percentage">
            <text:p>32.47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88])" office:value-type="float" office:value="77" calcext:value-type="float">
            <text:p>77</text:p>
          </table:table-cell>
          <table:table-cell table:formula="of:=[.C688]/[.D688]" office:value-type="percentage" office:value="0.324675324675325" calcext:value-type="percentage">
            <text:p>32.47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689])" office:value-type="float" office:value="77" calcext:value-type="float">
            <text:p>77</text:p>
          </table:table-cell>
          <table:table-cell table:formula="of:=[.C689]/[.D689]" office:value-type="percentage" office:value="0.324675324675325" calcext:value-type="percentage">
            <text:p>32.47%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90])" office:value-type="float" office:value="74" calcext:value-type="float">
            <text:p>74</text:p>
          </table:table-cell>
          <table:table-cell table:formula="of:=[.C690]/[.D690]" office:value-type="percentage" office:value="0.324324324324324" calcext:value-type="percentage">
            <text:p>32.43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691])" office:value-type="float" office:value="74" calcext:value-type="float">
            <text:p>74</text:p>
          </table:table-cell>
          <table:table-cell table:formula="of:=[.C691]/[.D691]" office:value-type="percentage" office:value="0.324324324324324" calcext:value-type="percentage">
            <text:p>32.43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92])" office:value-type="float" office:value="71" calcext:value-type="float">
            <text:p>71</text:p>
          </table:table-cell>
          <table:table-cell table:formula="of:=[.C692]/[.D692]" office:value-type="percentage" office:value="0.323943661971831" calcext:value-type="percentage">
            <text:p>32.39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93])" office:value-type="float" office:value="71" calcext:value-type="float">
            <text:p>71</text:p>
          </table:table-cell>
          <table:table-cell table:formula="of:=[.C693]/[.D693]" office:value-type="percentage" office:value="0.323943661971831" calcext:value-type="percentage">
            <text:p>32.39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94])" office:value-type="float" office:value="71" calcext:value-type="float">
            <text:p>71</text:p>
          </table:table-cell>
          <table:table-cell table:formula="of:=[.C694]/[.D694]" office:value-type="percentage" office:value="0.323943661971831" calcext:value-type="percentage">
            <text:p>32.39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95])" office:value-type="float" office:value="71" calcext:value-type="float">
            <text:p>71</text:p>
          </table:table-cell>
          <table:table-cell table:formula="of:=[.C695]/[.D695]" office:value-type="percentage" office:value="0.323943661971831" calcext:value-type="percentage">
            <text:p>32.39%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696])" office:value-type="float" office:value="71" calcext:value-type="float">
            <text:p>71</text:p>
          </table:table-cell>
          <table:table-cell table:formula="of:=[.C696]/[.D696]" office:value-type="percentage" office:value="0.323943661971831" calcext:value-type="percentage">
            <text:p>32.39%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697])" office:value-type="float" office:value="102" calcext:value-type="float">
            <text:p>102</text:p>
          </table:table-cell>
          <table:table-cell table:formula="of:=[.C697]/[.D697]" office:value-type="percentage" office:value="0.323529411764706" calcext:value-type="percentage">
            <text:p>32.35%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98])" office:value-type="float" office:value="68" calcext:value-type="float">
            <text:p>68</text:p>
          </table:table-cell>
          <table:table-cell table:formula="of:=[.C698]/[.D698]" office:value-type="percentage" office:value="0.323529411764706" calcext:value-type="percentage">
            <text:p>32.35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699])" office:value-type="float" office:value="68" calcext:value-type="float">
            <text:p>68</text:p>
          </table:table-cell>
          <table:table-cell table:formula="of:=[.C699]/[.D699]" office:value-type="percentage" office:value="0.323529411764706" calcext:value-type="percentage">
            <text:p>32.35%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00])" office:value-type="float" office:value="65" calcext:value-type="float">
            <text:p>65</text:p>
          </table:table-cell>
          <table:table-cell table:formula="of:=[.C700]/[.D700]" office:value-type="percentage" office:value="0.323076923076923" calcext:value-type="percentage">
            <text:p>32.31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01])" office:value-type="float" office:value="65" calcext:value-type="float">
            <text:p>65</text:p>
          </table:table-cell>
          <table:table-cell table:formula="of:=[.C701]/[.D701]" office:value-type="percentage" office:value="0.323076923076923" calcext:value-type="percentage">
            <text:p>32.31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702])" office:value-type="float" office:value="93" calcext:value-type="float">
            <text:p>93</text:p>
          </table:table-cell>
          <table:table-cell table:formula="of:=[.C702]/[.D702]" office:value-type="percentage" office:value="0.32258064516129" calcext:value-type="percentage">
            <text:p>32.26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703])" office:value-type="float" office:value="62" calcext:value-type="float">
            <text:p>62</text:p>
          </table:table-cell>
          <table:table-cell table:formula="of:=[.C703]/[.D703]" office:value-type="percentage" office:value="0.32258064516129" calcext:value-type="percentage">
            <text:p>32.26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704])" office:value-type="float" office:value="90" calcext:value-type="float">
            <text:p>90</text:p>
          </table:table-cell>
          <table:table-cell table:formula="of:=[.C704]/[.D704]" office:value-type="percentage" office:value="0.322222222222222" calcext:value-type="percentage">
            <text:p>32.22%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705])" office:value-type="float" office:value="87" calcext:value-type="float">
            <text:p>87</text:p>
          </table:table-cell>
          <table:table-cell table:formula="of:=[.C705]/[.D705]" office:value-type="percentage" office:value="0.32183908045977" calcext:value-type="percentage">
            <text:p>32.18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706])" office:value-type="float" office:value="87" calcext:value-type="float">
            <text:p>87</text:p>
          </table:table-cell>
          <table:table-cell table:formula="of:=[.C706]/[.D706]" office:value-type="percentage" office:value="0.32183908045977" calcext:value-type="percentage">
            <text:p>32.18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07])" office:value-type="float" office:value="84" calcext:value-type="float">
            <text:p>84</text:p>
          </table:table-cell>
          <table:table-cell table:formula="of:=[.C707]/[.D707]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08])" office:value-type="float" office:value="84" calcext:value-type="float">
            <text:p>84</text:p>
          </table:table-cell>
          <table:table-cell table:formula="of:=[.C708]/[.D708]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09])" office:value-type="float" office:value="84" calcext:value-type="float">
            <text:p>84</text:p>
          </table:table-cell>
          <table:table-cell table:formula="of:=[.C709]/[.D709]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10])" office:value-type="float" office:value="84" calcext:value-type="float">
            <text:p>84</text:p>
          </table:table-cell>
          <table:table-cell table:formula="of:=[.C710]/[.D710]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11])" office:value-type="float" office:value="84" calcext:value-type="float">
            <text:p>84</text:p>
          </table:table-cell>
          <table:table-cell table:formula="of:=[.C711]/[.D711]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12])" office:value-type="float" office:value="81" calcext:value-type="float">
            <text:p>81</text:p>
          </table:table-cell>
          <table:table-cell table:formula="of:=[.C712]/[.D712]" office:value-type="percentage" office:value="0.320987654320988" calcext:value-type="percentage">
            <text:p>32.1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13])" office:value-type="float" office:value="81" calcext:value-type="float">
            <text:p>81</text:p>
          </table:table-cell>
          <table:table-cell table:formula="of:=[.C713]/[.D713]" office:value-type="percentage" office:value="0.320987654320988" calcext:value-type="percentage">
            <text:p>32.10%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4])" office:value-type="float" office:value="78" calcext:value-type="float">
            <text:p>78</text:p>
          </table:table-cell>
          <table:table-cell table:formula="of:=[.C714]/[.D714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5])" office:value-type="float" office:value="78" calcext:value-type="float">
            <text:p>78</text:p>
          </table:table-cell>
          <table:table-cell table:formula="of:=[.C715]/[.D715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6])" office:value-type="float" office:value="78" calcext:value-type="float">
            <text:p>78</text:p>
          </table:table-cell>
          <table:table-cell table:formula="of:=[.C716]/[.D716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7])" office:value-type="float" office:value="78" calcext:value-type="float">
            <text:p>78</text:p>
          </table:table-cell>
          <table:table-cell table:formula="of:=[.C717]/[.D717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8])" office:value-type="float" office:value="78" calcext:value-type="float">
            <text:p>78</text:p>
          </table:table-cell>
          <table:table-cell table:formula="of:=[.C718]/[.D718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19])" office:value-type="float" office:value="78" calcext:value-type="float">
            <text:p>78</text:p>
          </table:table-cell>
          <table:table-cell table:formula="of:=[.C719]/[.D719]" office:value-type="percentage" office:value="0.320512820512821" calcext:value-type="percentage">
            <text:p>32.05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SUMIFS([.C$1:.C$1048576];[.A$1:.A$1048576];[.A720])" office:value-type="float" office:value="103" calcext:value-type="float">
            <text:p>103</text:p>
          </table:table-cell>
          <table:table-cell table:formula="of:=[.C720]/[.D720]" office:value-type="percentage" office:value="0.320388349514563" calcext:value-type="percentage">
            <text:p>32.04%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1])" office:value-type="float" office:value="75" calcext:value-type="float">
            <text:p>75</text:p>
          </table:table-cell>
          <table:table-cell table:formula="of:=[.C721]/[.D721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2])" office:value-type="float" office:value="75" calcext:value-type="float">
            <text:p>75</text:p>
          </table:table-cell>
          <table:table-cell table:formula="of:=[.C722]/[.D722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3])" office:value-type="float" office:value="75" calcext:value-type="float">
            <text:p>75</text:p>
          </table:table-cell>
          <table:table-cell table:formula="of:=[.C723]/[.D723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4])" office:value-type="float" office:value="75" calcext:value-type="float">
            <text:p>75</text:p>
          </table:table-cell>
          <table:table-cell table:formula="of:=[.C724]/[.D724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5])" office:value-type="float" office:value="75" calcext:value-type="float">
            <text:p>75</text:p>
          </table:table-cell>
          <table:table-cell table:formula="of:=[.C725]/[.D725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6])" office:value-type="float" office:value="75" calcext:value-type="float">
            <text:p>75</text:p>
          </table:table-cell>
          <table:table-cell table:formula="of:=[.C726]/[.D726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27])" office:value-type="float" office:value="75" calcext:value-type="float">
            <text:p>75</text:p>
          </table:table-cell>
          <table:table-cell table:formula="of:=[.C727]/[.D727]"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728])" office:value-type="float" office:value="97" calcext:value-type="float">
            <text:p>97</text:p>
          </table:table-cell>
          <table:table-cell table:formula="of:=[.C728]/[.D728]" office:value-type="percentage" office:value="0.319587628865979" calcext:value-type="percentage">
            <text:p>31.96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729])" office:value-type="float" office:value="97" calcext:value-type="float">
            <text:p>97</text:p>
          </table:table-cell>
          <table:table-cell table:formula="of:=[.C729]/[.D729]" office:value-type="percentage" office:value="0.319587628865979" calcext:value-type="percentage">
            <text:p>31.96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30])" office:value-type="float" office:value="72" calcext:value-type="float">
            <text:p>72</text:p>
          </table:table-cell>
          <table:table-cell table:formula="of:=[.C730]/[.D730]" office:value-type="percentage" office:value="0.319444444444444" calcext:value-type="percentage">
            <text:p>31.94%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731])" office:value-type="float" office:value="69" calcext:value-type="float">
            <text:p>69</text:p>
          </table:table-cell>
          <table:table-cell table:formula="of:=[.C731]/[.D731]" office:value-type="percentage" office:value="0.318840579710145" calcext:value-type="percentage">
            <text:p>31.88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732])" office:value-type="float" office:value="69" calcext:value-type="float">
            <text:p>69</text:p>
          </table:table-cell>
          <table:table-cell table:formula="of:=[.C732]/[.D732]" office:value-type="percentage" office:value="0.318840579710145" calcext:value-type="percentage">
            <text:p>31.88%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733])" office:value-type="float" office:value="88" calcext:value-type="float">
            <text:p>88</text:p>
          </table:table-cell>
          <table:table-cell table:formula="of:=[.C733]/[.D733]" office:value-type="percentage" office:value="0.318181818181818" calcext:value-type="percentage">
            <text:p>31.82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734])" office:value-type="float" office:value="88" calcext:value-type="float">
            <text:p>88</text:p>
          </table:table-cell>
          <table:table-cell table:formula="of:=[.C734]/[.D734]" office:value-type="percentage" office:value="0.318181818181818" calcext:value-type="percentage">
            <text:p>31.82%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35])" office:value-type="float" office:value="66" calcext:value-type="float">
            <text:p>66</text:p>
          </table:table-cell>
          <table:table-cell table:formula="of:=[.C735]/[.D735]" office:value-type="percentage" office:value="0.318181818181818" calcext:value-type="percentage">
            <text:p>31.82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36])" office:value-type="float" office:value="66" calcext:value-type="float">
            <text:p>66</text:p>
          </table:table-cell>
          <table:table-cell table:formula="of:=[.C736]/[.D736]" office:value-type="percentage" office:value="0.318181818181818" calcext:value-type="percentage">
            <text:p>31.82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37])" office:value-type="float" office:value="66" calcext:value-type="float">
            <text:p>66</text:p>
          </table:table-cell>
          <table:table-cell table:formula="of:=[.C737]/[.D737]" office:value-type="percentage" office:value="0.318181818181818" calcext:value-type="percentage">
            <text:p>31.82%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38])" office:value-type="float" office:value="85" calcext:value-type="float">
            <text:p>85</text:p>
          </table:table-cell>
          <table:table-cell table:formula="of:=[.C738]/[.D738]" office:value-type="percentage" office:value="0.317647058823529" calcext:value-type="percentage">
            <text:p>31.76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39])" office:value-type="float" office:value="82" calcext:value-type="float">
            <text:p>82</text:p>
          </table:table-cell>
          <table:table-cell table:formula="of:=[.C739]/[.D739]" office:value-type="percentage" office:value="0.317073170731707" calcext:value-type="percentage">
            <text:p>31.71%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40])" office:value-type="float" office:value="82" calcext:value-type="float">
            <text:p>82</text:p>
          </table:table-cell>
          <table:table-cell table:formula="of:=[.C740]/[.D740]" office:value-type="percentage" office:value="0.317073170731707" calcext:value-type="percentage">
            <text:p>31.71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41])" office:value-type="float" office:value="82" calcext:value-type="float">
            <text:p>82</text:p>
          </table:table-cell>
          <table:table-cell table:formula="of:=[.C741]/[.D741]" office:value-type="percentage" office:value="0.317073170731707" calcext:value-type="percentage">
            <text:p>31.71%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42])" office:value-type="float" office:value="82" calcext:value-type="float">
            <text:p>82</text:p>
          </table:table-cell>
          <table:table-cell table:formula="of:=[.C742]/[.D742]" office:value-type="percentage" office:value="0.317073170731707" calcext:value-type="percentage">
            <text:p>31.71%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3])" office:value-type="float" office:value="79" calcext:value-type="float">
            <text:p>79</text:p>
          </table:table-cell>
          <table:table-cell table:formula="of:=[.C743]/[.D743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4])" office:value-type="float" office:value="79" calcext:value-type="float">
            <text:p>79</text:p>
          </table:table-cell>
          <table:table-cell table:formula="of:=[.C744]/[.D744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5])" office:value-type="float" office:value="79" calcext:value-type="float">
            <text:p>79</text:p>
          </table:table-cell>
          <table:table-cell table:formula="of:=[.C745]/[.D745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6])" office:value-type="float" office:value="79" calcext:value-type="float">
            <text:p>79</text:p>
          </table:table-cell>
          <table:table-cell table:formula="of:=[.C746]/[.D746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7])" office:value-type="float" office:value="79" calcext:value-type="float">
            <text:p>79</text:p>
          </table:table-cell>
          <table:table-cell table:formula="of:=[.C747]/[.D747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8])" office:value-type="float" office:value="79" calcext:value-type="float">
            <text:p>79</text:p>
          </table:table-cell>
          <table:table-cell table:formula="of:=[.C748]/[.D748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49])" office:value-type="float" office:value="79" calcext:value-type="float">
            <text:p>79</text:p>
          </table:table-cell>
          <table:table-cell table:formula="of:=[.C749]/[.D749]" office:value-type="percentage" office:value="0.316455696202532" calcext:value-type="percentage">
            <text:p>31.65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750])" office:value-type="float" office:value="98" calcext:value-type="float">
            <text:p>98</text:p>
          </table:table-cell>
          <table:table-cell table:formula="of:=[.C750]/[.D750]" office:value-type="percentage" office:value="0.316326530612245" calcext:value-type="percentage">
            <text:p>31.63%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751])" office:value-type="float" office:value="95" calcext:value-type="float">
            <text:p>95</text:p>
          </table:table-cell>
          <table:table-cell table:formula="of:=[.C751]/[.D751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52])" office:value-type="float" office:value="76" calcext:value-type="float">
            <text:p>76</text:p>
          </table:table-cell>
          <table:table-cell table:formula="of:=[.C752]/[.D752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53])" office:value-type="float" office:value="76" calcext:value-type="float">
            <text:p>76</text:p>
          </table:table-cell>
          <table:table-cell table:formula="of:=[.C753]/[.D753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54])" office:value-type="float" office:value="76" calcext:value-type="float">
            <text:p>76</text:p>
          </table:table-cell>
          <table:table-cell table:formula="of:=[.C754]/[.D754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55])" office:value-type="float" office:value="76" calcext:value-type="float">
            <text:p>76</text:p>
          </table:table-cell>
          <table:table-cell table:formula="of:=[.C755]/[.D755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56])" office:value-type="float" office:value="76" calcext:value-type="float">
            <text:p>76</text:p>
          </table:table-cell>
          <table:table-cell table:formula="of:=[.C756]/[.D756]" office:value-type="percentage" office:value="0.31578947368421" calcext:value-type="percentage">
            <text:p>31.58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757])" office:value-type="float" office:value="92" calcext:value-type="float">
            <text:p>92</text:p>
          </table:table-cell>
          <table:table-cell table:formula="of:=[.C757]/[.D757]" office:value-type="percentage" office:value="0.315217391304348" calcext:value-type="percentage">
            <text:p>31.52%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758])" office:value-type="float" office:value="92" calcext:value-type="float">
            <text:p>92</text:p>
          </table:table-cell>
          <table:table-cell table:formula="of:=[.C758]/[.D758]" office:value-type="percentage" office:value="0.315217391304348" calcext:value-type="percentage">
            <text:p>31.52%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759])" office:value-type="float" office:value="92" calcext:value-type="float">
            <text:p>92</text:p>
          </table:table-cell>
          <table:table-cell table:formula="of:=[.C759]/[.D759]" office:value-type="percentage" office:value="0.315217391304348" calcext:value-type="percentage">
            <text:p>31.52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0])" office:value-type="float" office:value="73" calcext:value-type="float">
            <text:p>73</text:p>
          </table:table-cell>
          <table:table-cell table:formula="of:=[.C760]/[.D760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1])" office:value-type="float" office:value="73" calcext:value-type="float">
            <text:p>73</text:p>
          </table:table-cell>
          <table:table-cell table:formula="of:=[.C761]/[.D761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2])" office:value-type="float" office:value="73" calcext:value-type="float">
            <text:p>73</text:p>
          </table:table-cell>
          <table:table-cell table:formula="of:=[.C762]/[.D762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3])" office:value-type="float" office:value="73" calcext:value-type="float">
            <text:p>73</text:p>
          </table:table-cell>
          <table:table-cell table:formula="of:=[.C763]/[.D763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4])" office:value-type="float" office:value="73" calcext:value-type="float">
            <text:p>73</text:p>
          </table:table-cell>
          <table:table-cell table:formula="of:=[.C764]/[.D764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5])" office:value-type="float" office:value="73" calcext:value-type="float">
            <text:p>73</text:p>
          </table:table-cell>
          <table:table-cell table:formula="of:=[.C765]/[.D765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6])" office:value-type="float" office:value="73" calcext:value-type="float">
            <text:p>73</text:p>
          </table:table-cell>
          <table:table-cell table:formula="of:=[.C766]/[.D766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7])" office:value-type="float" office:value="73" calcext:value-type="float">
            <text:p>73</text:p>
          </table:table-cell>
          <table:table-cell table:formula="of:=[.C767]/[.D767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68])" office:value-type="float" office:value="73" calcext:value-type="float">
            <text:p>73</text:p>
          </table:table-cell>
          <table:table-cell table:formula="of:=[.C768]/[.D768]" office:value-type="percentage" office:value="0.315068493150685" calcext:value-type="percentage">
            <text:p>31.51%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769])" office:value-type="float" office:value="70" calcext:value-type="float">
            <text:p>70</text:p>
          </table:table-cell>
          <table:table-cell table:formula="of:=[.C769]/[.D769]" office:value-type="percentage" office:value="0.314285714285714" calcext:value-type="percentage">
            <text:p>31.43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770])" office:value-type="float" office:value="86" calcext:value-type="float">
            <text:p>86</text:p>
          </table:table-cell>
          <table:table-cell table:formula="of:=[.C770]/[.D770]" office:value-type="percentage" office:value="0.313953488372093" calcext:value-type="percentage">
            <text:p>31.40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71])" office:value-type="float" office:value="67" calcext:value-type="float">
            <text:p>67</text:p>
          </table:table-cell>
          <table:table-cell table:formula="of:=[.C771]/[.D771]" office:value-type="percentage" office:value="0.313432835820896" calcext:value-type="percentage">
            <text:p>31.34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772])" office:value-type="float" office:value="67" calcext:value-type="float">
            <text:p>67</text:p>
          </table:table-cell>
          <table:table-cell table:formula="of:=[.C772]/[.D772]" office:value-type="percentage" office:value="0.313432835820896" calcext:value-type="percentage">
            <text:p>31.34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3])" office:value-type="float" office:value="83" calcext:value-type="float">
            <text:p>83</text:p>
          </table:table-cell>
          <table:table-cell table:formula="of:=[.C773]/[.D773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4])" office:value-type="float" office:value="83" calcext:value-type="float">
            <text:p>83</text:p>
          </table:table-cell>
          <table:table-cell table:formula="of:=[.C774]/[.D774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5])" office:value-type="float" office:value="83" calcext:value-type="float">
            <text:p>83</text:p>
          </table:table-cell>
          <table:table-cell table:formula="of:=[.C775]/[.D775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6])" office:value-type="float" office:value="83" calcext:value-type="float">
            <text:p>83</text:p>
          </table:table-cell>
          <table:table-cell table:formula="of:=[.C776]/[.D776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7])" office:value-type="float" office:value="83" calcext:value-type="float">
            <text:p>83</text:p>
          </table:table-cell>
          <table:table-cell table:formula="of:=[.C777]/[.D777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8])" office:value-type="float" office:value="83" calcext:value-type="float">
            <text:p>83</text:p>
          </table:table-cell>
          <table:table-cell table:formula="of:=[.C778]/[.D778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79])" office:value-type="float" office:value="83" calcext:value-type="float">
            <text:p>83</text:p>
          </table:table-cell>
          <table:table-cell table:formula="of:=[.C779]/[.D779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80])" office:value-type="float" office:value="83" calcext:value-type="float">
            <text:p>83</text:p>
          </table:table-cell>
          <table:table-cell table:formula="of:=[.C780]/[.D780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81])" office:value-type="float" office:value="83" calcext:value-type="float">
            <text:p>83</text:p>
          </table:table-cell>
          <table:table-cell table:formula="of:=[.C781]/[.D781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82])" office:value-type="float" office:value="83" calcext:value-type="float">
            <text:p>83</text:p>
          </table:table-cell>
          <table:table-cell table:formula="of:=[.C782]/[.D782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783])" office:value-type="float" office:value="83" calcext:value-type="float">
            <text:p>83</text:p>
          </table:table-cell>
          <table:table-cell table:formula="of:=[.C783]/[.D783]" office:value-type="percentage" office:value="0.313253012048193" calcext:value-type="percentage">
            <text:p>31.33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84])" office:value-type="float" office:value="80" calcext:value-type="float">
            <text:p>80</text:p>
          </table:table-cell>
          <table:table-cell table:formula="of:=[.C784]/[.D784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85])" office:value-type="float" office:value="80" calcext:value-type="float">
            <text:p>80</text:p>
          </table:table-cell>
          <table:table-cell table:formula="of:=[.C785]/[.D785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86])" office:value-type="float" office:value="80" calcext:value-type="float">
            <text:p>80</text:p>
          </table:table-cell>
          <table:table-cell table:formula="of:=[.C786]/[.D786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787])" office:value-type="float" office:value="80" calcext:value-type="float">
            <text:p>80</text:p>
          </table:table-cell>
          <table:table-cell table:formula="of:=[.C787]/[.D787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788])" office:value-type="float" office:value="64" calcext:value-type="float">
            <text:p>64</text:p>
          </table:table-cell>
          <table:table-cell table:formula="of:=[.C788]/[.D788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789])" office:value-type="float" office:value="64" calcext:value-type="float">
            <text:p>64</text:p>
          </table:table-cell>
          <table:table-cell table:formula="of:=[.C789]/[.D789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790])" office:value-type="float" office:value="64" calcext:value-type="float">
            <text:p>64</text:p>
          </table:table-cell>
          <table:table-cell table:formula="of:=[.C790]/[.D790]" office:value-type="percentage" office:value="0.3125" calcext:value-type="percentage">
            <text:p>31.25%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791])" office:value-type="float" office:value="93" calcext:value-type="float">
            <text:p>93</text:p>
          </table:table-cell>
          <table:table-cell table:formula="of:=[.C791]/[.D791]" office:value-type="percentage" office:value="0.311827956989247" calcext:value-type="percentage">
            <text:p>31.18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92])" office:value-type="float" office:value="77" calcext:value-type="float">
            <text:p>77</text:p>
          </table:table-cell>
          <table:table-cell table:formula="of:=[.C792]/[.D792]" office:value-type="percentage" office:value="0.311688311688312" calcext:value-type="percentage">
            <text:p>31.17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93])" office:value-type="float" office:value="77" calcext:value-type="float">
            <text:p>77</text:p>
          </table:table-cell>
          <table:table-cell table:formula="of:=[.C793]/[.D793]" office:value-type="percentage" office:value="0.311688311688312" calcext:value-type="percentage">
            <text:p>31.17%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94])" office:value-type="float" office:value="77" calcext:value-type="float">
            <text:p>77</text:p>
          </table:table-cell>
          <table:table-cell table:formula="of:=[.C794]/[.D794]" office:value-type="percentage" office:value="0.311688311688312" calcext:value-type="percentage">
            <text:p>31.17%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95])" office:value-type="float" office:value="77" calcext:value-type="float">
            <text:p>77</text:p>
          </table:table-cell>
          <table:table-cell table:formula="of:=[.C795]/[.D795]" office:value-type="percentage" office:value="0.311688311688312" calcext:value-type="percentage">
            <text:p>31.17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796])" office:value-type="float" office:value="77" calcext:value-type="float">
            <text:p>77</text:p>
          </table:table-cell>
          <table:table-cell table:formula="of:=[.C796]/[.D796]" office:value-type="percentage" office:value="0.311688311688312" calcext:value-type="percentage">
            <text:p>31.17%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797])" office:value-type="float" office:value="90" calcext:value-type="float">
            <text:p>90</text:p>
          </table:table-cell>
          <table:table-cell table:formula="of:=[.C797]/[.D797]" office:value-type="percentage" office:value="0.311111111111111" calcext:value-type="percentage">
            <text:p>31.11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798])" office:value-type="float" office:value="74" calcext:value-type="float">
            <text:p>74</text:p>
          </table:table-cell>
          <table:table-cell table:formula="of:=[.C798]/[.D798]" office:value-type="percentage" office:value="0.310810810810811" calcext:value-type="percentage">
            <text:p>31.08%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SUMIFS([.C$1:.C$1048576];[.A$1:.A$1048576];[.A799])" office:value-type="float" office:value="103" calcext:value-type="float">
            <text:p>103</text:p>
          </table:table-cell>
          <table:table-cell table:formula="of:=[.C799]/[.D799]" office:value-type="percentage" office:value="0.310679611650485" calcext:value-type="percentage">
            <text:p>31.07%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00])" office:value-type="float" office:value="87" calcext:value-type="float">
            <text:p>87</text:p>
          </table:table-cell>
          <table:table-cell table:formula="of:=[.C800]/[.D800]" office:value-type="percentage" office:value="0.310344827586207" calcext:value-type="percentage">
            <text:p>31.03%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01])" office:value-type="float" office:value="87" calcext:value-type="float">
            <text:p>87</text:p>
          </table:table-cell>
          <table:table-cell table:formula="of:=[.C801]/[.D801]" office:value-type="percentage" office:value="0.310344827586207" calcext:value-type="percentage">
            <text:p>31.03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802])" office:value-type="float" office:value="58" calcext:value-type="float">
            <text:p>58</text:p>
          </table:table-cell>
          <table:table-cell table:formula="of:=[.C802]/[.D802]" office:value-type="percentage" office:value="0.310344827586207" calcext:value-type="percentage">
            <text:p>31.03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03])" office:value-type="float" office:value="71" calcext:value-type="float">
            <text:p>71</text:p>
          </table:table-cell>
          <table:table-cell table:formula="of:=[.C803]/[.D803]" office:value-type="percentage" office:value="0.309859154929577" calcext:value-type="percentage">
            <text:p>30.99%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04])" office:value-type="float" office:value="71" calcext:value-type="float">
            <text:p>71</text:p>
          </table:table-cell>
          <table:table-cell table:formula="of:=[.C804]/[.D804]" office:value-type="percentage" office:value="0.309859154929577" calcext:value-type="percentage">
            <text:p>30.99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05])" office:value-type="float" office:value="71" calcext:value-type="float">
            <text:p>71</text:p>
          </table:table-cell>
          <table:table-cell table:formula="of:=[.C805]/[.D805]" office:value-type="percentage" office:value="0.309859154929577" calcext:value-type="percentage">
            <text:p>30.99%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06])" office:value-type="float" office:value="71" calcext:value-type="float">
            <text:p>71</text:p>
          </table:table-cell>
          <table:table-cell table:formula="of:=[.C806]/[.D806]" office:value-type="percentage" office:value="0.309859154929577" calcext:value-type="percentage">
            <text:p>30.99%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07])" office:value-type="float" office:value="71" calcext:value-type="float">
            <text:p>71</text:p>
          </table:table-cell>
          <table:table-cell table:formula="of:=[.C807]/[.D807]" office:value-type="percentage" office:value="0.309859154929577" calcext:value-type="percentage">
            <text:p>30.99%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08])" office:value-type="float" office:value="84" calcext:value-type="float">
            <text:p>84</text:p>
          </table:table-cell>
          <table:table-cell table:formula="of:=[.C808]/[.D808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09])" office:value-type="float" office:value="84" calcext:value-type="float">
            <text:p>84</text:p>
          </table:table-cell>
          <table:table-cell table:formula="of:=[.C809]/[.D809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10])" office:value-type="float" office:value="84" calcext:value-type="float">
            <text:p>84</text:p>
          </table:table-cell>
          <table:table-cell table:formula="of:=[.C810]/[.D810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11])" office:value-type="float" office:value="84" calcext:value-type="float">
            <text:p>84</text:p>
          </table:table-cell>
          <table:table-cell table:formula="of:=[.C811]/[.D811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12])" office:value-type="float" office:value="84" calcext:value-type="float">
            <text:p>84</text:p>
          </table:table-cell>
          <table:table-cell table:formula="of:=[.C812]/[.D812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13])" office:value-type="float" office:value="84" calcext:value-type="float">
            <text:p>84</text:p>
          </table:table-cell>
          <table:table-cell table:formula="of:=[.C813]/[.D813]" office:value-type="percentage" office:value="0.30952380952381" calcext:value-type="percentage">
            <text:p>30.95%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14])" office:value-type="float" office:value="68" calcext:value-type="float">
            <text:p>68</text:p>
          </table:table-cell>
          <table:table-cell table:formula="of:=[.C814]/[.D814]" office:value-type="percentage" office:value="0.308823529411765" calcext:value-type="percentage">
            <text:p>30.88%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15])" office:value-type="float" office:value="81" calcext:value-type="float">
            <text:p>81</text:p>
          </table:table-cell>
          <table:table-cell table:formula="of:=[.C815]/[.D815]" office:value-type="percentage" office:value="0.308641975308642" calcext:value-type="percentage">
            <text:p>30.86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16])" office:value-type="float" office:value="81" calcext:value-type="float">
            <text:p>81</text:p>
          </table:table-cell>
          <table:table-cell table:formula="of:=[.C816]/[.D816]" office:value-type="percentage" office:value="0.308641975308642" calcext:value-type="percentage">
            <text:p>30.86%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17])" office:value-type="float" office:value="81" calcext:value-type="float">
            <text:p>81</text:p>
          </table:table-cell>
          <table:table-cell table:formula="of:=[.C817]/[.D817]" office:value-type="percentage" office:value="0.308641975308642" calcext:value-type="percentage">
            <text:p>30.86%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818])" office:value-type="float" office:value="94" calcext:value-type="float">
            <text:p>94</text:p>
          </table:table-cell>
          <table:table-cell table:formula="of:=[.C818]/[.D818]" office:value-type="percentage" office:value="0.308510638297872" calcext:value-type="percentage">
            <text:p>30.85%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19])" office:value-type="float" office:value="78" calcext:value-type="float">
            <text:p>78</text:p>
          </table:table-cell>
          <table:table-cell table:formula="of:=[.C819]/[.D819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20])" office:value-type="float" office:value="78" calcext:value-type="float">
            <text:p>78</text:p>
          </table:table-cell>
          <table:table-cell table:formula="of:=[.C820]/[.D820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21])" office:value-type="float" office:value="78" calcext:value-type="float">
            <text:p>78</text:p>
          </table:table-cell>
          <table:table-cell table:formula="of:=[.C821]/[.D821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22])" office:value-type="float" office:value="78" calcext:value-type="float">
            <text:p>78</text:p>
          </table:table-cell>
          <table:table-cell table:formula="of:=[.C822]/[.D822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823])" office:value-type="float" office:value="65" calcext:value-type="float">
            <text:p>65</text:p>
          </table:table-cell>
          <table:table-cell table:formula="of:=[.C823]/[.D823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824])" office:value-type="float" office:value="65" calcext:value-type="float">
            <text:p>65</text:p>
          </table:table-cell>
          <table:table-cell table:formula="of:=[.C824]/[.D824]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SUMIFS([.C$1:.C$1048576];[.A$1:.A$1048576];[.A825])" office:value-type="float" office:value="101" calcext:value-type="float">
            <text:p>101</text:p>
          </table:table-cell>
          <table:table-cell table:formula="of:=[.C825]/[.D825]" office:value-type="percentage" office:value="0.306930693069307" calcext:value-type="percentage">
            <text:p>30.69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26])" office:value-type="float" office:value="88" calcext:value-type="float">
            <text:p>88</text:p>
          </table:table-cell>
          <table:table-cell table:formula="of:=[.C826]/[.D826]" office:value-type="percentage" office:value="0.306818181818182" calcext:value-type="percentage">
            <text:p>30.68%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27])" office:value-type="float" office:value="88" calcext:value-type="float">
            <text:p>88</text:p>
          </table:table-cell>
          <table:table-cell table:formula="of:=[.C827]/[.D827]" office:value-type="percentage" office:value="0.306818181818182" calcext:value-type="percentage">
            <text:p>30.68%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28])" office:value-type="float" office:value="75" calcext:value-type="float">
            <text:p>75</text:p>
          </table:table-cell>
          <table:table-cell table:formula="of:=[.C828]/[.D828]" office:value-type="percentage" office:value="0.306666666666667" calcext:value-type="percentage">
            <text:p>30.67%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29])" office:value-type="float" office:value="75" calcext:value-type="float">
            <text:p>75</text:p>
          </table:table-cell>
          <table:table-cell table:formula="of:=[.C829]/[.D829]" office:value-type="percentage" office:value="0.306666666666667" calcext:value-type="percentage">
            <text:p>30.67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30])" office:value-type="float" office:value="75" calcext:value-type="float">
            <text:p>75</text:p>
          </table:table-cell>
          <table:table-cell table:formula="of:=[.C830]/[.D830]" office:value-type="percentage" office:value="0.306666666666667" calcext:value-type="percentage">
            <text:p>30.67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31])" office:value-type="float" office:value="62" calcext:value-type="float">
            <text:p>62</text:p>
          </table:table-cell>
          <table:table-cell table:formula="of:=[.C831]/[.D831]" office:value-type="percentage" office:value="0.306451612903226" calcext:value-type="percentage">
            <text:p>30.65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832])" office:value-type="float" office:value="98" calcext:value-type="float">
            <text:p>98</text:p>
          </table:table-cell>
          <table:table-cell table:formula="of:=[.C832]/[.D832]" office:value-type="percentage" office:value="0.306122448979592" calcext:value-type="percentage">
            <text:p>30.61%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SUMIFS([.C$1:.C$1048576];[.A$1:.A$1048576];[.A833])" office:value-type="float" office:value="98" calcext:value-type="float">
            <text:p>98</text:p>
          </table:table-cell>
          <table:table-cell table:formula="of:=[.C833]/[.D833]" office:value-type="percentage" office:value="0.306122448979592" calcext:value-type="percentage">
            <text:p>30.61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34])" office:value-type="float" office:value="85" calcext:value-type="float">
            <text:p>85</text:p>
          </table:table-cell>
          <table:table-cell table:formula="of:=[.C834]/[.D834]" office:value-type="percentage" office:value="0.305882352941176" calcext:value-type="percentage">
            <text:p>30.59%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35])" office:value-type="float" office:value="85" calcext:value-type="float">
            <text:p>85</text:p>
          </table:table-cell>
          <table:table-cell table:formula="of:=[.C835]/[.D835]" office:value-type="percentage" office:value="0.305882352941176" calcext:value-type="percentage">
            <text:p>30.59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36])" office:value-type="float" office:value="85" calcext:value-type="float">
            <text:p>85</text:p>
          </table:table-cell>
          <table:table-cell table:formula="of:=[.C836]/[.D836]" office:value-type="percentage" office:value="0.305882352941176" calcext:value-type="percentage">
            <text:p>30.59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37])" office:value-type="float" office:value="85" calcext:value-type="float">
            <text:p>85</text:p>
          </table:table-cell>
          <table:table-cell table:formula="of:=[.C837]/[.D837]" office:value-type="percentage" office:value="0.305882352941176" calcext:value-type="percentage">
            <text:p>30.59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838])" office:value-type="float" office:value="95" calcext:value-type="float">
            <text:p>95</text:p>
          </table:table-cell>
          <table:table-cell table:formula="of:=[.C838]/[.D838]" office:value-type="percentage" office:value="0.305263157894737" calcext:value-type="percentage">
            <text:p>30.53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839])" office:value-type="float" office:value="95" calcext:value-type="float">
            <text:p>95</text:p>
          </table:table-cell>
          <table:table-cell table:formula="of:=[.C839]/[.D839]" office:value-type="percentage" office:value="0.305263157894737" calcext:value-type="percentage">
            <text:p>30.53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40])" office:value-type="float" office:value="82" calcext:value-type="float">
            <text:p>82</text:p>
          </table:table-cell>
          <table:table-cell table:formula="of:=[.C840]/[.D840]" office:value-type="percentage" office:value="0.304878048780488" calcext:value-type="percentage">
            <text:p>30.49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841])" office:value-type="float" office:value="92" calcext:value-type="float">
            <text:p>92</text:p>
          </table:table-cell>
          <table:table-cell table:formula="of:=[.C841]/[.D841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842])" office:value-type="float" office:value="92" calcext:value-type="float">
            <text:p>92</text:p>
          </table:table-cell>
          <table:table-cell table:formula="of:=[.C842]/[.D842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3])" office:value-type="float" office:value="69" calcext:value-type="float">
            <text:p>69</text:p>
          </table:table-cell>
          <table:table-cell table:formula="of:=[.C843]/[.D843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4])" office:value-type="float" office:value="69" calcext:value-type="float">
            <text:p>69</text:p>
          </table:table-cell>
          <table:table-cell table:formula="of:=[.C844]/[.D844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5])" office:value-type="float" office:value="69" calcext:value-type="float">
            <text:p>69</text:p>
          </table:table-cell>
          <table:table-cell table:formula="of:=[.C845]/[.D845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6])" office:value-type="float" office:value="69" calcext:value-type="float">
            <text:p>69</text:p>
          </table:table-cell>
          <table:table-cell table:formula="of:=[.C846]/[.D846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7])" office:value-type="float" office:value="69" calcext:value-type="float">
            <text:p>69</text:p>
          </table:table-cell>
          <table:table-cell table:formula="of:=[.C847]/[.D847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848])" office:value-type="float" office:value="69" calcext:value-type="float">
            <text:p>69</text:p>
          </table:table-cell>
          <table:table-cell table:formula="of:=[.C848]/[.D848]" office:value-type="percentage" office:value="0.304347826086957" calcext:value-type="percentage">
            <text:p>30.43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49])" office:value-type="float" office:value="79" calcext:value-type="float">
            <text:p>79</text:p>
          </table:table-cell>
          <table:table-cell table:formula="of:=[.C849]/[.D849]" office:value-type="percentage" office:value="0.30379746835443" calcext:value-type="percentage">
            <text:p>30.38%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50])" office:value-type="float" office:value="89" calcext:value-type="float">
            <text:p>89</text:p>
          </table:table-cell>
          <table:table-cell table:formula="of:=[.C850]/[.D850]" office:value-type="percentage" office:value="0.303370786516854" calcext:value-type="percentage">
            <text:p>30.34%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51])" office:value-type="float" office:value="89" calcext:value-type="float">
            <text:p>89</text:p>
          </table:table-cell>
          <table:table-cell table:formula="of:=[.C851]/[.D851]" office:value-type="percentage" office:value="0.303370786516854" calcext:value-type="percentage">
            <text:p>30.34%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852])" office:value-type="float" office:value="66" calcext:value-type="float">
            <text:p>66</text:p>
          </table:table-cell>
          <table:table-cell table:formula="of:=[.C852]/[.D852]" office:value-type="percentage" office:value="0.303030303030303" calcext:value-type="percentage">
            <text:p>30.30%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853])" office:value-type="float" office:value="66" calcext:value-type="float">
            <text:p>66</text:p>
          </table:table-cell>
          <table:table-cell table:formula="of:=[.C853]/[.D853]" office:value-type="percentage" office:value="0.303030303030303" calcext:value-type="percentage">
            <text:p>30.30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54])" office:value-type="float" office:value="76" calcext:value-type="float">
            <text:p>76</text:p>
          </table:table-cell>
          <table:table-cell table:formula="of:=[.C854]/[.D854]" office:value-type="percentage" office:value="0.302631578947368" calcext:value-type="percentage">
            <text:p>30.26%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55])" office:value-type="float" office:value="76" calcext:value-type="float">
            <text:p>76</text:p>
          </table:table-cell>
          <table:table-cell table:formula="of:=[.C855]/[.D855]" office:value-type="percentage" office:value="0.302631578947368" calcext:value-type="percentage">
            <text:p>30.2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56])" office:value-type="float" office:value="76" calcext:value-type="float">
            <text:p>76</text:p>
          </table:table-cell>
          <table:table-cell table:formula="of:=[.C856]/[.D856]" office:value-type="percentage" office:value="0.302631578947368" calcext:value-type="percentage">
            <text:p>30.26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57])" office:value-type="float" office:value="76" calcext:value-type="float">
            <text:p>76</text:p>
          </table:table-cell>
          <table:table-cell table:formula="of:=[.C857]/[.D857]" office:value-type="percentage" office:value="0.302631578947368" calcext:value-type="percentage">
            <text:p>30.26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58])" office:value-type="float" office:value="63" calcext:value-type="float">
            <text:p>63</text:p>
          </table:table-cell>
          <table:table-cell table:formula="of:=[.C858]/[.D858]" office:value-type="percentage" office:value="0.301587301587302" calcext:value-type="percentage">
            <text:p>30.16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59])" office:value-type="float" office:value="63" calcext:value-type="float">
            <text:p>63</text:p>
          </table:table-cell>
          <table:table-cell table:formula="of:=[.C859]/[.D859]" office:value-type="percentage" office:value="0.301587301587302" calcext:value-type="percentage">
            <text:p>30.16%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60])" office:value-type="float" office:value="63" calcext:value-type="float">
            <text:p>63</text:p>
          </table:table-cell>
          <table:table-cell table:formula="of:=[.C860]/[.D860]" office:value-type="percentage" office:value="0.301587301587302" calcext:value-type="percentage">
            <text:p>30.16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61])" office:value-type="float" office:value="63" calcext:value-type="float">
            <text:p>63</text:p>
          </table:table-cell>
          <table:table-cell table:formula="of:=[.C861]/[.D861]" office:value-type="percentage" office:value="0.301587301587302" calcext:value-type="percentage">
            <text:p>30.16%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62])" office:value-type="float" office:value="73" calcext:value-type="float">
            <text:p>73</text:p>
          </table:table-cell>
          <table:table-cell table:formula="of:=[.C862]/[.D862]" office:value-type="percentage" office:value="0.301369863013699" calcext:value-type="percentage">
            <text:p>30.14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63])" office:value-type="float" office:value="73" calcext:value-type="float">
            <text:p>73</text:p>
          </table:table-cell>
          <table:table-cell table:formula="of:=[.C863]/[.D863]" office:value-type="percentage" office:value="0.301369863013699" calcext:value-type="percentage">
            <text:p>30.14%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64])" office:value-type="float" office:value="83" calcext:value-type="float">
            <text:p>83</text:p>
          </table:table-cell>
          <table:table-cell table:formula="of:=[.C864]/[.D864]" office:value-type="percentage" office:value="0.301204819277108" calcext:value-type="percentage">
            <text:p>30.12%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65])" office:value-type="float" office:value="83" calcext:value-type="float">
            <text:p>83</text:p>
          </table:table-cell>
          <table:table-cell table:formula="of:=[.C865]/[.D865]" office:value-type="percentage" office:value="0.301204819277108" calcext:value-type="percentage">
            <text:p>30.12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66])" office:value-type="float" office:value="83" calcext:value-type="float">
            <text:p>83</text:p>
          </table:table-cell>
          <table:table-cell table:formula="of:=[.C866]/[.D866]" office:value-type="percentage" office:value="0.301204819277108" calcext:value-type="percentage">
            <text:p>30.12%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867])" office:value-type="float" office:value="93" calcext:value-type="float">
            <text:p>93</text:p>
          </table:table-cell>
          <table:table-cell table:formula="of:=[.C867]/[.D867]" office:value-type="percentage" office:value="0.301075268817204" calcext:value-type="percentage">
            <text:p>30.11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868])" office:value-type="float" office:value="90" calcext:value-type="float">
            <text:p>90</text:p>
          </table:table-cell>
          <table:table-cell table:formula="of:=[.C868]/[.D868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69])" office:value-type="float" office:value="80" calcext:value-type="float">
            <text:p>80</text:p>
          </table:table-cell>
          <table:table-cell table:formula="of:=[.C869]/[.D869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0])" office:value-type="float" office:value="80" calcext:value-type="float">
            <text:p>80</text:p>
          </table:table-cell>
          <table:table-cell table:formula="of:=[.C870]/[.D870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1])" office:value-type="float" office:value="80" calcext:value-type="float">
            <text:p>80</text:p>
          </table:table-cell>
          <table:table-cell table:formula="of:=[.C871]/[.D871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2])" office:value-type="float" office:value="80" calcext:value-type="float">
            <text:p>80</text:p>
          </table:table-cell>
          <table:table-cell table:formula="of:=[.C872]/[.D872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3])" office:value-type="float" office:value="80" calcext:value-type="float">
            <text:p>80</text:p>
          </table:table-cell>
          <table:table-cell table:formula="of:=[.C873]/[.D873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4])" office:value-type="float" office:value="80" calcext:value-type="float">
            <text:p>80</text:p>
          </table:table-cell>
          <table:table-cell table:formula="of:=[.C874]/[.D874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875])" office:value-type="float" office:value="80" calcext:value-type="float">
            <text:p>80</text:p>
          </table:table-cell>
          <table:table-cell table:formula="of:=[.C875]/[.D875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876])" office:value-type="float" office:value="60" calcext:value-type="float">
            <text:p>60</text:p>
          </table:table-cell>
          <table:table-cell table:formula="of:=[.C876]/[.D876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877])" office:value-type="float" office:value="60" calcext:value-type="float">
            <text:p>60</text:p>
          </table:table-cell>
          <table:table-cell table:formula="of:=[.C877]/[.D877]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878])" office:value-type="float" office:value="97" calcext:value-type="float">
            <text:p>97</text:p>
          </table:table-cell>
          <table:table-cell table:formula="of:=[.C878]/[.D878]" office:value-type="percentage" office:value="0.298969072164948" calcext:value-type="percentage">
            <text:p>29.90%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79])" office:value-type="float" office:value="87" calcext:value-type="float">
            <text:p>87</text:p>
          </table:table-cell>
          <table:table-cell table:formula="of:=[.C879]/[.D879]" office:value-type="percentage" office:value="0.298850574712644" calcext:value-type="percentage">
            <text:p>29.89%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80])" office:value-type="float" office:value="87" calcext:value-type="float">
            <text:p>87</text:p>
          </table:table-cell>
          <table:table-cell table:formula="of:=[.C880]/[.D880]" office:value-type="percentage" office:value="0.298850574712644" calcext:value-type="percentage">
            <text:p>29.89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881])" office:value-type="float" office:value="87" calcext:value-type="float">
            <text:p>87</text:p>
          </table:table-cell>
          <table:table-cell table:formula="of:=[.C881]/[.D881]" office:value-type="percentage" office:value="0.298850574712644" calcext:value-type="percentage">
            <text:p>29.89%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82])" office:value-type="float" office:value="77" calcext:value-type="float">
            <text:p>77</text:p>
          </table:table-cell>
          <table:table-cell table:formula="of:=[.C882]/[.D882]" office:value-type="percentage" office:value="0.298701298701299" calcext:value-type="percentage">
            <text:p>29.87%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83])" office:value-type="float" office:value="77" calcext:value-type="float">
            <text:p>77</text:p>
          </table:table-cell>
          <table:table-cell table:formula="of:=[.C883]/[.D883]" office:value-type="percentage" office:value="0.298701298701299" calcext:value-type="percentage">
            <text:p>29.87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84])" office:value-type="float" office:value="77" calcext:value-type="float">
            <text:p>77</text:p>
          </table:table-cell>
          <table:table-cell table:formula="of:=[.C884]/[.D884]" office:value-type="percentage" office:value="0.298701298701299" calcext:value-type="percentage">
            <text:p>29.87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885])" office:value-type="float" office:value="77" calcext:value-type="float">
            <text:p>77</text:p>
          </table:table-cell>
          <table:table-cell table:formula="of:=[.C885]/[.D885]" office:value-type="percentage" office:value="0.298701298701299" calcext:value-type="percentage">
            <text:p>29.87%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886])" office:value-type="float" office:value="67" calcext:value-type="float">
            <text:p>67</text:p>
          </table:table-cell>
          <table:table-cell table:formula="of:=[.C886]/[.D886]" office:value-type="percentage" office:value="0.298507462686567" calcext:value-type="percentage">
            <text:p>29.85%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87])" office:value-type="float" office:value="84" calcext:value-type="float">
            <text:p>84</text:p>
          </table:table-cell>
          <table:table-cell table:formula="of:=[.C887]/[.D887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88])" office:value-type="float" office:value="84" calcext:value-type="float">
            <text:p>84</text:p>
          </table:table-cell>
          <table:table-cell table:formula="of:=[.C888]/[.D888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89])" office:value-type="float" office:value="84" calcext:value-type="float">
            <text:p>84</text:p>
          </table:table-cell>
          <table:table-cell table:formula="of:=[.C889]/[.D889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90])" office:value-type="float" office:value="84" calcext:value-type="float">
            <text:p>84</text:p>
          </table:table-cell>
          <table:table-cell table:formula="of:=[.C890]/[.D890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91])" office:value-type="float" office:value="84" calcext:value-type="float">
            <text:p>84</text:p>
          </table:table-cell>
          <table:table-cell table:formula="of:=[.C891]/[.D891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892])" office:value-type="float" office:value="84" calcext:value-type="float">
            <text:p>84</text:p>
          </table:table-cell>
          <table:table-cell table:formula="of:=[.C892]/[.D892]" office:value-type="percentage" office:value="0.297619047619048" calcext:value-type="percentage">
            <text:p>29.76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3])" office:value-type="float" office:value="74" calcext:value-type="float">
            <text:p>74</text:p>
          </table:table-cell>
          <table:table-cell table:formula="of:=[.C893]/[.D893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4])" office:value-type="float" office:value="74" calcext:value-type="float">
            <text:p>74</text:p>
          </table:table-cell>
          <table:table-cell table:formula="of:=[.C894]/[.D894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5])" office:value-type="float" office:value="74" calcext:value-type="float">
            <text:p>74</text:p>
          </table:table-cell>
          <table:table-cell table:formula="of:=[.C895]/[.D895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6])" office:value-type="float" office:value="74" calcext:value-type="float">
            <text:p>74</text:p>
          </table:table-cell>
          <table:table-cell table:formula="of:=[.C896]/[.D896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7])" office:value-type="float" office:value="74" calcext:value-type="float">
            <text:p>74</text:p>
          </table:table-cell>
          <table:table-cell table:formula="of:=[.C897]/[.D897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898])" office:value-type="float" office:value="74" calcext:value-type="float">
            <text:p>74</text:p>
          </table:table-cell>
          <table:table-cell table:formula="of:=[.C898]/[.D898]" office:value-type="percentage" office:value="0.297297297297297" calcext:value-type="percentage">
            <text:p>29.73%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899])" office:value-type="float" office:value="64" calcext:value-type="float">
            <text:p>64</text:p>
          </table:table-cell>
          <table:table-cell table:formula="of:=[.C899]/[.D899]" office:value-type="percentage" office:value="0.296875" calcext:value-type="percentage">
            <text:p>29.69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0])" office:value-type="float" office:value="81" calcext:value-type="float">
            <text:p>81</text:p>
          </table:table-cell>
          <table:table-cell table:formula="of:=[.C900]/[.D900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1])" office:value-type="float" office:value="81" calcext:value-type="float">
            <text:p>81</text:p>
          </table:table-cell>
          <table:table-cell table:formula="of:=[.C901]/[.D901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2])" office:value-type="float" office:value="81" calcext:value-type="float">
            <text:p>81</text:p>
          </table:table-cell>
          <table:table-cell table:formula="of:=[.C902]/[.D902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3])" office:value-type="float" office:value="81" calcext:value-type="float">
            <text:p>81</text:p>
          </table:table-cell>
          <table:table-cell table:formula="of:=[.C903]/[.D903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4])" office:value-type="float" office:value="81" calcext:value-type="float">
            <text:p>81</text:p>
          </table:table-cell>
          <table:table-cell table:formula="of:=[.C904]/[.D904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05])" office:value-type="float" office:value="81" calcext:value-type="float">
            <text:p>81</text:p>
          </table:table-cell>
          <table:table-cell table:formula="of:=[.C905]/[.D905]" office:value-type="percentage" office:value="0.296296296296296" calcext:value-type="percentage">
            <text:p>29.63%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906])" office:value-type="float" office:value="98" calcext:value-type="float">
            <text:p>98</text:p>
          </table:table-cell>
          <table:table-cell table:formula="of:=[.C906]/[.D906]" office:value-type="percentage" office:value="0.295918367346939" calcext:value-type="percentage">
            <text:p>29.59%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907])" office:value-type="float" office:value="98" calcext:value-type="float">
            <text:p>98</text:p>
          </table:table-cell>
          <table:table-cell table:formula="of:=[.C907]/[.D907]" office:value-type="percentage" office:value="0.295918367346939" calcext:value-type="percentage">
            <text:p>29.59%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08])" office:value-type="float" office:value="71" calcext:value-type="float">
            <text:p>71</text:p>
          </table:table-cell>
          <table:table-cell table:formula="of:=[.C908]/[.D908]" office:value-type="percentage" office:value="0.295774647887324" calcext:value-type="percentage">
            <text:p>29.58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09])" office:value-type="float" office:value="88" calcext:value-type="float">
            <text:p>88</text:p>
          </table:table-cell>
          <table:table-cell table:formula="of:=[.C909]/[.D909]" office:value-type="percentage" office:value="0.295454545454545" calcext:value-type="percentage">
            <text:p>29.55%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10])" office:value-type="float" office:value="88" calcext:value-type="float">
            <text:p>88</text:p>
          </table:table-cell>
          <table:table-cell table:formula="of:=[.C910]/[.D910]" office:value-type="percentage" office:value="0.295454545454545" calcext:value-type="percentage">
            <text:p>29.55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11])" office:value-type="float" office:value="88" calcext:value-type="float">
            <text:p>88</text:p>
          </table:table-cell>
          <table:table-cell table:formula="of:=[.C911]/[.D911]" office:value-type="percentage" office:value="0.295454545454545" calcext:value-type="percentage">
            <text:p>29.55%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12])" office:value-type="float" office:value="88" calcext:value-type="float">
            <text:p>88</text:p>
          </table:table-cell>
          <table:table-cell table:formula="of:=[.C912]/[.D912]" office:value-type="percentage" office:value="0.295454545454545" calcext:value-type="percentage">
            <text:p>29.55%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13])" office:value-type="float" office:value="88" calcext:value-type="float">
            <text:p>88</text:p>
          </table:table-cell>
          <table:table-cell table:formula="of:=[.C913]/[.D913]" office:value-type="percentage" office:value="0.295454545454545" calcext:value-type="percentage">
            <text:p>29.55%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914])" office:value-type="float" office:value="61" calcext:value-type="float">
            <text:p>61</text:p>
          </table:table-cell>
          <table:table-cell table:formula="of:=[.C914]/[.D914]" office:value-type="percentage" office:value="0.295081967213115" calcext:value-type="percentage">
            <text:p>29.51%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15])" office:value-type="float" office:value="78" calcext:value-type="float">
            <text:p>78</text:p>
          </table:table-cell>
          <table:table-cell table:formula="of:=[.C915]/[.D915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16])" office:value-type="float" office:value="78" calcext:value-type="float">
            <text:p>78</text:p>
          </table:table-cell>
          <table:table-cell table:formula="of:=[.C916]/[.D916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17])" office:value-type="float" office:value="78" calcext:value-type="float">
            <text:p>78</text:p>
          </table:table-cell>
          <table:table-cell table:formula="of:=[.C917]/[.D917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18])" office:value-type="float" office:value="78" calcext:value-type="float">
            <text:p>78</text:p>
          </table:table-cell>
          <table:table-cell table:formula="of:=[.C918]/[.D918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19])" office:value-type="float" office:value="78" calcext:value-type="float">
            <text:p>78</text:p>
          </table:table-cell>
          <table:table-cell table:formula="of:=[.C919]/[.D919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20])" office:value-type="float" office:value="78" calcext:value-type="float">
            <text:p>78</text:p>
          </table:table-cell>
          <table:table-cell table:formula="of:=[.C920]/[.D920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21])" office:value-type="float" office:value="78" calcext:value-type="float">
            <text:p>78</text:p>
          </table:table-cell>
          <table:table-cell table:formula="of:=[.C921]/[.D921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22])" office:value-type="float" office:value="78" calcext:value-type="float">
            <text:p>78</text:p>
          </table:table-cell>
          <table:table-cell table:formula="of:=[.C922]/[.D922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23])" office:value-type="float" office:value="78" calcext:value-type="float">
            <text:p>78</text:p>
          </table:table-cell>
          <table:table-cell table:formula="of:=[.C923]/[.D923]" office:value-type="percentage" office:value="0.294871794871795" calcext:value-type="percentage">
            <text:p>29.49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24])" office:value-type="float" office:value="85" calcext:value-type="float">
            <text:p>85</text:p>
          </table:table-cell>
          <table:table-cell table:formula="of:=[.C924]/[.D924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25])" office:value-type="float" office:value="68" calcext:value-type="float">
            <text:p>68</text:p>
          </table:table-cell>
          <table:table-cell table:formula="of:=[.C925]/[.D925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26])" office:value-type="float" office:value="68" calcext:value-type="float">
            <text:p>68</text:p>
          </table:table-cell>
          <table:table-cell table:formula="of:=[.C926]/[.D926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27])" office:value-type="float" office:value="68" calcext:value-type="float">
            <text:p>68</text:p>
          </table:table-cell>
          <table:table-cell table:formula="of:=[.C927]/[.D927]" office:value-type="percentage" office:value="0.294117647058823" calcext:value-type="percentage">
            <text:p>29.41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28])" office:value-type="float" office:value="92" calcext:value-type="float">
            <text:p>92</text:p>
          </table:table-cell>
          <table:table-cell table:formula="of:=[.C928]/[.D928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29])" office:value-type="float" office:value="92" calcext:value-type="float">
            <text:p>92</text:p>
          </table:table-cell>
          <table:table-cell table:formula="of:=[.C929]/[.D929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30])" office:value-type="float" office:value="92" calcext:value-type="float">
            <text:p>92</text:p>
          </table:table-cell>
          <table:table-cell table:formula="of:=[.C930]/[.D930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31])" office:value-type="float" office:value="92" calcext:value-type="float">
            <text:p>92</text:p>
          </table:table-cell>
          <table:table-cell table:formula="of:=[.C931]/[.D931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32])" office:value-type="float" office:value="92" calcext:value-type="float">
            <text:p>92</text:p>
          </table:table-cell>
          <table:table-cell table:formula="of:=[.C932]/[.D932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33])" office:value-type="float" office:value="92" calcext:value-type="float">
            <text:p>92</text:p>
          </table:table-cell>
          <table:table-cell table:formula="of:=[.C933]/[.D933]" office:value-type="percentage" office:value="0.293478260869565" calcext:value-type="percentage">
            <text:p>29.35%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34])" office:value-type="float" office:value="75" calcext:value-type="float">
            <text:p>75</text:p>
          </table:table-cell>
          <table:table-cell table:formula="of:=[.C934]/[.D934]" office:value-type="percentage" office:value="0.293333333333333" calcext:value-type="percentage">
            <text:p>29.33%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35])" office:value-type="float" office:value="75" calcext:value-type="float">
            <text:p>75</text:p>
          </table:table-cell>
          <table:table-cell table:formula="of:=[.C935]/[.D935]" office:value-type="percentage" office:value="0.293333333333333" calcext:value-type="percentage">
            <text:p>29.33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936])" office:value-type="float" office:value="99" calcext:value-type="float">
            <text:p>99</text:p>
          </table:table-cell>
          <table:table-cell table:formula="of:=[.C936]/[.D936]" office:value-type="percentage" office:value="0.292929292929293" calcext:value-type="percentage">
            <text:p>29.29%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37])" office:value-type="float" office:value="82" calcext:value-type="float">
            <text:p>82</text:p>
          </table:table-cell>
          <table:table-cell table:formula="of:=[.C937]/[.D937]" office:value-type="percentage" office:value="0.292682926829268" calcext:value-type="percentage">
            <text:p>29.27%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38])" office:value-type="float" office:value="82" calcext:value-type="float">
            <text:p>82</text:p>
          </table:table-cell>
          <table:table-cell table:formula="of:=[.C938]/[.D938]" office:value-type="percentage" office:value="0.292682926829268" calcext:value-type="percentage">
            <text:p>29.27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939])" office:value-type="float" office:value="65" calcext:value-type="float">
            <text:p>65</text:p>
          </table:table-cell>
          <table:table-cell table:formula="of:=[.C939]/[.D939]" office:value-type="percentage" office:value="0.292307692307692" calcext:value-type="percentage">
            <text:p>29.23%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40])" office:value-type="float" office:value="89" calcext:value-type="float">
            <text:p>89</text:p>
          </table:table-cell>
          <table:table-cell table:formula="of:=[.C940]/[.D940]" office:value-type="percentage" office:value="0.292134831460674" calcext:value-type="percentage">
            <text:p>29.21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41])" office:value-type="float" office:value="89" calcext:value-type="float">
            <text:p>89</text:p>
          </table:table-cell>
          <table:table-cell table:formula="of:=[.C941]/[.D941]" office:value-type="percentage" office:value="0.292134831460674" calcext:value-type="percentage">
            <text:p>29.21%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42])" office:value-type="float" office:value="72" calcext:value-type="float">
            <text:p>72</text:p>
          </table:table-cell>
          <table:table-cell table:formula="of:=[.C942]/[.D942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43])" office:value-type="float" office:value="72" calcext:value-type="float">
            <text:p>72</text:p>
          </table:table-cell>
          <table:table-cell table:formula="of:=[.C943]/[.D943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44])" office:value-type="float" office:value="72" calcext:value-type="float">
            <text:p>72</text:p>
          </table:table-cell>
          <table:table-cell table:formula="of:=[.C944]/[.D944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45])" office:value-type="float" office:value="72" calcext:value-type="float">
            <text:p>72</text:p>
          </table:table-cell>
          <table:table-cell table:formula="of:=[.C945]/[.D945]" office:value-type="percentage" office:value="0.291666666666667" calcext:value-type="percentage">
            <text:p>29.17%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46])" office:value-type="float" office:value="79" calcext:value-type="float">
            <text:p>79</text:p>
          </table:table-cell>
          <table:table-cell table:formula="of:=[.C946]/[.D946]" office:value-type="percentage" office:value="0.291139240506329" calcext:value-type="percentage">
            <text:p>29.11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47])" office:value-type="float" office:value="79" calcext:value-type="float">
            <text:p>79</text:p>
          </table:table-cell>
          <table:table-cell table:formula="of:=[.C947]/[.D947]" office:value-type="percentage" office:value="0.291139240506329" calcext:value-type="percentage">
            <text:p>29.11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48])" office:value-type="float" office:value="79" calcext:value-type="float">
            <text:p>79</text:p>
          </table:table-cell>
          <table:table-cell table:formula="of:=[.C948]/[.D948]" office:value-type="percentage" office:value="0.291139240506329" calcext:value-type="percentage">
            <text:p>29.11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49])" office:value-type="float" office:value="79" calcext:value-type="float">
            <text:p>79</text:p>
          </table:table-cell>
          <table:table-cell table:formula="of:=[.C949]/[.D949]" office:value-type="percentage" office:value="0.291139240506329" calcext:value-type="percentage">
            <text:p>29.11%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50])" office:value-type="float" office:value="86" calcext:value-type="float">
            <text:p>86</text:p>
          </table:table-cell>
          <table:table-cell table:formula="of:=[.C950]/[.D950]" office:value-type="percentage" office:value="0.290697674418605" calcext:value-type="percentage">
            <text:p>29.07%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51])" office:value-type="float" office:value="86" calcext:value-type="float">
            <text:p>86</text:p>
          </table:table-cell>
          <table:table-cell table:formula="of:=[.C951]/[.D951]" office:value-type="percentage" office:value="0.290697674418605" calcext:value-type="percentage">
            <text:p>29.07%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952])" office:value-type="float" office:value="62" calcext:value-type="float">
            <text:p>62</text:p>
          </table:table-cell>
          <table:table-cell table:formula="of:=[.C952]/[.D952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953])" office:value-type="float" office:value="62" calcext:value-type="float">
            <text:p>62</text:p>
          </table:table-cell>
          <table:table-cell table:formula="of:=[.C953]/[.D953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954])" office:value-type="float" office:value="62" calcext:value-type="float">
            <text:p>62</text:p>
          </table:table-cell>
          <table:table-cell table:formula="of:=[.C954]/[.D954]" office:value-type="percentage" office:value="0.290322580645161" calcext:value-type="percentage">
            <text:p>29.03%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955])" office:value-type="float" office:value="100" calcext:value-type="float">
            <text:p>100</text:p>
          </table:table-cell>
          <table:table-cell table:formula="of:=[.C955]/[.D955]" office:value-type="percentage" office:value="0.29" calcext:value-type="percentage">
            <text:p>29.00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SUMIFS([.C$1:.C$1048576];[.A$1:.A$1048576];[.A956])" office:value-type="float" office:value="100" calcext:value-type="float">
            <text:p>100</text:p>
          </table:table-cell>
          <table:table-cell table:formula="of:=[.C956]/[.D956]" office:value-type="percentage" office:value="0.29" calcext:value-type="percentage">
            <text:p>29.00%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57])" office:value-type="float" office:value="69" calcext:value-type="float">
            <text:p>69</text:p>
          </table:table-cell>
          <table:table-cell table:formula="of:=[.C957]/[.D957]" office:value-type="percentage" office:value="0.289855072463768" calcext:value-type="percentage">
            <text:p>28.99%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58])" office:value-type="float" office:value="69" calcext:value-type="float">
            <text:p>69</text:p>
          </table:table-cell>
          <table:table-cell table:formula="of:=[.C958]/[.D958]" office:value-type="percentage" office:value="0.289855072463768" calcext:value-type="percentage">
            <text:p>28.99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59])" office:value-type="float" office:value="69" calcext:value-type="float">
            <text:p>69</text:p>
          </table:table-cell>
          <table:table-cell table:formula="of:=[.C959]/[.D959]" office:value-type="percentage" office:value="0.289855072463768" calcext:value-type="percentage">
            <text:p>28.99%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60])" office:value-type="float" office:value="76" calcext:value-type="float">
            <text:p>76</text:p>
          </table:table-cell>
          <table:table-cell table:formula="of:=[.C960]/[.D960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61])" office:value-type="float" office:value="76" calcext:value-type="float">
            <text:p>76</text:p>
          </table:table-cell>
          <table:table-cell table:formula="of:=[.C961]/[.D961]" office:value-type="percentage" office:value="0.289473684210526" calcext:value-type="percentage">
            <text:p>28.95%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62])" office:value-type="float" office:value="83" calcext:value-type="float">
            <text:p>83</text:p>
          </table:table-cell>
          <table:table-cell table:formula="of:=[.C962]/[.D962]" office:value-type="percentage" office:value="0.289156626506024" calcext:value-type="percentage">
            <text:p>28.92%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63])" office:value-type="float" office:value="90" calcext:value-type="float">
            <text:p>90</text:p>
          </table:table-cell>
          <table:table-cell table:formula="of:=[.C963]/[.D963]" office:value-type="percentage" office:value="0.288888888888889" calcext:value-type="percentage">
            <text:p>28.89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964])" office:value-type="float" office:value="90" calcext:value-type="float">
            <text:p>90</text:p>
          </table:table-cell>
          <table:table-cell table:formula="of:=[.C964]/[.D964]" office:value-type="percentage" office:value="0.288888888888889" calcext:value-type="percentage">
            <text:p>28.89%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965])" office:value-type="float" office:value="59" calcext:value-type="float">
            <text:p>59</text:p>
          </table:table-cell>
          <table:table-cell table:formula="of:=[.C965]/[.D965]" office:value-type="percentage" office:value="0.288135593220339" calcext:value-type="percentage">
            <text:p>28.81%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966])" office:value-type="float" office:value="59" calcext:value-type="float">
            <text:p>59</text:p>
          </table:table-cell>
          <table:table-cell table:formula="of:=[.C966]/[.D966]" office:value-type="percentage" office:value="0.288135593220339" calcext:value-type="percentage">
            <text:p>28.81%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67])" office:value-type="float" office:value="73" calcext:value-type="float">
            <text:p>73</text:p>
          </table:table-cell>
          <table:table-cell table:formula="of:=[.C967]/[.D967]" office:value-type="percentage" office:value="0.287671232876712" calcext:value-type="percentage">
            <text:p>28.77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68])" office:value-type="float" office:value="73" calcext:value-type="float">
            <text:p>73</text:p>
          </table:table-cell>
          <table:table-cell table:formula="of:=[.C968]/[.D968]" office:value-type="percentage" office:value="0.287671232876712" calcext:value-type="percentage">
            <text:p>28.77%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69])" office:value-type="float" office:value="73" calcext:value-type="float">
            <text:p>73</text:p>
          </table:table-cell>
          <table:table-cell table:formula="of:=[.C969]/[.D969]" office:value-type="percentage" office:value="0.287671232876712" calcext:value-type="percentage">
            <text:p>28.77%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70])" office:value-type="float" office:value="80" calcext:value-type="float">
            <text:p>80</text:p>
          </table:table-cell>
          <table:table-cell table:formula="of:=[.C970]/[.D970]" office:value-type="percentage" office:value="0.2875" calcext:value-type="percentage">
            <text:p>28.75%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71])" office:value-type="float" office:value="80" calcext:value-type="float">
            <text:p>80</text:p>
          </table:table-cell>
          <table:table-cell table:formula="of:=[.C971]/[.D971]" office:value-type="percentage" office:value="0.2875" calcext:value-type="percentage">
            <text:p>28.75%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72])" office:value-type="float" office:value="80" calcext:value-type="float">
            <text:p>80</text:p>
          </table:table-cell>
          <table:table-cell table:formula="of:=[.C972]/[.D972]" office:value-type="percentage" office:value="0.2875" calcext:value-type="percentage">
            <text:p>28.75%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73])" office:value-type="float" office:value="87" calcext:value-type="float">
            <text:p>87</text:p>
          </table:table-cell>
          <table:table-cell table:formula="of:=[.C973]/[.D973]" office:value-type="percentage" office:value="0.28735632183908" calcext:value-type="percentage">
            <text:p>28.74%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74])" office:value-type="float" office:value="87" calcext:value-type="float">
            <text:p>87</text:p>
          </table:table-cell>
          <table:table-cell table:formula="of:=[.C974]/[.D974]" office:value-type="percentage" office:value="0.28735632183908" calcext:value-type="percentage">
            <text:p>28.74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75])" office:value-type="float" office:value="87" calcext:value-type="float">
            <text:p>87</text:p>
          </table:table-cell>
          <table:table-cell table:formula="of:=[.C975]/[.D975]" office:value-type="percentage" office:value="0.28735632183908" calcext:value-type="percentage">
            <text:p>28.74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76])" office:value-type="float" office:value="87" calcext:value-type="float">
            <text:p>87</text:p>
          </table:table-cell>
          <table:table-cell table:formula="of:=[.C976]/[.D976]" office:value-type="percentage" office:value="0.28735632183908" calcext:value-type="percentage">
            <text:p>28.74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77])" office:value-type="float" office:value="84" calcext:value-type="float">
            <text:p>84</text:p>
          </table:table-cell>
          <table:table-cell table:formula="of:=[.C977]/[.D977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78])" office:value-type="float" office:value="84" calcext:value-type="float">
            <text:p>84</text:p>
          </table:table-cell>
          <table:table-cell table:formula="of:=[.C978]/[.D978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79])" office:value-type="float" office:value="84" calcext:value-type="float">
            <text:p>84</text:p>
          </table:table-cell>
          <table:table-cell table:formula="of:=[.C979]/[.D979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80])" office:value-type="float" office:value="84" calcext:value-type="float">
            <text:p>84</text:p>
          </table:table-cell>
          <table:table-cell table:formula="of:=[.C980]/[.D980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81])" office:value-type="float" office:value="84" calcext:value-type="float">
            <text:p>84</text:p>
          </table:table-cell>
          <table:table-cell table:formula="of:=[.C981]/[.D981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82])" office:value-type="float" office:value="84" calcext:value-type="float">
            <text:p>84</text:p>
          </table:table-cell>
          <table:table-cell table:formula="of:=[.C982]/[.D982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983])" office:value-type="float" office:value="84" calcext:value-type="float">
            <text:p>84</text:p>
          </table:table-cell>
          <table:table-cell table:formula="of:=[.C983]/[.D983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84])" office:value-type="float" office:value="77" calcext:value-type="float">
            <text:p>77</text:p>
          </table:table-cell>
          <table:table-cell table:formula="of:=[.C984]/[.D984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85])" office:value-type="float" office:value="77" calcext:value-type="float">
            <text:p>77</text:p>
          </table:table-cell>
          <table:table-cell table:formula="of:=[.C985]/[.D985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986])" office:value-type="float" office:value="77" calcext:value-type="float">
            <text:p>77</text:p>
          </table:table-cell>
          <table:table-cell table:formula="of:=[.C986]/[.D986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87])" office:value-type="float" office:value="70" calcext:value-type="float">
            <text:p>70</text:p>
          </table:table-cell>
          <table:table-cell table:formula="of:=[.C987]/[.D987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988])" office:value-type="float" office:value="70" calcext:value-type="float">
            <text:p>70</text:p>
          </table:table-cell>
          <table:table-cell table:formula="of:=[.C988]/[.D988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989])" office:value-type="float" office:value="63" calcext:value-type="float">
            <text:p>63</text:p>
          </table:table-cell>
          <table:table-cell table:formula="of:=[.C989]/[.D989]" office:value-type="percentage" office:value="0.285714285714286" calcext:value-type="percentage">
            <text:p>28.57%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990])" office:value-type="float" office:value="95" calcext:value-type="float">
            <text:p>95</text:p>
          </table:table-cell>
          <table:table-cell table:formula="of:=[.C990]/[.D990]" office:value-type="percentage" office:value="0.284210526315789" calcext:value-type="percentage">
            <text:p>28.42%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91])" office:value-type="float" office:value="88" calcext:value-type="float">
            <text:p>88</text:p>
          </table:table-cell>
          <table:table-cell table:formula="of:=[.C991]/[.D991]" office:value-type="percentage" office:value="0.284090909090909" calcext:value-type="percentage">
            <text:p>28.41%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92])" office:value-type="float" office:value="88" calcext:value-type="float">
            <text:p>88</text:p>
          </table:table-cell>
          <table:table-cell table:formula="of:=[.C992]/[.D992]" office:value-type="percentage" office:value="0.284090909090909" calcext:value-type="percentage">
            <text:p>28.41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993])" office:value-type="float" office:value="88" calcext:value-type="float">
            <text:p>88</text:p>
          </table:table-cell>
          <table:table-cell table:formula="of:=[.C993]/[.D993]" office:value-type="percentage" office:value="0.284090909090909" calcext:value-type="percentage">
            <text:p>28.41%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94])" office:value-type="float" office:value="81" calcext:value-type="float">
            <text:p>81</text:p>
          </table:table-cell>
          <table:table-cell table:formula="of:=[.C994]/[.D994]" office:value-type="percentage" office:value="0.283950617283951" calcext:value-type="percentage">
            <text:p>28.40%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95])" office:value-type="float" office:value="81" calcext:value-type="float">
            <text:p>81</text:p>
          </table:table-cell>
          <table:table-cell table:formula="of:=[.C995]/[.D995]" office:value-type="percentage" office:value="0.283950617283951" calcext:value-type="percentage">
            <text:p>28.40%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996])" office:value-type="float" office:value="81" calcext:value-type="float">
            <text:p>81</text:p>
          </table:table-cell>
          <table:table-cell table:formula="of:=[.C996]/[.D996]" office:value-type="percentage" office:value="0.283950617283951" calcext:value-type="percentage">
            <text:p>28.40%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97])" office:value-type="float" office:value="74" calcext:value-type="float">
            <text:p>74</text:p>
          </table:table-cell>
          <table:table-cell table:formula="of:=[.C997]/[.D997]" office:value-type="percentage" office:value="0.283783783783784" calcext:value-type="percentage">
            <text:p>28.38%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998])" office:value-type="float" office:value="74" calcext:value-type="float">
            <text:p>74</text:p>
          </table:table-cell>
          <table:table-cell table:formula="of:=[.C998]/[.D998]" office:value-type="percentage" office:value="0.283783783783784" calcext:value-type="percentage">
            <text:p>28.38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999])" office:value-type="float" office:value="67" calcext:value-type="float">
            <text:p>67</text:p>
          </table:table-cell>
          <table:table-cell table:formula="of:=[.C999]/[.D999]" office:value-type="percentage" office:value="0.283582089552239" calcext:value-type="percentage">
            <text:p>28.36%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000])" office:value-type="float" office:value="99" calcext:value-type="float">
            <text:p>99</text:p>
          </table:table-cell>
          <table:table-cell table:formula="of:=[.C1000]/[.D1000]" office:value-type="percentage" office:value="0.282828282828283" calcext:value-type="percentage">
            <text:p>28.28%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001])" office:value-type="float" office:value="92" calcext:value-type="float">
            <text:p>92</text:p>
          </table:table-cell>
          <table:table-cell table:formula="of:=[.C1001]/[.D1001]" office:value-type="percentage" office:value="0.282608695652174" calcext:value-type="percentage">
            <text:p>28.26%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002])" office:value-type="float" office:value="92" calcext:value-type="float">
            <text:p>92</text:p>
          </table:table-cell>
          <table:table-cell table:formula="of:=[.C1002]/[.D1002]" office:value-type="percentage" office:value="0.282608695652174" calcext:value-type="percentage">
            <text:p>28.26%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003])" office:value-type="float" office:value="92" calcext:value-type="float">
            <text:p>92</text:p>
          </table:table-cell>
          <table:table-cell table:formula="of:=[.C1003]/[.D1003]" office:value-type="percentage" office:value="0.282608695652174" calcext:value-type="percentage">
            <text:p>28.26%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04])" office:value-type="float" office:value="85" calcext:value-type="float">
            <text:p>85</text:p>
          </table:table-cell>
          <table:table-cell table:formula="of:=[.C1004]/[.D1004]" office:value-type="percentage" office:value="0.282352941176471" calcext:value-type="percentage">
            <text:p>28.24%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05])" office:value-type="float" office:value="85" calcext:value-type="float">
            <text:p>85</text:p>
          </table:table-cell>
          <table:table-cell table:formula="of:=[.C1005]/[.D1005]" office:value-type="percentage" office:value="0.282352941176471" calcext:value-type="percentage">
            <text:p>28.24%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06])" office:value-type="float" office:value="78" calcext:value-type="float">
            <text:p>78</text:p>
          </table:table-cell>
          <table:table-cell table:formula="of:=[.C1006]/[.D1006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07])" office:value-type="float" office:value="78" calcext:value-type="float">
            <text:p>78</text:p>
          </table:table-cell>
          <table:table-cell table:formula="of:=[.C1007]/[.D1007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08])" office:value-type="float" office:value="78" calcext:value-type="float">
            <text:p>78</text:p>
          </table:table-cell>
          <table:table-cell table:formula="of:=[.C1008]/[.D1008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09])" office:value-type="float" office:value="78" calcext:value-type="float">
            <text:p>78</text:p>
          </table:table-cell>
          <table:table-cell table:formula="of:=[.C1009]/[.D1009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10])" office:value-type="float" office:value="78" calcext:value-type="float">
            <text:p>78</text:p>
          </table:table-cell>
          <table:table-cell table:formula="of:=[.C1010]/[.D1010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11])" office:value-type="float" office:value="78" calcext:value-type="float">
            <text:p>78</text:p>
          </table:table-cell>
          <table:table-cell table:formula="of:=[.C1011]/[.D1011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12])" office:value-type="float" office:value="78" calcext:value-type="float">
            <text:p>78</text:p>
          </table:table-cell>
          <table:table-cell table:formula="of:=[.C1012]/[.D1012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13])" office:value-type="float" office:value="78" calcext:value-type="float">
            <text:p>78</text:p>
          </table:table-cell>
          <table:table-cell table:formula="of:=[.C1013]/[.D1013]" office:value-type="percentage" office:value="0.282051282051282" calcext:value-type="percentage">
            <text:p>28.21%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14])" office:value-type="float" office:value="71" calcext:value-type="float">
            <text:p>71</text:p>
          </table:table-cell>
          <table:table-cell table:formula="of:=[.C1014]/[.D1014]" office:value-type="percentage" office:value="0.28169014084507" calcext:value-type="percentage">
            <text:p>28.17%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15])" office:value-type="float" office:value="71" calcext:value-type="float">
            <text:p>71</text:p>
          </table:table-cell>
          <table:table-cell table:formula="of:=[.C1015]/[.D1015]" office:value-type="percentage" office:value="0.28169014084507" calcext:value-type="percentage">
            <text:p>28.17%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16])" office:value-type="float" office:value="82" calcext:value-type="float">
            <text:p>82</text:p>
          </table:table-cell>
          <table:table-cell table:formula="of:=[.C1016]/[.D1016]" office:value-type="percentage" office:value="0.280487804878049" calcext:value-type="percentage">
            <text:p>28.05%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17])" office:value-type="float" office:value="82" calcext:value-type="float">
            <text:p>82</text:p>
          </table:table-cell>
          <table:table-cell table:formula="of:=[.C1017]/[.D1017]" office:value-type="percentage" office:value="0.280487804878049" calcext:value-type="percentage">
            <text:p>28.05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18])" office:value-type="float" office:value="82" calcext:value-type="float">
            <text:p>82</text:p>
          </table:table-cell>
          <table:table-cell table:formula="of:=[.C1018]/[.D1018]" office:value-type="percentage" office:value="0.280487804878049" calcext:value-type="percentage">
            <text:p>28.05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19])" office:value-type="float" office:value="82" calcext:value-type="float">
            <text:p>82</text:p>
          </table:table-cell>
          <table:table-cell table:formula="of:=[.C1019]/[.D1019]" office:value-type="percentage" office:value="0.280487804878049" calcext:value-type="percentage">
            <text:p>28.05%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020])" office:value-type="float" office:value="100" calcext:value-type="float">
            <text:p>100</text:p>
          </table:table-cell>
          <table:table-cell table:formula="of:=[.C1020]/[.D1020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SUMIFS([.C$1:.C$1048576];[.A$1:.A$1048576];[.A1021])" office:value-type="float" office:value="100" calcext:value-type="float">
            <text:p>100</text:p>
          </table:table-cell>
          <table:table-cell table:formula="of:=[.C1021]/[.D1021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22])" office:value-type="float" office:value="75" calcext:value-type="float">
            <text:p>75</text:p>
          </table:table-cell>
          <table:table-cell table:formula="of:=[.C1022]/[.D1022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23])" office:value-type="float" office:value="75" calcext:value-type="float">
            <text:p>75</text:p>
          </table:table-cell>
          <table:table-cell table:formula="of:=[.C1023]/[.D1023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24])" office:value-type="float" office:value="75" calcext:value-type="float">
            <text:p>75</text:p>
          </table:table-cell>
          <table:table-cell table:formula="of:=[.C1024]/[.D1024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25])" office:value-type="float" office:value="75" calcext:value-type="float">
            <text:p>75</text:p>
          </table:table-cell>
          <table:table-cell table:formula="of:=[.C1025]/[.D1025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26])" office:value-type="float" office:value="75" calcext:value-type="float">
            <text:p>75</text:p>
          </table:table-cell>
          <table:table-cell table:formula="of:=[.C1026]/[.D1026]" office:value-type="percentage" office:value="0.28" calcext:value-type="percentage">
            <text:p>28.00%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027])" office:value-type="float" office:value="93" calcext:value-type="float">
            <text:p>93</text:p>
          </table:table-cell>
          <table:table-cell table:formula="of:=[.C1027]/[.D1027]" office:value-type="percentage" office:value="0.279569892473118" calcext:value-type="percentage">
            <text:p>27.96%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28])" office:value-type="float" office:value="86" calcext:value-type="float">
            <text:p>86</text:p>
          </table:table-cell>
          <table:table-cell table:formula="of:=[.C1028]/[.D1028]" office:value-type="percentage" office:value="0.27906976744186" calcext:value-type="percentage">
            <text:p>27.91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29])" office:value-type="float" office:value="86" calcext:value-type="float">
            <text:p>86</text:p>
          </table:table-cell>
          <table:table-cell table:formula="of:=[.C1029]/[.D1029]" office:value-type="percentage" office:value="0.27906976744186" calcext:value-type="percentage">
            <text:p>27.91%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30])" office:value-type="float" office:value="79" calcext:value-type="float">
            <text:p>79</text:p>
          </table:table-cell>
          <table:table-cell table:formula="of:=[.C1030]/[.D1030]" office:value-type="percentage" office:value="0.278481012658228" calcext:value-type="percentage">
            <text:p>27.85%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31])" office:value-type="float" office:value="79" calcext:value-type="float">
            <text:p>79</text:p>
          </table:table-cell>
          <table:table-cell table:formula="of:=[.C1031]/[.D1031]" office:value-type="percentage" office:value="0.278481012658228" calcext:value-type="percentage">
            <text:p>27.85%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032])" office:value-type="float" office:value="90" calcext:value-type="float">
            <text:p>90</text:p>
          </table:table-cell>
          <table:table-cell table:formula="of:=[.C1032]/[.D1032]" office:value-type="percentage" office:value="0.277777777777778" calcext:value-type="percentage">
            <text:p>27.78%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033])" office:value-type="float" office:value="90" calcext:value-type="float">
            <text:p>90</text:p>
          </table:table-cell>
          <table:table-cell table:formula="of:=[.C1033]/[.D1033]" office:value-type="percentage" office:value="0.277777777777778" calcext:value-type="percentage">
            <text:p>27.78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34])" office:value-type="float" office:value="72" calcext:value-type="float">
            <text:p>72</text:p>
          </table:table-cell>
          <table:table-cell table:formula="of:=[.C1034]/[.D1034]" office:value-type="percentage" office:value="0.277777777777778" calcext:value-type="percentage">
            <text:p>27.78%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35])" office:value-type="float" office:value="83" calcext:value-type="float">
            <text:p>83</text:p>
          </table:table-cell>
          <table:table-cell table:formula="of:=[.C1035]/[.D1035]" office:value-type="percentage" office:value="0.27710843373494" calcext:value-type="percentage">
            <text:p>27.71%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36])" office:value-type="float" office:value="83" calcext:value-type="float">
            <text:p>83</text:p>
          </table:table-cell>
          <table:table-cell table:formula="of:=[.C1036]/[.D1036]" office:value-type="percentage" office:value="0.27710843373494" calcext:value-type="percentage">
            <text:p>27.71%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37])" office:value-type="float" office:value="83" calcext:value-type="float">
            <text:p>83</text:p>
          </table:table-cell>
          <table:table-cell table:formula="of:=[.C1037]/[.D1037]" office:value-type="percentage" office:value="0.27710843373494" calcext:value-type="percentage">
            <text:p>27.71%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38])" office:value-type="float" office:value="65" calcext:value-type="float">
            <text:p>65</text:p>
          </table:table-cell>
          <table:table-cell table:formula="of:=[.C1038]/[.D1038]" office:value-type="percentage" office:value="0.276923076923077" calcext:value-type="percentage">
            <text:p>27.69%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IFS([.C$1:.C$1048576];[.A$1:.A$1048576];[.A1039])" office:value-type="float" office:value="94" calcext:value-type="float">
            <text:p>94</text:p>
          </table:table-cell>
          <table:table-cell table:formula="of:=[.C1039]/[.D1039]" office:value-type="percentage" office:value="0.276595744680851" calcext:value-type="percentage">
            <text:p>27.66%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40])" office:value-type="float" office:value="76" calcext:value-type="float">
            <text:p>76</text:p>
          </table:table-cell>
          <table:table-cell table:formula="of:=[.C1040]/[.D1040]" office:value-type="percentage" office:value="0.276315789473684" calcext:value-type="percentage">
            <text:p>27.63%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41])" office:value-type="float" office:value="76" calcext:value-type="float">
            <text:p>76</text:p>
          </table:table-cell>
          <table:table-cell table:formula="of:=[.C1041]/[.D1041]" office:value-type="percentage" office:value="0.276315789473684" calcext:value-type="percentage">
            <text:p>27.63%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42])" office:value-type="float" office:value="76" calcext:value-type="float">
            <text:p>76</text:p>
          </table:table-cell>
          <table:table-cell table:formula="of:=[.C1042]/[.D1042]" office:value-type="percentage" office:value="0.276315789473684" calcext:value-type="percentage">
            <text:p>27.63%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43])" office:value-type="float" office:value="76" calcext:value-type="float">
            <text:p>76</text:p>
          </table:table-cell>
          <table:table-cell table:formula="of:=[.C1043]/[.D1043]" office:value-type="percentage" office:value="0.276315789473684" calcext:value-type="percentage">
            <text:p>27.63%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044])" office:value-type="float" office:value="69" calcext:value-type="float">
            <text:p>69</text:p>
          </table:table-cell>
          <table:table-cell table:formula="of:=[.C1044]/[.D1044]" office:value-type="percentage" office:value="0.27536231884058" calcext:value-type="percentage">
            <text:p>27.54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045])" office:value-type="float" office:value="69" calcext:value-type="float">
            <text:p>69</text:p>
          </table:table-cell>
          <table:table-cell table:formula="of:=[.C1045]/[.D1045]" office:value-type="percentage" office:value="0.27536231884058" calcext:value-type="percentage">
            <text:p>27.54%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46])" office:value-type="float" office:value="80" calcext:value-type="float">
            <text:p>80</text:p>
          </table:table-cell>
          <table:table-cell table:formula="of:=[.C1046]/[.D1046]" office:value-type="percentage" office:value="0.275" calcext:value-type="percentage">
            <text:p>27.50%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47])" office:value-type="float" office:value="80" calcext:value-type="float">
            <text:p>80</text:p>
          </table:table-cell>
          <table:table-cell table:formula="of:=[.C1047]/[.D1047]" office:value-type="percentage" office:value="0.275" calcext:value-type="percentage">
            <text:p>27.50%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048])" office:value-type="float" office:value="91" calcext:value-type="float">
            <text:p>91</text:p>
          </table:table-cell>
          <table:table-cell table:formula="of:=[.C1048]/[.D1048]" office:value-type="percentage" office:value="0.274725274725275" calcext:value-type="percentage">
            <text:p>27.47%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049])" office:value-type="float" office:value="91" calcext:value-type="float">
            <text:p>91</text:p>
          </table:table-cell>
          <table:table-cell table:formula="of:=[.C1049]/[.D1049]" office:value-type="percentage" office:value="0.274725274725275" calcext:value-type="percentage">
            <text:p>27.47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050])" office:value-type="float" office:value="62" calcext:value-type="float">
            <text:p>62</text:p>
          </table:table-cell>
          <table:table-cell table:formula="of:=[.C1050]/[.D1050]" office:value-type="percentage" office:value="0.274193548387097" calcext:value-type="percentage">
            <text:p>27.42%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051])" office:value-type="float" office:value="62" calcext:value-type="float">
            <text:p>62</text:p>
          </table:table-cell>
          <table:table-cell table:formula="of:=[.C1051]/[.D1051]" office:value-type="percentage" office:value="0.274193548387097" calcext:value-type="percentage">
            <text:p>27.42%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052])" office:value-type="float" office:value="62" calcext:value-type="float">
            <text:p>62</text:p>
          </table:table-cell>
          <table:table-cell table:formula="of:=[.C1052]/[.D1052]" office:value-type="percentage" office:value="0.274193548387097" calcext:value-type="percentage">
            <text:p>27.42%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53])" office:value-type="float" office:value="73" calcext:value-type="float">
            <text:p>73</text:p>
          </table:table-cell>
          <table:table-cell table:formula="of:=[.C1053]/[.D1053]" office:value-type="percentage" office:value="0.273972602739726" calcext:value-type="percentage">
            <text:p>27.40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54])" office:value-type="float" office:value="73" calcext:value-type="float">
            <text:p>73</text:p>
          </table:table-cell>
          <table:table-cell table:formula="of:=[.C1054]/[.D1054]" office:value-type="percentage" office:value="0.273972602739726" calcext:value-type="percentage">
            <text:p>27.40%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55])" office:value-type="float" office:value="73" calcext:value-type="float">
            <text:p>73</text:p>
          </table:table-cell>
          <table:table-cell table:formula="of:=[.C1055]/[.D1055]" office:value-type="percentage" office:value="0.273972602739726" calcext:value-type="percentage">
            <text:p>27.40%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56])" office:value-type="float" office:value="84" calcext:value-type="float">
            <text:p>84</text:p>
          </table:table-cell>
          <table:table-cell table:formula="of:=[.C1056]/[.D1056]" office:value-type="percentage" office:value="0.273809523809524" calcext:value-type="percentage">
            <text:p>27.38%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57])" office:value-type="float" office:value="84" calcext:value-type="float">
            <text:p>84</text:p>
          </table:table-cell>
          <table:table-cell table:formula="of:=[.C1057]/[.D1057]" office:value-type="percentage" office:value="0.273809523809524" calcext:value-type="percentage">
            <text:p>27.38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58])" office:value-type="float" office:value="84" calcext:value-type="float">
            <text:p>84</text:p>
          </table:table-cell>
          <table:table-cell table:formula="of:=[.C1058]/[.D1058]" office:value-type="percentage" office:value="0.273809523809524" calcext:value-type="percentage">
            <text:p>27.38%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59])" office:value-type="float" office:value="77" calcext:value-type="float">
            <text:p>77</text:p>
          </table:table-cell>
          <table:table-cell table:formula="of:=[.C1059]/[.D1059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60])" office:value-type="float" office:value="77" calcext:value-type="float">
            <text:p>77</text:p>
          </table:table-cell>
          <table:table-cell table:formula="of:=[.C1060]/[.D1060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61])" office:value-type="float" office:value="77" calcext:value-type="float">
            <text:p>77</text:p>
          </table:table-cell>
          <table:table-cell table:formula="of:=[.C1061]/[.D1061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62])" office:value-type="float" office:value="66" calcext:value-type="float">
            <text:p>66</text:p>
          </table:table-cell>
          <table:table-cell table:formula="of:=[.C1062]/[.D1062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63])" office:value-type="float" office:value="66" calcext:value-type="float">
            <text:p>66</text:p>
          </table:table-cell>
          <table:table-cell table:formula="of:=[.C1063]/[.D1063]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SUMIFS([.C$1:.C$1048576];[.A$1:.A$1048576];[.A1064])" office:value-type="float" office:value="92" calcext:value-type="float">
            <text:p>92</text:p>
          </table:table-cell>
          <table:table-cell table:formula="of:=[.C1064]/[.D1064]" office:value-type="percentage" office:value="0.271739130434783" calcext:value-type="percentage">
            <text:p>27.17%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65])" office:value-type="float" office:value="81" calcext:value-type="float">
            <text:p>81</text:p>
          </table:table-cell>
          <table:table-cell table:formula="of:=[.C1065]/[.D1065]" office:value-type="percentage" office:value="0.271604938271605" calcext:value-type="percentage">
            <text:p>27.16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66])" office:value-type="float" office:value="81" calcext:value-type="float">
            <text:p>81</text:p>
          </table:table-cell>
          <table:table-cell table:formula="of:=[.C1066]/[.D1066]" office:value-type="percentage" office:value="0.271604938271605" calcext:value-type="percentage">
            <text:p>27.16%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067])" office:value-type="float" office:value="70" calcext:value-type="float">
            <text:p>70</text:p>
          </table:table-cell>
          <table:table-cell table:formula="of:=[.C1067]/[.D1067]" office:value-type="percentage" office:value="0.271428571428571" calcext:value-type="percentage">
            <text:p>27.14%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68])" office:value-type="float" office:value="85" calcext:value-type="float">
            <text:p>85</text:p>
          </table:table-cell>
          <table:table-cell table:formula="of:=[.C1068]/[.D1068]" office:value-type="percentage" office:value="0.270588235294118" calcext:value-type="percentage">
            <text:p>27.06%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69])" office:value-type="float" office:value="85" calcext:value-type="float">
            <text:p>85</text:p>
          </table:table-cell>
          <table:table-cell table:formula="of:=[.C1069]/[.D1069]" office:value-type="percentage" office:value="0.270588235294118" calcext:value-type="percentage">
            <text:p>27.06%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70])" office:value-type="float" office:value="85" calcext:value-type="float">
            <text:p>85</text:p>
          </table:table-cell>
          <table:table-cell table:formula="of:=[.C1070]/[.D1070]" office:value-type="percentage" office:value="0.270588235294118" calcext:value-type="percentage">
            <text:p>27.06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71])" office:value-type="float" office:value="85" calcext:value-type="float">
            <text:p>85</text:p>
          </table:table-cell>
          <table:table-cell table:formula="of:=[.C1071]/[.D1071]" office:value-type="percentage" office:value="0.270588235294118" calcext:value-type="percentage">
            <text:p>27.06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72])" office:value-type="float" office:value="74" calcext:value-type="float">
            <text:p>74</text:p>
          </table:table-cell>
          <table:table-cell table:formula="of:=[.C1072]/[.D1072]" office:value-type="percentage" office:value="0.27027027027027" calcext:value-type="percentage">
            <text:p>27.03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73])" office:value-type="float" office:value="74" calcext:value-type="float">
            <text:p>74</text:p>
          </table:table-cell>
          <table:table-cell table:formula="of:=[.C1073]/[.D1073]" office:value-type="percentage" office:value="0.27027027027027" calcext:value-type="percentage">
            <text:p>27.03%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SUMIFS([.C$1:.C$1048576];[.A$1:.A$1048576];[.A1074])" office:value-type="float" office:value="100" calcext:value-type="float">
            <text:p>100</text:p>
          </table:table-cell>
          <table:table-cell table:formula="of:=[.C1074]/[.D1074]" office:value-type="percentage" office:value="0.27" calcext:value-type="percentage">
            <text:p>27.00%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75])" office:value-type="float" office:value="78" calcext:value-type="float">
            <text:p>78</text:p>
          </table:table-cell>
          <table:table-cell table:formula="of:=[.C1075]/[.D1075]" office:value-type="percentage" office:value="0.269230769230769" calcext:value-type="percentage">
            <text:p>26.92%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76])" office:value-type="float" office:value="78" calcext:value-type="float">
            <text:p>78</text:p>
          </table:table-cell>
          <table:table-cell table:formula="of:=[.C1076]/[.D1076]" office:value-type="percentage" office:value="0.269230769230769" calcext:value-type="percentage">
            <text:p>26.92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77])" office:value-type="float" office:value="67" calcext:value-type="float">
            <text:p>67</text:p>
          </table:table-cell>
          <table:table-cell table:formula="of:=[.C1077]/[.D1077]" office:value-type="percentage" office:value="0.26865671641791" calcext:value-type="percentage">
            <text:p>26.87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78])" office:value-type="float" office:value="67" calcext:value-type="float">
            <text:p>67</text:p>
          </table:table-cell>
          <table:table-cell table:formula="of:=[.C1078]/[.D1078]" office:value-type="percentage" office:value="0.26865671641791" calcext:value-type="percentage">
            <text:p>26.87%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79])" office:value-type="float" office:value="82" calcext:value-type="float">
            <text:p>82</text:p>
          </table:table-cell>
          <table:table-cell table:formula="of:=[.C1079]/[.D1079]" office:value-type="percentage" office:value="0.268292682926829" calcext:value-type="percentage">
            <text:p>26.83%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80])" office:value-type="float" office:value="82" calcext:value-type="float">
            <text:p>82</text:p>
          </table:table-cell>
          <table:table-cell table:formula="of:=[.C1080]/[.D1080]" office:value-type="percentage" office:value="0.268292682926829" calcext:value-type="percentage">
            <text:p>26.83%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081])" office:value-type="float" office:value="71" calcext:value-type="float">
            <text:p>71</text:p>
          </table:table-cell>
          <table:table-cell table:formula="of:=[.C1081]/[.D1081]" office:value-type="percentage" office:value="0.267605633802817" calcext:value-type="percentage">
            <text:p>26.76%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82])" office:value-type="float" office:value="86" calcext:value-type="float">
            <text:p>86</text:p>
          </table:table-cell>
          <table:table-cell table:formula="of:=[.C1082]/[.D1082]" office:value-type="percentage" office:value="0.267441860465116" calcext:value-type="percentage">
            <text:p>26.74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83])" office:value-type="float" office:value="86" calcext:value-type="float">
            <text:p>86</text:p>
          </table:table-cell>
          <table:table-cell table:formula="of:=[.C1083]/[.D1083]" office:value-type="percentage" office:value="0.267441860465116" calcext:value-type="percentage">
            <text:p>26.74%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84])" office:value-type="float" office:value="90" calcext:value-type="float">
            <text:p>90</text:p>
          </table:table-cell>
          <table:table-cell table:formula="of:=[.C1084]/[.D1084]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85])" office:value-type="float" office:value="75" calcext:value-type="float">
            <text:p>75</text:p>
          </table:table-cell>
          <table:table-cell table:formula="of:=[.C1085]/[.D1085]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86])" office:value-type="float" office:value="75" calcext:value-type="float">
            <text:p>75</text:p>
          </table:table-cell>
          <table:table-cell table:formula="of:=[.C1086]/[.D1086]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87])" office:value-type="float" office:value="75" calcext:value-type="float">
            <text:p>75</text:p>
          </table:table-cell>
          <table:table-cell table:formula="of:=[.C1087]/[.D1087]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88])" office:value-type="float" office:value="75" calcext:value-type="float">
            <text:p>75</text:p>
          </table:table-cell>
          <table:table-cell table:formula="of:=[.C1088]/[.D1088]" office:value-type="percentage" office:value="0.266666666666667" calcext:value-type="percentage">
            <text:p>26.67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89])" office:value-type="float" office:value="79" calcext:value-type="float">
            <text:p>79</text:p>
          </table:table-cell>
          <table:table-cell table:formula="of:=[.C1089]/[.D1089]" office:value-type="percentage" office:value="0.265822784810127" calcext:value-type="percentage">
            <text:p>26.58%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90])" office:value-type="float" office:value="68" calcext:value-type="float">
            <text:p>68</text:p>
          </table:table-cell>
          <table:table-cell table:formula="of:=[.C1090]/[.D1090]" office:value-type="percentage" office:value="0.264705882352941" calcext:value-type="percentage">
            <text:p>26.47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091])" office:value-type="float" office:value="68" calcext:value-type="float">
            <text:p>68</text:p>
          </table:table-cell>
          <table:table-cell table:formula="of:=[.C1091]/[.D1091]" office:value-type="percentage" office:value="0.264705882352941" calcext:value-type="percentage">
            <text:p>26.47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092])" office:value-type="float" office:value="87" calcext:value-type="float">
            <text:p>87</text:p>
          </table:table-cell>
          <table:table-cell table:formula="of:=[.C1092]/[.D1092]" office:value-type="percentage" office:value="0.264367816091954" calcext:value-type="percentage">
            <text:p>26.44%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UMIFS([.C$1:.C$1048576];[.A$1:.A$1048576];[.A1093])" office:value-type="float" office:value="91" calcext:value-type="float">
            <text:p>91</text:p>
          </table:table-cell>
          <table:table-cell table:formula="of:=[.C1093]/[.D1093]" office:value-type="percentage" office:value="0.263736263736264" calcext:value-type="percentage">
            <text:p>26.37%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094])" office:value-type="float" office:value="76" calcext:value-type="float">
            <text:p>76</text:p>
          </table:table-cell>
          <table:table-cell table:formula="of:=[.C1094]/[.D1094]" office:value-type="percentage" office:value="0.263157894736842" calcext:value-type="percentage">
            <text:p>26.32%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095])" office:value-type="float" office:value="80" calcext:value-type="float">
            <text:p>80</text:p>
          </table:table-cell>
          <table:table-cell table:formula="of:=[.C1095]/[.D1095]" office:value-type="percentage" office:value="0.2625" calcext:value-type="percentage">
            <text:p>26.25%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96])" office:value-type="float" office:value="84" calcext:value-type="float">
            <text:p>84</text:p>
          </table:table-cell>
          <table:table-cell table:formula="of:=[.C1096]/[.D1096]" office:value-type="percentage" office:value="0.261904761904762" calcext:value-type="percentage">
            <text:p>26.19%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97])" office:value-type="float" office:value="84" calcext:value-type="float">
            <text:p>84</text:p>
          </table:table-cell>
          <table:table-cell table:formula="of:=[.C1097]/[.D1097]" office:value-type="percentage" office:value="0.261904761904762" calcext:value-type="percentage">
            <text:p>26.19%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098])" office:value-type="float" office:value="84" calcext:value-type="float">
            <text:p>84</text:p>
          </table:table-cell>
          <table:table-cell table:formula="of:=[.C1098]/[.D1098]" office:value-type="percentage" office:value="0.261904761904762" calcext:value-type="percentage">
            <text:p>26.19%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099])" office:value-type="float" office:value="65" calcext:value-type="float">
            <text:p>65</text:p>
          </table:table-cell>
          <table:table-cell table:formula="of:=[.C1099]/[.D1099]" office:value-type="percentage" office:value="0.261538461538462" calcext:value-type="percentage">
            <text:p>26.15%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00])" office:value-type="float" office:value="65" calcext:value-type="float">
            <text:p>65</text:p>
          </table:table-cell>
          <table:table-cell table:formula="of:=[.C1100]/[.D1100]" office:value-type="percentage" office:value="0.261538461538462" calcext:value-type="percentage">
            <text:p>26.15%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01])" office:value-type="float" office:value="69" calcext:value-type="float">
            <text:p>69</text:p>
          </table:table-cell>
          <table:table-cell table:formula="of:=[.C1101]/[.D1101]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02])" office:value-type="float" office:value="69" calcext:value-type="float">
            <text:p>69</text:p>
          </table:table-cell>
          <table:table-cell table:formula="of:=[.C1102]/[.D1102]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03])" office:value-type="float" office:value="69" calcext:value-type="float">
            <text:p>69</text:p>
          </table:table-cell>
          <table:table-cell table:formula="of:=[.C1103]/[.D1103]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04])" office:value-type="float" office:value="69" calcext:value-type="float">
            <text:p>69</text:p>
          </table:table-cell>
          <table:table-cell table:formula="of:=[.C1104]/[.D1104]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05])" office:value-type="float" office:value="73" calcext:value-type="float">
            <text:p>73</text:p>
          </table:table-cell>
          <table:table-cell table:formula="of:=[.C1105]/[.D1105]" office:value-type="percentage" office:value="0.26027397260274" calcext:value-type="percentage">
            <text:p>26.03%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06])" office:value-type="float" office:value="73" calcext:value-type="float">
            <text:p>73</text:p>
          </table:table-cell>
          <table:table-cell table:formula="of:=[.C1106]/[.D1106]" office:value-type="percentage" office:value="0.26027397260274" calcext:value-type="percentage">
            <text:p>26.03%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07])" office:value-type="float" office:value="77" calcext:value-type="float">
            <text:p>77</text:p>
          </table:table-cell>
          <table:table-cell table:formula="of:=[.C1107]/[.D1107]" office:value-type="percentage" office:value="0.25974025974026" calcext:value-type="percentage">
            <text:p>25.97%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08])" office:value-type="float" office:value="77" calcext:value-type="float">
            <text:p>77</text:p>
          </table:table-cell>
          <table:table-cell table:formula="of:=[.C1108]/[.D1108]" office:value-type="percentage" office:value="0.25974025974026" calcext:value-type="percentage">
            <text:p>25.97%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09])" office:value-type="float" office:value="77" calcext:value-type="float">
            <text:p>77</text:p>
          </table:table-cell>
          <table:table-cell table:formula="of:=[.C1109]/[.D1109]" office:value-type="percentage" office:value="0.25974025974026" calcext:value-type="percentage">
            <text:p>25.97%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10])" office:value-type="float" office:value="81" calcext:value-type="float">
            <text:p>81</text:p>
          </table:table-cell>
          <table:table-cell table:formula="of:=[.C1110]/[.D1110]" office:value-type="percentage" office:value="0.259259259259259" calcext:value-type="percentage">
            <text:p>25.93%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11])" office:value-type="float" office:value="81" calcext:value-type="float">
            <text:p>81</text:p>
          </table:table-cell>
          <table:table-cell table:formula="of:=[.C1111]/[.D1111]" office:value-type="percentage" office:value="0.259259259259259" calcext:value-type="percentage">
            <text:p>25.93%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12])" office:value-type="float" office:value="81" calcext:value-type="float">
            <text:p>81</text:p>
          </table:table-cell>
          <table:table-cell table:formula="of:=[.C1112]/[.D1112]" office:value-type="percentage" office:value="0.259259259259259" calcext:value-type="percentage">
            <text:p>25.93%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13])" office:value-type="float" office:value="81" calcext:value-type="float">
            <text:p>81</text:p>
          </table:table-cell>
          <table:table-cell table:formula="of:=[.C1113]/[.D1113]" office:value-type="percentage" office:value="0.259259259259259" calcext:value-type="percentage">
            <text:p>25.93%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14])" office:value-type="float" office:value="85" calcext:value-type="float">
            <text:p>85</text:p>
          </table:table-cell>
          <table:table-cell table:formula="of:=[.C1114]/[.D1114]" office:value-type="percentage" office:value="0.258823529411765" calcext:value-type="percentage">
            <text:p>25.88%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15])" office:value-type="float" office:value="85" calcext:value-type="float">
            <text:p>85</text:p>
          </table:table-cell>
          <table:table-cell table:formula="of:=[.C1115]/[.D1115]" office:value-type="percentage" office:value="0.258823529411765" calcext:value-type="percentage">
            <text:p>25.88%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SUMIFS([.C$1:.C$1048576];[.A$1:.A$1048576];[.A1116])" office:value-type="float" office:value="58" calcext:value-type="float">
            <text:p>58</text:p>
          </table:table-cell>
          <table:table-cell table:formula="of:=[.C1116]/[.D1116]" office:value-type="percentage" office:value="0.258620689655172" calcext:value-type="percentage">
            <text:p>25.86%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117])" office:value-type="float" office:value="89" calcext:value-type="float">
            <text:p>89</text:p>
          </table:table-cell>
          <table:table-cell table:formula="of:=[.C1117]/[.D1117]" office:value-type="percentage" office:value="0.258426966292135" calcext:value-type="percentage">
            <text:p>25.84%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18])" office:value-type="float" office:value="66" calcext:value-type="float">
            <text:p>66</text:p>
          </table:table-cell>
          <table:table-cell table:formula="of:=[.C1118]/[.D1118]" office:value-type="percentage" office:value="0.257575757575758" calcext:value-type="percentage">
            <text:p>25.76%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19])" office:value-type="float" office:value="74" calcext:value-type="float">
            <text:p>74</text:p>
          </table:table-cell>
          <table:table-cell table:formula="of:=[.C1119]/[.D1119]" office:value-type="percentage" office:value="0.256756756756757" calcext:value-type="percentage">
            <text:p>25.68%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20])" office:value-type="float" office:value="78" calcext:value-type="float">
            <text:p>78</text:p>
          </table:table-cell>
          <table:table-cell table:formula="of:=[.C1120]/[.D1120]" office:value-type="percentage" office:value="0.256410256410256" calcext:value-type="percentage">
            <text:p>25.64%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21])" office:value-type="float" office:value="82" calcext:value-type="float">
            <text:p>82</text:p>
          </table:table-cell>
          <table:table-cell table:formula="of:=[.C1121]/[.D1121]" office:value-type="percentage" office:value="0.25609756097561" calcext:value-type="percentage">
            <text:p>25.61%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22])" office:value-type="float" office:value="86" calcext:value-type="float">
            <text:p>86</text:p>
          </table:table-cell>
          <table:table-cell table:formula="of:=[.C1122]/[.D1122]" office:value-type="percentage" office:value="0.255813953488372" calcext:value-type="percentage">
            <text:p>25.58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23])" office:value-type="float" office:value="86" calcext:value-type="float">
            <text:p>86</text:p>
          </table:table-cell>
          <table:table-cell table:formula="of:=[.C1123]/[.D1123]" office:value-type="percentage" office:value="0.255813953488372" calcext:value-type="percentage">
            <text:p>25.58%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24])" office:value-type="float" office:value="63" calcext:value-type="float">
            <text:p>63</text:p>
          </table:table-cell>
          <table:table-cell table:formula="of:=[.C1124]/[.D1124]" office:value-type="percentage" office:value="0.253968253968254" calcext:value-type="percentage">
            <text:p>25.40%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25])" office:value-type="float" office:value="67" calcext:value-type="float">
            <text:p>67</text:p>
          </table:table-cell>
          <table:table-cell table:formula="of:=[.C1125]/[.D1125]" office:value-type="percentage" office:value="0.253731343283582" calcext:value-type="percentage">
            <text:p>25.37%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26])" office:value-type="float" office:value="67" calcext:value-type="float">
            <text:p>67</text:p>
          </table:table-cell>
          <table:table-cell table:formula="of:=[.C1126]/[.D1126]" office:value-type="percentage" office:value="0.253731343283582" calcext:value-type="percentage">
            <text:p>25.37%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27])" office:value-type="float" office:value="67" calcext:value-type="float">
            <text:p>67</text:p>
          </table:table-cell>
          <table:table-cell table:formula="of:=[.C1127]/[.D1127]" office:value-type="percentage" office:value="0.253731343283582" calcext:value-type="percentage">
            <text:p>25.37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28])" office:value-type="float" office:value="67" calcext:value-type="float">
            <text:p>67</text:p>
          </table:table-cell>
          <table:table-cell table:formula="of:=[.C1128]/[.D1128]" office:value-type="percentage" office:value="0.253731343283582" calcext:value-type="percentage">
            <text:p>25.37%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29])" office:value-type="float" office:value="71" calcext:value-type="float">
            <text:p>71</text:p>
          </table:table-cell>
          <table:table-cell table:formula="of:=[.C1129]/[.D1129]" office:value-type="percentage" office:value="0.253521126760563" calcext:value-type="percentage">
            <text:p>25.35%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30])" office:value-type="float" office:value="75" calcext:value-type="float">
            <text:p>75</text:p>
          </table:table-cell>
          <table:table-cell table:formula="of:=[.C1130]/[.D1130]" office:value-type="percentage" office:value="0.253333333333333" calcext:value-type="percentage">
            <text:p>25.33%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31])" office:value-type="float" office:value="75" calcext:value-type="float">
            <text:p>75</text:p>
          </table:table-cell>
          <table:table-cell table:formula="of:=[.C1131]/[.D1131]" office:value-type="percentage" office:value="0.253333333333333" calcext:value-type="percentage">
            <text:p>25.33%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32])" office:value-type="float" office:value="79" calcext:value-type="float">
            <text:p>79</text:p>
          </table:table-cell>
          <table:table-cell table:formula="of:=[.C1132]/[.D1132]" office:value-type="percentage" office:value="0.253164556962025" calcext:value-type="percentage">
            <text:p>25.32%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33])" office:value-type="float" office:value="79" calcext:value-type="float">
            <text:p>79</text:p>
          </table:table-cell>
          <table:table-cell table:formula="of:=[.C1133]/[.D1133]" office:value-type="percentage" office:value="0.253164556962025" calcext:value-type="percentage">
            <text:p>25.32%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34])" office:value-type="float" office:value="87" calcext:value-type="float">
            <text:p>87</text:p>
          </table:table-cell>
          <table:table-cell table:formula="of:=[.C1134]/[.D1134]" office:value-type="percentage" office:value="0.252873563218391" calcext:value-type="percentage">
            <text:p>25.29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35])" office:value-type="float" office:value="88" calcext:value-type="float">
            <text:p>88</text:p>
          </table:table-cell>
          <table:table-cell table:formula="of:=[.C1135]/[.D1135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36])" office:value-type="float" office:value="84" calcext:value-type="float">
            <text:p>84</text:p>
          </table:table-cell>
          <table:table-cell table:formula="of:=[.C1136]/[.D1136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37])" office:value-type="float" office:value="80" calcext:value-type="float">
            <text:p>80</text:p>
          </table:table-cell>
          <table:table-cell table:formula="of:=[.C1137]/[.D1137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38])" office:value-type="float" office:value="80" calcext:value-type="float">
            <text:p>80</text:p>
          </table:table-cell>
          <table:table-cell table:formula="of:=[.C1138]/[.D1138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39])" office:value-type="float" office:value="72" calcext:value-type="float">
            <text:p>72</text:p>
          </table:table-cell>
          <table:table-cell table:formula="of:=[.C1139]/[.D1139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40])" office:value-type="float" office:value="68" calcext:value-type="float">
            <text:p>68</text:p>
          </table:table-cell>
          <table:table-cell table:formula="of:=[.C1140]/[.D1140]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141])" office:value-type="float" office:value="93" calcext:value-type="float">
            <text:p>93</text:p>
          </table:table-cell>
          <table:table-cell table:formula="of:=[.C1141]/[.D1141]" office:value-type="percentage" office:value="0.247311827956989" calcext:value-type="percentage">
            <text:p>24.73%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142])" office:value-type="float" office:value="93" calcext:value-type="float">
            <text:p>93</text:p>
          </table:table-cell>
          <table:table-cell table:formula="of:=[.C1142]/[.D1142]" office:value-type="percentage" office:value="0.247311827956989" calcext:value-type="percentage">
            <text:p>24.73%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43])" office:value-type="float" office:value="77" calcext:value-type="float">
            <text:p>77</text:p>
          </table:table-cell>
          <table:table-cell table:formula="of:=[.C1143]/[.D1143]" office:value-type="percentage" office:value="0.246753246753247" calcext:value-type="percentage">
            <text:p>24.68%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44])" office:value-type="float" office:value="69" calcext:value-type="float">
            <text:p>69</text:p>
          </table:table-cell>
          <table:table-cell table:formula="of:=[.C1144]/[.D1144]" office:value-type="percentage" office:value="0.246376811594203" calcext:value-type="percentage">
            <text:p>24.64%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45])" office:value-type="float" office:value="69" calcext:value-type="float">
            <text:p>69</text:p>
          </table:table-cell>
          <table:table-cell table:formula="of:=[.C1145]/[.D1145]" office:value-type="percentage" office:value="0.246376811594203" calcext:value-type="percentage">
            <text:p>24.64%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46])" office:value-type="float" office:value="65" calcext:value-type="float">
            <text:p>65</text:p>
          </table:table-cell>
          <table:table-cell table:formula="of:=[.C1146]/[.D1146]" office:value-type="percentage" office:value="0.246153846153846" calcext:value-type="percentage">
            <text:p>24.62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47])" office:value-type="float" office:value="65" calcext:value-type="float">
            <text:p>65</text:p>
          </table:table-cell>
          <table:table-cell table:formula="of:=[.C1147]/[.D1147]" office:value-type="percentage" office:value="0.246153846153846" calcext:value-type="percentage">
            <text:p>24.62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SUMIFS([.C$1:.C$1048576];[.A$1:.A$1048576];[.A1148])" office:value-type="float" office:value="94" calcext:value-type="float">
            <text:p>94</text:p>
          </table:table-cell>
          <table:table-cell table:formula="of:=[.C1148]/[.D1148]" office:value-type="percentage" office:value="0.24468085106383" calcext:value-type="percentage">
            <text:p>24.47%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49])" office:value-type="float" office:value="82" calcext:value-type="float">
            <text:p>82</text:p>
          </table:table-cell>
          <table:table-cell table:formula="of:=[.C1149]/[.D1149]" office:value-type="percentage" office:value="0.24390243902439" calcext:value-type="percentage">
            <text:p>24.39%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50])" office:value-type="float" office:value="78" calcext:value-type="float">
            <text:p>78</text:p>
          </table:table-cell>
          <table:table-cell table:formula="of:=[.C1150]/[.D1150]" office:value-type="percentage" office:value="0.243589743589744" calcext:value-type="percentage">
            <text:p>24.36%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51])" office:value-type="float" office:value="74" calcext:value-type="float">
            <text:p>74</text:p>
          </table:table-cell>
          <table:table-cell table:formula="of:=[.C1151]/[.D1151]" office:value-type="percentage" office:value="0.243243243243243" calcext:value-type="percentage">
            <text:p>24.32%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52])" office:value-type="float" office:value="74" calcext:value-type="float">
            <text:p>74</text:p>
          </table:table-cell>
          <table:table-cell table:formula="of:=[.C1152]/[.D1152]" office:value-type="percentage" office:value="0.243243243243243" calcext:value-type="percentage">
            <text:p>24.32%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53])" office:value-type="float" office:value="70" calcext:value-type="float">
            <text:p>70</text:p>
          </table:table-cell>
          <table:table-cell table:formula="of:=[.C1153]/[.D1153]" office:value-type="percentage" office:value="0.242857142857143" calcext:value-type="percentage">
            <text:p>24.29%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54])" office:value-type="float" office:value="66" calcext:value-type="float">
            <text:p>66</text:p>
          </table:table-cell>
          <table:table-cell table:formula="of:=[.C1154]/[.D1154]" office:value-type="percentage" office:value="0.242424242424242" calcext:value-type="percentage">
            <text:p>24.24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55])" office:value-type="float" office:value="66" calcext:value-type="float">
            <text:p>66</text:p>
          </table:table-cell>
          <table:table-cell table:formula="of:=[.C1155]/[.D1155]" office:value-type="percentage" office:value="0.242424242424242" calcext:value-type="percentage">
            <text:p>24.24%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56])" office:value-type="float" office:value="91" calcext:value-type="float">
            <text:p>91</text:p>
          </table:table-cell>
          <table:table-cell table:formula="of:=[.C1156]/[.D1156]" office:value-type="percentage" office:value="0.241758241758242" calcext:value-type="percentage">
            <text:p>24.18%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57])" office:value-type="float" office:value="83" calcext:value-type="float">
            <text:p>83</text:p>
          </table:table-cell>
          <table:table-cell table:formula="of:=[.C1157]/[.D1157]" office:value-type="percentage" office:value="0.240963855421687" calcext:value-type="percentage">
            <text:p>24.10%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58])" office:value-type="float" office:value="79" calcext:value-type="float">
            <text:p>79</text:p>
          </table:table-cell>
          <table:table-cell table:formula="of:=[.C1158]/[.D1158]" office:value-type="percentage" office:value="0.240506329113924" calcext:value-type="percentage">
            <text:p>24.05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59])" office:value-type="float" office:value="79" calcext:value-type="float">
            <text:p>79</text:p>
          </table:table-cell>
          <table:table-cell table:formula="of:=[.C1159]/[.D1159]" office:value-type="percentage" office:value="0.240506329113924" calcext:value-type="percentage">
            <text:p>24.05%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60])" office:value-type="float" office:value="75" calcext:value-type="float">
            <text:p>75</text:p>
          </table:table-cell>
          <table:table-cell table:formula="of:=[.C1160]/[.D1160]"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61])" office:value-type="float" office:value="75" calcext:value-type="float">
            <text:p>75</text:p>
          </table:table-cell>
          <table:table-cell table:formula="of:=[.C1161]/[.D1161]"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62])" office:value-type="float" office:value="75" calcext:value-type="float">
            <text:p>75</text:p>
          </table:table-cell>
          <table:table-cell table:formula="of:=[.C1162]/[.D1162]"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IFS([.C$1:.C$1048576];[.A$1:.A$1048576];[.A1163])" office:value-type="float" office:value="92" calcext:value-type="float">
            <text:p>92</text:p>
          </table:table-cell>
          <table:table-cell table:formula="of:=[.C1163]/[.D1163]" office:value-type="percentage" office:value="0.239130434782609" calcext:value-type="percentage">
            <text:p>23.91%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64])" office:value-type="float" office:value="84" calcext:value-type="float">
            <text:p>84</text:p>
          </table:table-cell>
          <table:table-cell table:formula="of:=[.C1164]/[.D1164]" office:value-type="percentage" office:value="0.238095238095238" calcext:value-type="percentage">
            <text:p>23.81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65])" office:value-type="float" office:value="76" calcext:value-type="float">
            <text:p>76</text:p>
          </table:table-cell>
          <table:table-cell table:formula="of:=[.C1165]/[.D1165]" office:value-type="percentage" office:value="0.236842105263158" calcext:value-type="percentage">
            <text:p>23.68%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SUMIFS([.C$1:.C$1048576];[.A$1:.A$1048576];[.A1166])" office:value-type="float" office:value="64" calcext:value-type="float">
            <text:p>64</text:p>
          </table:table-cell>
          <table:table-cell table:formula="of:=[.C1166]/[.D1166]" office:value-type="percentage" office:value="0.234375" calcext:value-type="percentage">
            <text:p>23.44%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67])" office:value-type="float" office:value="90" calcext:value-type="float">
            <text:p>90</text:p>
          </table:table-cell>
          <table:table-cell table:formula="of:=[.C1167]/[.D1167]" office:value-type="percentage" office:value="0.233333333333333" calcext:value-type="percentage">
            <text:p>23.33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SUMIFS([.C$1:.C$1048576];[.A$1:.A$1048576];[.A1168])" office:value-type="float" office:value="60" calcext:value-type="float">
            <text:p>60</text:p>
          </table:table-cell>
          <table:table-cell table:formula="of:=[.C1168]/[.D1168]" office:value-type="percentage" office:value="0.233333333333333" calcext:value-type="percentage">
            <text:p>23.33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69])" office:value-type="float" office:value="73" calcext:value-type="float">
            <text:p>73</text:p>
          </table:table-cell>
          <table:table-cell table:formula="of:=[.C1169]/[.D1169]" office:value-type="percentage" office:value="0.232876712328767" calcext:value-type="percentage">
            <text:p>23.29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70])" office:value-type="float" office:value="73" calcext:value-type="float">
            <text:p>73</text:p>
          </table:table-cell>
          <table:table-cell table:formula="of:=[.C1170]/[.D1170]" office:value-type="percentage" office:value="0.232876712328767" calcext:value-type="percentage">
            <text:p>23.29%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71])" office:value-type="float" office:value="86" calcext:value-type="float">
            <text:p>86</text:p>
          </table:table-cell>
          <table:table-cell table:formula="of:=[.C1171]/[.D1171]" office:value-type="percentage" office:value="0.232558139534884" calcext:value-type="percentage">
            <text:p>23.26%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72])" office:value-type="float" office:value="74" calcext:value-type="float">
            <text:p>74</text:p>
          </table:table-cell>
          <table:table-cell table:formula="of:=[.C1172]/[.D1172]" office:value-type="percentage" office:value="0.22972972972973" calcext:value-type="percentage">
            <text:p>22.97%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73])" office:value-type="float" office:value="74" calcext:value-type="float">
            <text:p>74</text:p>
          </table:table-cell>
          <table:table-cell table:formula="of:=[.C1173]/[.D1173]" office:value-type="percentage" office:value="0.22972972972973" calcext:value-type="percentage">
            <text:p>22.97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74])" office:value-type="float" office:value="74" calcext:value-type="float">
            <text:p>74</text:p>
          </table:table-cell>
          <table:table-cell table:formula="of:=[.C1174]/[.D1174]" office:value-type="percentage" office:value="0.22972972972973" calcext:value-type="percentage">
            <text:p>22.97%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75])" office:value-type="float" office:value="70" calcext:value-type="float">
            <text:p>70</text:p>
          </table:table-cell>
          <table:table-cell table:formula="of:=[.C1175]/[.D1175]" office:value-type="percentage" office:value="0.228571428571429" calcext:value-type="percentage">
            <text:p>22.86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76])" office:value-type="float" office:value="79" calcext:value-type="float">
            <text:p>79</text:p>
          </table:table-cell>
          <table:table-cell table:formula="of:=[.C1176]/[.D1176]" office:value-type="percentage" office:value="0.227848101265823" calcext:value-type="percentage">
            <text:p>22.78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77])" office:value-type="float" office:value="79" calcext:value-type="float">
            <text:p>79</text:p>
          </table:table-cell>
          <table:table-cell table:formula="of:=[.C1177]/[.D1177]" office:value-type="percentage" office:value="0.227848101265823" calcext:value-type="percentage">
            <text:p>22.78%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IFS([.C$1:.C$1048576];[.A$1:.A$1048576];[.A1178])" office:value-type="float" office:value="67" calcext:value-type="float">
            <text:p>67</text:p>
          </table:table-cell>
          <table:table-cell table:formula="of:=[.C1178]/[.D1178]" office:value-type="percentage" office:value="0.223880597014925" calcext:value-type="percentage">
            <text:p>22.39%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79])" office:value-type="float" office:value="72" calcext:value-type="float">
            <text:p>72</text:p>
          </table:table-cell>
          <table:table-cell table:formula="of:=[.C1179]/[.D1179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80])" office:value-type="float" office:value="72" calcext:value-type="float">
            <text:p>72</text:p>
          </table:table-cell>
          <table:table-cell table:formula="of:=[.C1180]/[.D1180]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SUMIFS([.C$1:.C$1048576];[.A$1:.A$1048576];[.A1181])" office:value-type="float" office:value="95" calcext:value-type="float">
            <text:p>95</text:p>
          </table:table-cell>
          <table:table-cell table:formula="of:=[.C1181]/[.D1181]" office:value-type="percentage" office:value="0.221052631578947" calcext:value-type="percentage">
            <text:p>22.11%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82])" office:value-type="float" office:value="77" calcext:value-type="float">
            <text:p>77</text:p>
          </table:table-cell>
          <table:table-cell table:formula="of:=[.C1182]/[.D1182]" office:value-type="percentage" office:value="0.220779220779221" calcext:value-type="percentage">
            <text:p>22.08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83])" office:value-type="float" office:value="77" calcext:value-type="float">
            <text:p>77</text:p>
          </table:table-cell>
          <table:table-cell table:formula="of:=[.C1183]/[.D1183]" office:value-type="percentage" office:value="0.220779220779221" calcext:value-type="percentage">
            <text:p>22.08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SUMIFS([.C$1:.C$1048576];[.A$1:.A$1048576];[.A1184])" office:value-type="float" office:value="91" calcext:value-type="float">
            <text:p>91</text:p>
          </table:table-cell>
          <table:table-cell table:formula="of:=[.C1184]/[.D1184]" office:value-type="percentage" office:value="0.21978021978022" calcext:value-type="percentage">
            <text:p>21.98%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85])" office:value-type="float" office:value="73" calcext:value-type="float">
            <text:p>73</text:p>
          </table:table-cell>
          <table:table-cell table:formula="of:=[.C1185]/[.D1185]" office:value-type="percentage" office:value="0.219178082191781" calcext:value-type="percentage">
            <text:p>21.92%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86])" office:value-type="float" office:value="87" calcext:value-type="float">
            <text:p>87</text:p>
          </table:table-cell>
          <table:table-cell table:formula="of:=[.C1186]/[.D1186]" office:value-type="percentage" office:value="0.218390804597701" calcext:value-type="percentage">
            <text:p>21.84%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87])" office:value-type="float" office:value="87" calcext:value-type="float">
            <text:p>87</text:p>
          </table:table-cell>
          <table:table-cell table:formula="of:=[.C1187]/[.D1187]" office:value-type="percentage" office:value="0.218390804597701" calcext:value-type="percentage">
            <text:p>21.84%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88])" office:value-type="float" office:value="87" calcext:value-type="float">
            <text:p>87</text:p>
          </table:table-cell>
          <table:table-cell table:formula="of:=[.C1188]/[.D1188]" office:value-type="percentage" office:value="0.218390804597701" calcext:value-type="percentage">
            <text:p>21.84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89])" office:value-type="float" office:value="83" calcext:value-type="float">
            <text:p>83</text:p>
          </table:table-cell>
          <table:table-cell table:formula="of:=[.C1189]/[.D1189]" office:value-type="percentage" office:value="0.216867469879518" calcext:value-type="percentage">
            <text:p>21.69%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SUMIFS([.C$1:.C$1048576];[.A$1:.A$1048576];[.A1190])" office:value-type="float" office:value="88" calcext:value-type="float">
            <text:p>88</text:p>
          </table:table-cell>
          <table:table-cell table:formula="of:=[.C1190]/[.D1190]" office:value-type="percentage" office:value="0.215909090909091" calcext:value-type="percentage">
            <text:p>21.59%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SUMIFS([.C$1:.C$1048576];[.A$1:.A$1048576];[.A1191])" office:value-type="float" office:value="65" calcext:value-type="float">
            <text:p>65</text:p>
          </table:table-cell>
          <table:table-cell table:formula="of:=[.C1191]/[.D1191]" office:value-type="percentage" office:value="0.215384615384615" calcext:value-type="percentage">
            <text:p>21.54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192])" office:value-type="float" office:value="75" calcext:value-type="float">
            <text:p>75</text:p>
          </table:table-cell>
          <table:table-cell table:formula="of:=[.C1192]/[.D1192]" office:value-type="percentage" office:value="0.213333333333333" calcext:value-type="percentage">
            <text:p>21.33%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93])" office:value-type="float" office:value="80" calcext:value-type="float">
            <text:p>80</text:p>
          </table:table-cell>
          <table:table-cell table:formula="of:=[.C1193]/[.D1193]" office:value-type="percentage" office:value="0.2125" calcext:value-type="percentage">
            <text:p>21.25%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194])" office:value-type="float" office:value="80" calcext:value-type="float">
            <text:p>80</text:p>
          </table:table-cell>
          <table:table-cell table:formula="of:=[.C1194]/[.D1194]" office:value-type="percentage" office:value="0.2125" calcext:value-type="percentage">
            <text:p>21.25%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SUMIFS([.C$1:.C$1048576];[.A$1:.A$1048576];[.A1195])" office:value-type="float" office:value="71" calcext:value-type="float">
            <text:p>71</text:p>
          </table:table-cell>
          <table:table-cell table:formula="of:=[.C1195]/[.D1195]" office:value-type="percentage" office:value="0.211267605633803" calcext:value-type="percentage">
            <text:p>21.13%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IFS([.C$1:.C$1048576];[.A$1:.A$1048576];[.A1196])" office:value-type="float" office:value="57" calcext:value-type="float">
            <text:p>57</text:p>
          </table:table-cell>
          <table:table-cell table:formula="of:=[.C1196]/[.D1196]" office:value-type="percentage" office:value="0.210526315789474" calcext:value-type="percentage">
            <text:p>21.05%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SUMIFS([.C$1:.C$1048576];[.A$1:.A$1048576];[.A1197])" office:value-type="float" office:value="68" calcext:value-type="float">
            <text:p>68</text:p>
          </table:table-cell>
          <table:table-cell table:formula="of:=[.C1197]/[.D1197]" office:value-type="percentage" office:value="0.205882352941176" calcext:value-type="percentage">
            <text:p>20.59%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SUMIFS([.C$1:.C$1048576];[.A$1:.A$1048576];[.A1198])" office:value-type="float" office:value="90" calcext:value-type="float">
            <text:p>90</text:p>
          </table:table-cell>
          <table:table-cell table:formula="of:=[.C1198]/[.D1198]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IFS([.C$1:.C$1048576];[.A$1:.A$1048576];[.A1199])" office:value-type="float" office:value="65" calcext:value-type="float">
            <text:p>65</text:p>
          </table:table-cell>
          <table:table-cell table:formula="of:=[.C1199]/[.D1199]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IFS([.C$1:.C$1048576];[.A$1:.A$1048576];[.A1200])" office:value-type="float" office:value="76" calcext:value-type="float">
            <text:p>76</text:p>
          </table:table-cell>
          <table:table-cell table:formula="of:=[.C1200]/[.D1200]" office:value-type="percentage" office:value="0.197368421052632" calcext:value-type="percentage">
            <text:p>19.74%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IFS([.C$1:.C$1048576];[.A$1:.A$1048576];[.A1201])" office:value-type="float" office:value="87" calcext:value-type="float">
            <text:p>87</text:p>
          </table:table-cell>
          <table:table-cell table:formula="of:=[.C1201]/[.D1201]" office:value-type="percentage" office:value="0.195402298850575" calcext:value-type="percentage">
            <text:p>19.54%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IFS([.C$1:.C$1048576];[.A$1:.A$1048576];[.A1202])" office:value-type="float" office:value="82" calcext:value-type="float">
            <text:p>82</text:p>
          </table:table-cell>
          <table:table-cell table:formula="of:=[.C1202]/[.D1202]" office:value-type="percentage" office:value="0.195121951219512" calcext:value-type="percentage">
            <text:p>19.51%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SUMIFS([.C$1:.C$1048576];[.A$1:.A$1048576];[.A1203])" office:value-type="float" office:value="62" calcext:value-type="float">
            <text:p>62</text:p>
          </table:table-cell>
          <table:table-cell table:formula="of:=[.C1203]/[.D1203]" office:value-type="percentage" office:value="0.193548387096774" calcext:value-type="percentage">
            <text:p>19.35%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SUMIFS([.C$1:.C$1048576];[.A$1:.A$1048576];[.A1204])" office:value-type="float" office:value="70" calcext:value-type="float">
            <text:p>70</text:p>
          </table:table-cell>
          <table:table-cell table:formula="of:=[.C1204]/[.D1204]" office:value-type="percentage" office:value="0.185714285714286" calcext:value-type="percentage">
            <text:p>18.57%</text:p>
          </table:table-cell>
        </table:table-row>
        <table:table-row table:style-name="ro1" table:number-rows-repeated="10473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6:26:31.544097339</meta:creation-date>
    <dc:date>2018-04-13T16:46:30.704307516</dc:date>
    <meta:editing-duration>PT9M19S</meta:editing-duration>
    <meta:editing-cycles>1</meta:editing-cycles>
    <meta:document-statistic meta:table-count="1" meta:cell-count="6020" meta:object-count="0"/>
    <meta:generator>LibreOffice/5.1.6.2$Linux_X86_64 LibreOffice_project/10m0$Build-2</meta:generator>
  </office:meta>
</office:document-meta>
</file>